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libration" table:style-name="ta1">
        <table:shapes>
          <draw:frame draw:z-index="0" draw:style-name="gr1" draw:text-style-name="P1" svg:width="241.45mm" svg:height="123.72mm" svg:x="0.91mm" svg:y="121.32mm">
            <loext:p draw:notify-on-update-of-ranges="calibration.A48:calibration.IX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3.37mm" svg:height="136.22mm" svg:x="12.84mm" svg:y="289.75mm">
            <loext:p draw:notify-on-update-of-ranges="calibration.C63:calibration.LE63 calibration.C64:calibration.LE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56" table:default-cell-style-name="Default"/>
        <table:table-column table:style-name="co4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292" calcext:value-type="float">
            <text:p>292</text:p>
          </table:table-cell>
          <table:table-cell office:value-type="float" office:value="497" calcext:value-type="float">
            <text:p>497</text:p>
          </table:table-cell>
          <table:table-cell office:value-type="float" office:value="487" calcext:value-type="float">
            <text:p>487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6" calcext:value-type="float">
            <text:p>386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table:number-columns-repeated="4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343" calcext:value-type="float">
            <text:p>343</text:p>
          </table:table-cell>
          <table:table-cell office:value-type="float" office:value="341" calcext:value-type="float">
            <text:p>341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office:value-type="float" office:value="505" calcext:value-type="float">
            <text:p>505</text:p>
          </table:table-cell>
          <table:table-cell office:value-type="float" office:value="497" calcext:value-type="float">
            <text:p>497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309" calcext:value-type="float">
            <text:p>309</text:p>
          </table:table-cell>
          <table:table-cell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49" calcext:value-type="float">
            <text:p>449</text:p>
          </table:table-cell>
          <table:table-cell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97" calcext:value-type="float">
            <text:p>297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float" office:value="309" calcext:value-type="float">
            <text:p>309</text:p>
          </table:table-cell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306" calcext:value-type="float">
            <text:p>306</text:p>
          </table:table-cell>
          <table:table-cell office:value-type="float" office:value="293" calcext:value-type="float">
            <text:p>293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299" calcext:value-type="float">
            <text:p>299</text:p>
          </table:table-cell>
          <table:table-cell office:value-type="float" office:value="499" calcext:value-type="float">
            <text:p>499</text:p>
          </table:table-cell>
          <table:table-cell office:value-type="float" office:value="492" calcext:value-type="float">
            <text:p>492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office:value-type="float" office:value="498" calcext:value-type="float">
            <text:p>498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09" calcext:value-type="float">
            <text:p>509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93" calcext:value-type="float">
            <text:p>493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344" calcext:value-type="float">
            <text:p>344</text:p>
          </table:table-cell>
          <table:table-cell office:value-type="float" office:value="339" calcext:value-type="float">
            <text:p>33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float" office:value="313" calcext:value-type="float">
            <text:p>313</text:p>
          </table:table-cell>
          <table:table-cell office:value-type="float" office:value="503" calcext:value-type="float">
            <text:p>503</text:p>
          </table:table-cell>
          <table:table-cell office:value-type="float" office:value="496" calcext:value-type="float">
            <text:p>496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03" calcext:value-type="float">
            <text:p>303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496" calcext:value-type="float">
            <text:p>496</text:p>
          </table:table-cell>
          <table:table-cell office:value-type="float" office:value="489" calcext:value-type="float">
            <text:p>489</text:p>
          </table:table-cell>
          <table:table-cell office:value-type="float" office:value="507" calcext:value-type="float">
            <text:p>507</text:p>
          </table:table-cell>
          <table:table-cell office:value-type="float" office:value="503" calcext:value-type="float">
            <text:p>503</text:p>
          </table:table-cell>
          <table:table-cell office:value-type="float" office:value="509" calcext:value-type="float">
            <text:p>509</text:p>
          </table:table-cell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9" calcext:value-type="float">
            <text:p>449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346" calcext:value-type="float">
            <text:p>346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349" calcext:value-type="float">
            <text:p>349</text:p>
          </table:table-cell>
          <table:table-cell office:value-type="float" office:value="342" calcext:value-type="float">
            <text:p>342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8" calcext:value-type="float">
            <text:p>278</text:p>
          </table:table-cell>
          <table:table-cell office:value-type="float" office:value="297" calcext:value-type="float">
            <text:p>297</text:p>
          </table:table-cell>
          <table:table-cell office:value-type="float" office:value="495" calcext:value-type="float">
            <text:p>495</text:p>
          </table:table-cell>
          <table:table-cell office:value-type="float" office:value="488" calcext:value-type="float">
            <text:p>488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89" calcext:value-type="float">
            <text:p>289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45" calcext:value-type="float">
            <text:p>345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503" calcext:value-type="float">
            <text:p>503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02" calcext:value-type="float">
            <text:p>302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307" calcext:value-type="float">
            <text:p>307</text:p>
          </table:table-cell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4" calcext:value-type="float">
            <text:p>344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49" calcext:value-type="float">
            <text:p>449</text:p>
          </table:table-cell>
          <table:table-cell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47" calcext:value-type="float">
            <text:p>347</text:p>
          </table:table-cell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2" calcext:value-type="float">
            <text:p>282</text:p>
          </table:table-cell>
          <table:table-cell office:value-type="float" office:value="294" calcext:value-type="float">
            <text:p>294</text:p>
          </table:table-cell>
          <table:table-cell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98" calcext:value-type="float">
            <text:p>298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504" calcext:value-type="float">
            <text:p>504</text:p>
          </table:table-cell>
          <table:table-cell office:value-type="float" office:value="497" calcext:value-type="float">
            <text:p>497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98" calcext:value-type="float">
            <text:p>298</text:p>
          </table:table-cell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1" calcext:value-type="float">
            <text:p>301</text:p>
          </table:table-cell>
          <table:table-cell office:value-type="float" office:value="317" calcext:value-type="float">
            <text:p>317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345" calcext:value-type="float">
            <text:p>34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345" calcext:value-type="float">
            <text:p>345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1" calcext:value-type="float">
            <text:p>281</text:p>
          </table:table-cell>
          <table:table-cell office:value-type="float" office:value="302" calcext:value-type="float">
            <text:p>302</text:p>
          </table:table-cell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float" office:value="504" calcext:value-type="float">
            <text:p>504</text:p>
          </table:table-cell>
          <table:table-cell office:value-type="float" office:value="492" calcext:value-type="float">
            <text:p>492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309" calcext:value-type="float">
            <text:p>309</text:p>
          </table:table-cell>
          <table:table-cell office:value-type="float" office:value="289" calcext:value-type="float">
            <text:p>289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5" calcext:value-type="float">
            <text:p>285</text:p>
          </table:table-cell>
          <table:table-cell office:value-type="float" office:value="307" calcext:value-type="float">
            <text:p>307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 office:value-type="float" office:value="509" calcext:value-type="float">
            <text:p>509</text:p>
          </table:table-cell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3" calcext:value-type="float">
            <text:p>303</text:p>
          </table:table-cell>
          <table:table-cell office:value-type="float" office:value="325" calcext:value-type="float">
            <text:p>325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347" calcext:value-type="float">
            <text:p>347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office:value-type="float" office:value="295" calcext:value-type="float">
            <text:p>295</text:p>
          </table:table-cell>
          <table:table-cell office:value-type="float" office:value="495" calcext:value-type="float">
            <text:p>495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311" calcext:value-type="float">
            <text:p>311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504" calcext:value-type="float">
            <text:p>504</text:p>
          </table:table-cell>
          <table:table-cell office:value-type="float" office:value="497" calcext:value-type="float">
            <text:p>497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9" calcext:value-type="float">
            <text:p>299</text:p>
          </table:table-cell>
          <table:table-cell office:value-type="float" office:value="321" calcext:value-type="float">
            <text:p>32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2" calcext:value-type="float">
            <text:p>462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79" calcext:value-type="float">
            <text:p>279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348" calcext:value-type="float">
            <text:p>348</text:p>
          </table:table-cell>
          <table:table-cell office:value-type="float" office:value="342" calcext:value-type="float">
            <text:p>342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office:value-type="float" office:value="504" calcext:value-type="float">
            <text:p>504</text:p>
          </table:table-cell>
          <table:table-cell office:value-type="float" office:value="501" calcext:value-type="float">
            <text:p>501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5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94" calcext:value-type="float">
            <text:p>294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99" calcext:value-type="float">
            <text:p>299</text:p>
          </table:table-cell>
          <table:table-cell office:value-type="float" office:value="321" calcext:value-type="float">
            <text:p>321</text:p>
          </table:table-cell>
          <table:table-cell office:value-type="float" office:value="497" calcext:value-type="float">
            <text:p>497</text:p>
          </table:table-cell>
          <table:table-cell office:value-type="float" office:value="491" calcext:value-type="float">
            <text:p>491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3" calcext:value-type="float">
            <text:p>493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51" calcext:value-type="float">
            <text:p>351</text:p>
          </table:table-cell>
          <table:table-cell office:value-type="float" office:value="348" calcext:value-type="float">
            <text:p>348</text:p>
          </table:table-cell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99" calcext:value-type="float">
            <text:p>299</text:p>
          </table:table-cell>
          <table:table-cell office:value-type="float" office:value="330" calcext:value-type="float">
            <text:p>330</text:p>
          </table:table-cell>
          <table:table-cell office:value-type="float" office:value="505" calcext:value-type="float">
            <text:p>505</text:p>
          </table:table-cell>
          <table:table-cell office:value-type="float" office:value="498" calcext:value-type="float">
            <text:p>498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503" calcext:value-type="float">
            <text:p>503</text:p>
          </table:table-cell>
          <table:table-cell office:value-type="float" office:value="494" calcext:value-type="float">
            <text:p>494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93" calcext:value-type="float">
            <text:p>293</text:p>
          </table:table-cell>
          <table:table-cell office:value-type="float" office:value="308" calcext:value-type="float">
            <text:p>308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5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8" calcext:value-type="float">
            <text:p>378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352" calcext:value-type="float">
            <text:p>352</text:p>
          </table:table-cell>
          <table:table-cell office:value-type="float" office:value="347" calcext:value-type="float">
            <text:p>347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69" calcext:value-type="float">
            <text:p>269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354" calcext:value-type="float">
            <text:p>354</text:p>
          </table:table-cell>
          <table:table-cell office:value-type="float" office:value="347" calcext:value-type="float">
            <text:p>347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6" calcext:value-type="float">
            <text:p>296</text:p>
          </table:table-cell>
          <table:table-cell office:value-type="float" office:value="311" calcext:value-type="float">
            <text:p>31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294" calcext:value-type="float">
            <text:p>294</text:p>
          </table:table-cell>
          <table:table-cell office:value-type="float" office:value="286" calcext:value-type="float">
            <text:p>286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505" calcext:value-type="float">
            <text:p>505</text:p>
          </table:table-cell>
          <table:table-cell office:value-type="float" office:value="496" calcext:value-type="float">
            <text:p>496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office:value-type="float" office:value="269" calcext:value-type="float">
            <text:p>269</text:p>
          </table:table-cell>
          <table:table-cell office:value-type="float" office:value="297" calcext:value-type="float">
            <text:p>297</text:p>
          </table:table-cell>
          <table:table-cell office:value-type="float" office:value="289" calcext:value-type="float">
            <text:p>289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4" calcext:value-type="float">
            <text:p>294</text:p>
          </table:table-cell>
          <table:table-cell office:value-type="float" office:value="322" calcext:value-type="float">
            <text:p>322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15" calcext:value-type="float">
            <text:p>515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5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301" calcext:value-type="float">
            <text:p>301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88" calcext:value-type="float">
            <text:p>288</text:p>
          </table:table-cell>
          <table:table-cell office:value-type="float" office:value="302" calcext:value-type="float">
            <text:p>302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82" calcext:value-type="float">
            <text:p>282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274" calcext:value-type="float">
            <text:p>274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 office:value-type="float" office:value="318" calcext:value-type="float">
            <text:p>318</text:p>
          </table:table-cell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5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352" calcext:value-type="float">
            <text:p>352</text:p>
          </table:table-cell>
          <table:table-cell office:value-type="float" office:value="347" calcext:value-type="float">
            <text:p>347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8" calcext:value-type="float">
            <text:p>298</text:p>
          </table:table-cell>
          <table:table-cell office:value-type="float" office:value="312" calcext:value-type="float">
            <text:p>312</text:p>
          </table:table-cell>
          <table:table-cell office:value-type="float" office:value="505" calcext:value-type="float">
            <text:p>505</text:p>
          </table:table-cell>
          <table:table-cell office:value-type="float" office:value="497" calcext:value-type="float">
            <text:p>497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353" calcext:value-type="float">
            <text:p>353</text:p>
          </table:table-cell>
          <table:table-cell office:value-type="float" office:value="343" calcext:value-type="float">
            <text:p>343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table:number-columns-repeated="317"/>
        </table:table-row>
        <table:table-row table:style-name="ro1">
          <table:table-cell table:formula="of:=AVERAGE([.A1:.A46])" office:value-type="float" office:value="0" calcext:value-type="float">
            <text:p>0</text:p>
          </table:table-cell>
          <table:table-cell table:formula="of:=AVERAGE([.B1:.B46])" office:value-type="float" office:value="23.5" calcext:value-type="float">
            <text:p>23,5</text:p>
          </table:table-cell>
          <table:table-cell table:formula="of:=AVERAGE([.C1:.C46])" office:value-type="float" office:value="289.95652173913" calcext:value-type="float">
            <text:p>289,9565217391</text:p>
          </table:table-cell>
          <table:table-cell table:formula="of:=AVERAGE([.D1:.D46])" office:value-type="float" office:value="304.434782608696" calcext:value-type="float">
            <text:p>304,4347826087</text:p>
          </table:table-cell>
          <table:table-cell table:formula="of:=AVERAGE([.E1:.E46])" office:value-type="float" office:value="501.673913043478" calcext:value-type="float">
            <text:p>501,6739130435</text:p>
          </table:table-cell>
          <table:table-cell table:formula="of:=AVERAGE([.F1:.F46])" office:value-type="float" office:value="494.891304347826" calcext:value-type="float">
            <text:p>494,8913043478</text:p>
          </table:table-cell>
          <table:table-cell table:formula="of:=AVERAGE([.G1:.G46])" office:value-type="float" office:value="513.45652173913" calcext:value-type="float">
            <text:p>513,4565217391</text:p>
          </table:table-cell>
          <table:table-cell table:formula="of:=AVERAGE([.H1:.H46])" office:value-type="float" office:value="509.086956521739" calcext:value-type="float">
            <text:p>509,0869565217</text:p>
          </table:table-cell>
          <table:table-cell table:formula="of:=AVERAGE([.I1:.I46])" office:value-type="float" office:value="512.239130434783" calcext:value-type="float">
            <text:p>512,2391304348</text:p>
          </table:table-cell>
          <table:table-cell table:formula="of:=AVERAGE([.J1:.J46])" office:value-type="float" office:value="507.456521739131" calcext:value-type="float">
            <text:p>507,4565217391</text:p>
          </table:table-cell>
          <table:table-cell table:formula="of:=AVERAGE([.K1:.K46])" office:value-type="float" office:value="510.565217391304" calcext:value-type="float">
            <text:p>510,5652173913</text:p>
          </table:table-cell>
          <table:table-cell table:formula="of:=AVERAGE([.L1:.L46])" office:value-type="float" office:value="505.152173913044" calcext:value-type="float">
            <text:p>505,152173913</text:p>
          </table:table-cell>
          <table:table-cell table:formula="of:=AVERAGE([.M1:.M46])" office:value-type="float" office:value="507.608695652174" calcext:value-type="float">
            <text:p>507,6086956522</text:p>
          </table:table-cell>
          <table:table-cell table:formula="of:=AVERAGE([.N1:.N46])" office:value-type="float" office:value="502.369565217391" calcext:value-type="float">
            <text:p>502,3695652174</text:p>
          </table:table-cell>
          <table:table-cell table:formula="of:=AVERAGE([.O1:.O46])" office:value-type="float" office:value="504.695652173913" calcext:value-type="float">
            <text:p>504,6956521739</text:p>
          </table:table-cell>
          <table:table-cell table:formula="of:=AVERAGE([.P1:.P46])" office:value-type="float" office:value="500.04347826087" calcext:value-type="float">
            <text:p>500,0434782609</text:p>
          </table:table-cell>
          <table:table-cell table:formula="of:=AVERAGE([.Q1:.Q46])" office:value-type="float" office:value="503.456521739131" calcext:value-type="float">
            <text:p>503,4565217391</text:p>
          </table:table-cell>
          <table:table-cell table:formula="of:=AVERAGE([.R1:.R46])" office:value-type="float" office:value="498.673913043478" calcext:value-type="float">
            <text:p>498,6739130435</text:p>
          </table:table-cell>
          <table:table-cell table:formula="of:=AVERAGE([.S1:.S46])" office:value-type="float" office:value="501.108695652174" calcext:value-type="float">
            <text:p>501,1086956522</text:p>
          </table:table-cell>
          <table:table-cell table:formula="of:=AVERAGE([.T1:.T46])" office:value-type="float" office:value="496.217391304348" calcext:value-type="float">
            <text:p>496,2173913043</text:p>
          </table:table-cell>
          <table:table-cell table:formula="of:=AVERAGE([.U1:.U46])" office:value-type="float" office:value="498.152173913044" calcext:value-type="float">
            <text:p>498,152173913</text:p>
          </table:table-cell>
          <table:table-cell table:formula="of:=AVERAGE([.V1:.V46])" office:value-type="float" office:value="493.326086956522" calcext:value-type="float">
            <text:p>493,3260869565</text:p>
          </table:table-cell>
          <table:table-cell table:formula="of:=AVERAGE([.W1:.W46])" office:value-type="float" office:value="495.608695652174" calcext:value-type="float">
            <text:p>495,6086956522</text:p>
          </table:table-cell>
          <table:table-cell table:formula="of:=AVERAGE([.X1:.X46])" office:value-type="float" office:value="490.739130434783" calcext:value-type="float">
            <text:p>490,7391304348</text:p>
          </table:table-cell>
          <table:table-cell table:formula="of:=AVERAGE([.Y1:.Y46])" office:value-type="float" office:value="493.086956521739" calcext:value-type="float">
            <text:p>493,0869565217</text:p>
          </table:table-cell>
          <table:table-cell table:formula="of:=AVERAGE([.Z1:.Z46])" office:value-type="float" office:value="488.282608695652" calcext:value-type="float">
            <text:p>488,2826086957</text:p>
          </table:table-cell>
          <table:table-cell table:formula="of:=AVERAGE([.AA1:.AA46])" office:value-type="float" office:value="490.956521739131" calcext:value-type="float">
            <text:p>490,9565217391</text:p>
          </table:table-cell>
          <table:table-cell table:formula="of:=AVERAGE([.AB1:.AB46])" office:value-type="float" office:value="486.021739130435" calcext:value-type="float">
            <text:p>486,0217391304</text:p>
          </table:table-cell>
          <table:table-cell table:formula="of:=AVERAGE([.AC1:.AC46])" office:value-type="float" office:value="487.95652173913" calcext:value-type="float">
            <text:p>487,9565217391</text:p>
          </table:table-cell>
          <table:table-cell table:formula="of:=AVERAGE([.AD1:.AD46])" office:value-type="float" office:value="483.04347826087" calcext:value-type="float">
            <text:p>483,0434782609</text:p>
          </table:table-cell>
          <table:table-cell table:formula="of:=AVERAGE([.AE1:.AE46])" office:value-type="float" office:value="485.173913043478" calcext:value-type="float">
            <text:p>485,1739130435</text:p>
          </table:table-cell>
          <table:table-cell table:formula="of:=AVERAGE([.AF1:.AF46])" office:value-type="float" office:value="480.304347826087" calcext:value-type="float">
            <text:p>480,3043478261</text:p>
          </table:table-cell>
          <table:table-cell table:formula="of:=AVERAGE([.AG1:.AG46])" office:value-type="float" office:value="483.108695652174" calcext:value-type="float">
            <text:p>483,1086956522</text:p>
          </table:table-cell>
          <table:table-cell table:formula="of:=AVERAGE([.AH1:.AH46])" office:value-type="float" office:value="478.326086956522" calcext:value-type="float">
            <text:p>478,3260869565</text:p>
          </table:table-cell>
          <table:table-cell table:formula="of:=AVERAGE([.AI1:.AI46])" office:value-type="float" office:value="480.934782608696" calcext:value-type="float">
            <text:p>480,9347826087</text:p>
          </table:table-cell>
          <table:table-cell table:formula="of:=AVERAGE([.AJ1:.AJ46])" office:value-type="float" office:value="475.95652173913" calcext:value-type="float">
            <text:p>475,9565217391</text:p>
          </table:table-cell>
          <table:table-cell table:formula="of:=AVERAGE([.AK1:.AK46])" office:value-type="float" office:value="477.717391304348" calcext:value-type="float">
            <text:p>477,7173913043</text:p>
          </table:table-cell>
          <table:table-cell table:formula="of:=AVERAGE([.AL1:.AL46])" office:value-type="float" office:value="472.826086956522" calcext:value-type="float">
            <text:p>472,8260869565</text:p>
          </table:table-cell>
          <table:table-cell table:formula="of:=AVERAGE([.AM1:.AM46])" office:value-type="float" office:value="475.152173913044" calcext:value-type="float">
            <text:p>475,152173913</text:p>
          </table:table-cell>
          <table:table-cell table:formula="of:=AVERAGE([.AN1:.AN46])" office:value-type="float" office:value="470.586956521739" calcext:value-type="float">
            <text:p>470,5869565217</text:p>
          </table:table-cell>
          <table:table-cell table:formula="of:=AVERAGE([.AO1:.AO46])" office:value-type="float" office:value="472.673913043478" calcext:value-type="float">
            <text:p>472,6739130435</text:p>
          </table:table-cell>
          <table:table-cell table:formula="of:=AVERAGE([.AP1:.AP46])" office:value-type="float" office:value="468.217391304348" calcext:value-type="float">
            <text:p>468,2173913043</text:p>
          </table:table-cell>
          <table:table-cell table:formula="of:=AVERAGE([.AQ1:.AQ46])" office:value-type="float" office:value="470.565217391304" calcext:value-type="float">
            <text:p>470,5652173913</text:p>
          </table:table-cell>
          <table:table-cell table:formula="of:=AVERAGE([.AR1:.AR46])" office:value-type="float" office:value="465.934782608696" calcext:value-type="float">
            <text:p>465,9347826087</text:p>
          </table:table-cell>
          <table:table-cell table:formula="of:=AVERAGE([.AS1:.AS46])" office:value-type="float" office:value="467.739130434783" calcext:value-type="float">
            <text:p>467,7391304348</text:p>
          </table:table-cell>
          <table:table-cell table:formula="of:=AVERAGE([.AT1:.AT46])" office:value-type="float" office:value="462.869565217391" calcext:value-type="float">
            <text:p>462,8695652174</text:p>
          </table:table-cell>
          <table:table-cell table:formula="of:=AVERAGE([.AU1:.AU46])" office:value-type="float" office:value="465.04347826087" calcext:value-type="float">
            <text:p>465,0434782609</text:p>
          </table:table-cell>
          <table:table-cell table:formula="of:=AVERAGE([.AV1:.AV46])" office:value-type="float" office:value="460.434782608696" calcext:value-type="float">
            <text:p>460,4347826087</text:p>
          </table:table-cell>
          <table:table-cell table:formula="of:=AVERAGE([.AW1:.AW46])" office:value-type="float" office:value="462.739130434783" calcext:value-type="float">
            <text:p>462,7391304348</text:p>
          </table:table-cell>
          <table:table-cell table:formula="of:=AVERAGE([.AX1:.AX46])" office:value-type="float" office:value="458.282608695652" calcext:value-type="float">
            <text:p>458,2826086957</text:p>
          </table:table-cell>
          <table:table-cell table:formula="of:=AVERAGE([.AY1:.AY46])" office:value-type="float" office:value="460.760869565217" calcext:value-type="float">
            <text:p>460,7608695652</text:p>
          </table:table-cell>
          <table:table-cell table:formula="of:=AVERAGE([.AZ1:.AZ46])" office:value-type="float" office:value="455.847826086957" calcext:value-type="float">
            <text:p>455,847826087</text:p>
          </table:table-cell>
          <table:table-cell table:formula="of:=AVERAGE([.BA1:.BA46])" office:value-type="float" office:value="457.521739130435" calcext:value-type="float">
            <text:p>457,5217391304</text:p>
          </table:table-cell>
          <table:table-cell table:formula="of:=AVERAGE([.BB1:.BB46])" office:value-type="float" office:value="452.804347826087" calcext:value-type="float">
            <text:p>452,8043478261</text:p>
          </table:table-cell>
          <table:table-cell table:formula="of:=AVERAGE([.BC1:.BC46])" office:value-type="float" office:value="454.782608695652" calcext:value-type="float">
            <text:p>454,7826086957</text:p>
          </table:table-cell>
          <table:table-cell table:formula="of:=AVERAGE([.BD1:.BD46])" office:value-type="float" office:value="450.239130434783" calcext:value-type="float">
            <text:p>450,2391304348</text:p>
          </table:table-cell>
          <table:table-cell table:formula="of:=AVERAGE([.BE1:.BE46])" office:value-type="float" office:value="452.369565217391" calcext:value-type="float">
            <text:p>452,3695652174</text:p>
          </table:table-cell>
          <table:table-cell table:formula="of:=AVERAGE([.BF1:.BF46])" office:value-type="float" office:value="447.804347826087" calcext:value-type="float">
            <text:p>447,8043478261</text:p>
          </table:table-cell>
          <table:table-cell table:formula="of:=AVERAGE([.BG1:.BG46])" office:value-type="float" office:value="450.391304347826" calcext:value-type="float">
            <text:p>450,3913043478</text:p>
          </table:table-cell>
          <table:table-cell table:formula="of:=AVERAGE([.BH1:.BH46])" office:value-type="float" office:value="445.673913043478" calcext:value-type="float">
            <text:p>445,6739130435</text:p>
          </table:table-cell>
          <table:table-cell table:formula="of:=AVERAGE([.BI1:.BI46])" office:value-type="float" office:value="447.304347826087" calcext:value-type="float">
            <text:p>447,3043478261</text:p>
          </table:table-cell>
          <table:table-cell table:formula="of:=AVERAGE([.BJ1:.BJ46])" office:value-type="float" office:value="442.652173913044" calcext:value-type="float">
            <text:p>442,652173913</text:p>
          </table:table-cell>
          <table:table-cell table:formula="of:=AVERAGE([.BK1:.BK46])" office:value-type="float" office:value="444.630434782609" calcext:value-type="float">
            <text:p>444,6304347826</text:p>
          </table:table-cell>
          <table:table-cell table:formula="of:=AVERAGE([.BL1:.BL46])" office:value-type="float" office:value="439.934782608696" calcext:value-type="float">
            <text:p>439,9347826087</text:p>
          </table:table-cell>
          <table:table-cell table:formula="of:=AVERAGE([.BM1:.BM46])" office:value-type="float" office:value="442.260869565217" calcext:value-type="float">
            <text:p>442,2608695652</text:p>
          </table:table-cell>
          <table:table-cell table:formula="of:=AVERAGE([.BN1:.BN46])" office:value-type="float" office:value="437.891304347826" calcext:value-type="float">
            <text:p>437,8913043478</text:p>
          </table:table-cell>
          <table:table-cell table:formula="of:=AVERAGE([.BO1:.BO46])" office:value-type="float" office:value="440" calcext:value-type="float">
            <text:p>440</text:p>
          </table:table-cell>
          <table:table-cell table:formula="of:=AVERAGE([.BP1:.BP46])" office:value-type="float" office:value="435.586956521739" calcext:value-type="float">
            <text:p>435,5869565217</text:p>
          </table:table-cell>
          <table:table-cell table:formula="of:=AVERAGE([.BQ1:.BQ46])" office:value-type="float" office:value="436.608695652174" calcext:value-type="float">
            <text:p>436,6086956522</text:p>
          </table:table-cell>
          <table:table-cell table:formula="of:=AVERAGE([.BR1:.BR46])" office:value-type="float" office:value="432.086956521739" calcext:value-type="float">
            <text:p>432,0869565217</text:p>
          </table:table-cell>
          <table:table-cell table:formula="of:=AVERAGE([.BS1:.BS46])" office:value-type="float" office:value="434.217391304348" calcext:value-type="float">
            <text:p>434,2173913043</text:p>
          </table:table-cell>
          <table:table-cell table:formula="of:=AVERAGE([.BT1:.BT46])" office:value-type="float" office:value="429.913043478261" calcext:value-type="float">
            <text:p>429,9130434783</text:p>
          </table:table-cell>
          <table:table-cell table:formula="of:=AVERAGE([.BU1:.BU46])" office:value-type="float" office:value="432.021739130435" calcext:value-type="float">
            <text:p>432,0217391304</text:p>
          </table:table-cell>
          <table:table-cell table:formula="of:=AVERAGE([.BV1:.BV46])" office:value-type="float" office:value="427.695652173913" calcext:value-type="float">
            <text:p>427,6956521739</text:p>
          </table:table-cell>
          <table:table-cell table:formula="of:=AVERAGE([.BW1:.BW46])" office:value-type="float" office:value="429.804347826087" calcext:value-type="float">
            <text:p>429,8043478261</text:p>
          </table:table-cell>
          <table:table-cell table:formula="of:=AVERAGE([.BX1:.BX46])" office:value-type="float" office:value="425.217391304348" calcext:value-type="float">
            <text:p>425,2173913043</text:p>
          </table:table-cell>
          <table:table-cell table:formula="of:=AVERAGE([.BY1:.BY46])" office:value-type="float" office:value="426.782608695652" calcext:value-type="float">
            <text:p>426,7826086957</text:p>
          </table:table-cell>
          <table:table-cell table:formula="of:=AVERAGE([.BZ1:.BZ46])" office:value-type="float" office:value="422.434782608696" calcext:value-type="float">
            <text:p>422,4347826087</text:p>
          </table:table-cell>
          <table:table-cell table:formula="of:=AVERAGE([.CA1:.CA46])" office:value-type="float" office:value="424.108695652174" calcext:value-type="float">
            <text:p>424,1086956522</text:p>
          </table:table-cell>
          <table:table-cell table:formula="of:=AVERAGE([.CB1:.CB46])" office:value-type="float" office:value="419.913043478261" calcext:value-type="float">
            <text:p>419,9130434783</text:p>
          </table:table-cell>
          <table:table-cell table:formula="of:=AVERAGE([.CC1:.CC46])" office:value-type="float" office:value="421.630434782609" calcext:value-type="float">
            <text:p>421,6304347826</text:p>
          </table:table-cell>
          <table:table-cell table:formula="of:=AVERAGE([.CD1:.CD46])" office:value-type="float" office:value="417.434782608696" calcext:value-type="float">
            <text:p>417,4347826087</text:p>
          </table:table-cell>
          <table:table-cell table:formula="of:=AVERAGE([.CE1:.CE46])" office:value-type="float" office:value="419.565217391304" calcext:value-type="float">
            <text:p>419,5652173913</text:p>
          </table:table-cell>
          <table:table-cell table:formula="of:=AVERAGE([.CF1:.CF46])" office:value-type="float" office:value="415.239130434783" calcext:value-type="float">
            <text:p>415,2391304348</text:p>
          </table:table-cell>
          <table:table-cell table:formula="of:=AVERAGE([.CG1:.CG46])" office:value-type="float" office:value="416.717391304348" calcext:value-type="float">
            <text:p>416,7173913043</text:p>
          </table:table-cell>
          <table:table-cell table:formula="of:=AVERAGE([.CH1:.CH46])" office:value-type="float" office:value="412.326086956522" calcext:value-type="float">
            <text:p>412,3260869565</text:p>
          </table:table-cell>
          <table:table-cell table:formula="of:=AVERAGE([.CI1:.CI46])" office:value-type="float" office:value="414.04347826087" calcext:value-type="float">
            <text:p>414,0434782609</text:p>
          </table:table-cell>
          <table:table-cell table:formula="of:=AVERAGE([.CJ1:.CJ46])" office:value-type="float" office:value="409.717391304348" calcext:value-type="float">
            <text:p>409,7173913043</text:p>
          </table:table-cell>
          <table:table-cell table:formula="of:=AVERAGE([.CK1:.CK46])" office:value-type="float" office:value="411.652173913044" calcext:value-type="float">
            <text:p>411,652173913</text:p>
          </table:table-cell>
          <table:table-cell table:formula="of:=AVERAGE([.CL1:.CL46])" office:value-type="float" office:value="407.565217391304" calcext:value-type="float">
            <text:p>407,5652173913</text:p>
          </table:table-cell>
          <table:table-cell table:formula="of:=AVERAGE([.CM1:.CM46])" office:value-type="float" office:value="409.45652173913" calcext:value-type="float">
            <text:p>409,4565217391</text:p>
          </table:table-cell>
          <table:table-cell table:formula="of:=AVERAGE([.CN1:.CN46])" office:value-type="float" office:value="405.108695652174" calcext:value-type="float">
            <text:p>405,1086956522</text:p>
          </table:table-cell>
          <table:table-cell table:formula="of:=AVERAGE([.CO1:.CO46])" office:value-type="float" office:value="406.413043478261" calcext:value-type="float">
            <text:p>406,4130434783</text:p>
          </table:table-cell>
          <table:table-cell table:formula="of:=AVERAGE([.CP1:.CP46])" office:value-type="float" office:value="402.04347826087" calcext:value-type="float">
            <text:p>402,0434782609</text:p>
          </table:table-cell>
          <table:table-cell table:formula="of:=AVERAGE([.CQ1:.CQ46])" office:value-type="float" office:value="403.54347826087" calcext:value-type="float">
            <text:p>403,5434782609</text:p>
          </table:table-cell>
          <table:table-cell table:formula="of:=AVERAGE([.CR1:.CR46])" office:value-type="float" office:value="399.565217391304" calcext:value-type="float">
            <text:p>399,5652173913</text:p>
          </table:table-cell>
          <table:table-cell table:formula="of:=AVERAGE([.CS1:.CS46])" office:value-type="float" office:value="401.304347826087" calcext:value-type="float">
            <text:p>401,3043478261</text:p>
          </table:table-cell>
          <table:table-cell table:formula="of:=AVERAGE([.CT1:.CT46])" office:value-type="float" office:value="397.413043478261" calcext:value-type="float">
            <text:p>397,4130434783</text:p>
          </table:table-cell>
          <table:table-cell table:formula="of:=AVERAGE([.CU1:.CU46])" office:value-type="float" office:value="399.173913043478" calcext:value-type="float">
            <text:p>399,1739130435</text:p>
          </table:table-cell>
          <table:table-cell table:formula="of:=AVERAGE([.CV1:.CV46])" office:value-type="float" office:value="395.04347826087" calcext:value-type="float">
            <text:p>395,0434782609</text:p>
          </table:table-cell>
          <table:table-cell table:formula="of:=AVERAGE([.CW1:.CW46])" office:value-type="float" office:value="396.260869565217" calcext:value-type="float">
            <text:p>396,2608695652</text:p>
          </table:table-cell>
          <table:table-cell table:formula="of:=AVERAGE([.CX1:.CX46])" office:value-type="float" office:value="392.021739130435" calcext:value-type="float">
            <text:p>392,0217391304</text:p>
          </table:table-cell>
          <table:table-cell table:formula="of:=AVERAGE([.CY1:.CY46])" office:value-type="float" office:value="393.5" calcext:value-type="float">
            <text:p>393,5</text:p>
          </table:table-cell>
          <table:table-cell table:formula="of:=AVERAGE([.CZ1:.CZ46])" office:value-type="float" office:value="389.521739130435" calcext:value-type="float">
            <text:p>389,5217391304</text:p>
          </table:table-cell>
          <table:table-cell table:formula="of:=AVERAGE([.DA1:.DA46])" office:value-type="float" office:value="391.217391304348" calcext:value-type="float">
            <text:p>391,2173913043</text:p>
          </table:table-cell>
          <table:table-cell table:formula="of:=AVERAGE([.DB1:.DB46])" office:value-type="float" office:value="387.369565217391" calcext:value-type="float">
            <text:p>387,3695652174</text:p>
          </table:table-cell>
          <table:table-cell table:formula="of:=AVERAGE([.DC1:.DC46])" office:value-type="float" office:value="388.717391304348" calcext:value-type="float">
            <text:p>388,7173913043</text:p>
          </table:table-cell>
          <table:table-cell table:formula="of:=AVERAGE([.DD1:.DD46])" office:value-type="float" office:value="384.217391304348" calcext:value-type="float">
            <text:p>384,2173913043</text:p>
          </table:table-cell>
          <table:table-cell table:formula="of:=AVERAGE([.DE1:.DE46])" office:value-type="float" office:value="386.130434782609" calcext:value-type="float">
            <text:p>386,1304347826</text:p>
          </table:table-cell>
          <table:table-cell table:formula="of:=AVERAGE([.DF1:.DF46])" office:value-type="float" office:value="382.04347826087" calcext:value-type="float">
            <text:p>382,0434782609</text:p>
          </table:table-cell>
          <table:table-cell table:formula="of:=AVERAGE([.DG1:.DG46])" office:value-type="float" office:value="383.695652173913" calcext:value-type="float">
            <text:p>383,6956521739</text:p>
          </table:table-cell>
          <table:table-cell table:formula="of:=AVERAGE([.DH1:.DH46])" office:value-type="float" office:value="379.739130434783" calcext:value-type="float">
            <text:p>379,7391304348</text:p>
          </table:table-cell>
          <table:table-cell table:formula="of:=AVERAGE([.DI1:.DI46])" office:value-type="float" office:value="381.369565217391" calcext:value-type="float">
            <text:p>381,3695652174</text:p>
          </table:table-cell>
          <table:table-cell table:formula="of:=AVERAGE([.DJ1:.DJ46])" office:value-type="float" office:value="377.260869565217" calcext:value-type="float">
            <text:p>377,2608695652</text:p>
          </table:table-cell>
          <table:table-cell table:formula="of:=AVERAGE([.DK1:.DK46])" office:value-type="float" office:value="379.173913043478" calcext:value-type="float">
            <text:p>379,1739130435</text:p>
          </table:table-cell>
          <table:table-cell table:formula="of:=AVERAGE([.DL1:.DL46])" office:value-type="float" office:value="374.804347826087" calcext:value-type="float">
            <text:p>374,8043478261</text:p>
          </table:table-cell>
          <table:table-cell table:formula="of:=AVERAGE([.DM1:.DM46])" office:value-type="float" office:value="376.326086956522" calcext:value-type="float">
            <text:p>376,3260869565</text:p>
          </table:table-cell>
          <table:table-cell table:formula="of:=AVERAGE([.DN1:.DN46])" office:value-type="float" office:value="372.152173913044" calcext:value-type="float">
            <text:p>372,152173913</text:p>
          </table:table-cell>
          <table:table-cell table:formula="of:=AVERAGE([.DO1:.DO46])" office:value-type="float" office:value="373.54347826087" calcext:value-type="float">
            <text:p>373,5434782609</text:p>
          </table:table-cell>
          <table:table-cell table:formula="of:=AVERAGE([.DP1:.DP46])" office:value-type="float" office:value="369.45652173913" calcext:value-type="float">
            <text:p>369,4565217391</text:p>
          </table:table-cell>
          <table:table-cell table:formula="of:=AVERAGE([.DQ1:.DQ46])" office:value-type="float" office:value="371.130434782609" calcext:value-type="float">
            <text:p>371,1304347826</text:p>
          </table:table-cell>
          <table:table-cell table:formula="of:=AVERAGE([.DR1:.DR46])" office:value-type="float" office:value="367.021739130435" calcext:value-type="float">
            <text:p>367,0217391304</text:p>
          </table:table-cell>
          <table:table-cell table:formula="of:=AVERAGE([.DS1:.DS46])" office:value-type="float" office:value="369.065217391304" calcext:value-type="float">
            <text:p>369,0652173913</text:p>
          </table:table-cell>
          <table:table-cell table:formula="of:=AVERAGE([.DT1:.DT46])" office:value-type="float" office:value="364.826086956522" calcext:value-type="float">
            <text:p>364,8260869565</text:p>
          </table:table-cell>
          <table:table-cell table:formula="of:=AVERAGE([.DU1:.DU46])" office:value-type="float" office:value="366.217391304348" calcext:value-type="float">
            <text:p>366,2173913043</text:p>
          </table:table-cell>
          <table:table-cell table:formula="of:=AVERAGE([.DV1:.DV46])" office:value-type="float" office:value="361.826086956522" calcext:value-type="float">
            <text:p>361,8260869565</text:p>
          </table:table-cell>
          <table:table-cell table:formula="of:=AVERAGE([.DW1:.DW46])" office:value-type="float" office:value="363.45652173913" calcext:value-type="float">
            <text:p>363,4565217391</text:p>
          </table:table-cell>
          <table:table-cell table:formula="of:=AVERAGE([.DX1:.DX46])" office:value-type="float" office:value="359.282608695652" calcext:value-type="float">
            <text:p>359,2826086957</text:p>
          </table:table-cell>
          <table:table-cell table:formula="of:=AVERAGE([.DY1:.DY46])" office:value-type="float" office:value="361.195652173913" calcext:value-type="float">
            <text:p>361,1956521739</text:p>
          </table:table-cell>
          <table:table-cell table:formula="of:=AVERAGE([.DZ1:.DZ46])" office:value-type="float" office:value="357.108695652174" calcext:value-type="float">
            <text:p>357,1086956522</text:p>
          </table:table-cell>
          <table:table-cell table:formula="of:=AVERAGE([.EA1:.EA46])" office:value-type="float" office:value="358.826086956522" calcext:value-type="float">
            <text:p>358,8260869565</text:p>
          </table:table-cell>
          <table:table-cell table:formula="of:=AVERAGE([.EB1:.EB46])" office:value-type="float" office:value="354.630434782609" calcext:value-type="float">
            <text:p>354,6304347826</text:p>
          </table:table-cell>
          <table:table-cell table:formula="of:=AVERAGE([.EC1:.EC46])" office:value-type="float" office:value="355.586956521739" calcext:value-type="float">
            <text:p>355,5869565217</text:p>
          </table:table-cell>
          <table:table-cell table:formula="of:=AVERAGE([.ED1:.ED46])" office:value-type="float" office:value="350.782608695652" calcext:value-type="float">
            <text:p>350,7826086957</text:p>
          </table:table-cell>
          <table:table-cell table:formula="of:=AVERAGE([.EE1:.EE46])" office:value-type="float" office:value="353.45652173913" calcext:value-type="float">
            <text:p>353,4565217391</text:p>
          </table:table-cell>
          <table:table-cell table:formula="of:=AVERAGE([.EF1:.EF46])" office:value-type="float" office:value="349.217391304348" calcext:value-type="float">
            <text:p>349,2173913043</text:p>
          </table:table-cell>
          <table:table-cell table:formula="of:=AVERAGE([.EG1:.EG46])" office:value-type="float" office:value="351.021739130435" calcext:value-type="float">
            <text:p>351,0217391304</text:p>
          </table:table-cell>
          <table:table-cell table:formula="of:=AVERAGE([.EH1:.EH46])" office:value-type="float" office:value="347" calcext:value-type="float">
            <text:p>347</text:p>
          </table:table-cell>
          <table:table-cell table:formula="of:=AVERAGE([.EI1:.EI46])" office:value-type="float" office:value="349.021739130435" calcext:value-type="float">
            <text:p>349,0217391304</text:p>
          </table:table-cell>
          <table:table-cell table:formula="of:=AVERAGE([.EJ1:.EJ46])" office:value-type="float" office:value="344.739130434783" calcext:value-type="float">
            <text:p>344,7391304348</text:p>
          </table:table-cell>
          <table:table-cell table:formula="of:=AVERAGE([.EK1:.EK46])" office:value-type="float" office:value="345.978260869565" calcext:value-type="float">
            <text:p>345,9782608696</text:p>
          </table:table-cell>
          <table:table-cell table:formula="of:=AVERAGE([.EL1:.EL46])" office:value-type="float" office:value="341.673913043478" calcext:value-type="float">
            <text:p>341,6739130435</text:p>
          </table:table-cell>
          <table:table-cell table:formula="of:=AVERAGE([.EM1:.EM46])" office:value-type="float" office:value="343.173913043478" calcext:value-type="float">
            <text:p>343,1739130435</text:p>
          </table:table-cell>
          <table:table-cell table:formula="of:=AVERAGE([.EN1:.EN46])" office:value-type="float" office:value="339.086956521739" calcext:value-type="float">
            <text:p>339,0869565217</text:p>
          </table:table-cell>
          <table:table-cell table:formula="of:=AVERAGE([.EO1:.EO46])" office:value-type="float" office:value="341.021739130435" calcext:value-type="float">
            <text:p>341,0217391304</text:p>
          </table:table-cell>
          <table:table-cell table:formula="of:=AVERAGE([.EP1:.EP46])" office:value-type="float" office:value="336.826086956522" calcext:value-type="float">
            <text:p>336,8260869565</text:p>
          </table:table-cell>
          <table:table-cell table:formula="of:=AVERAGE([.EQ1:.EQ46])" office:value-type="float" office:value="338.760869565217" calcext:value-type="float">
            <text:p>338,7608695652</text:p>
          </table:table-cell>
          <table:table-cell table:formula="of:=AVERAGE([.ER1:.ER46])" office:value-type="float" office:value="334.565217391304" calcext:value-type="float">
            <text:p>334,5652173913</text:p>
          </table:table-cell>
          <table:table-cell table:formula="of:=AVERAGE([.ES1:.ES46])" office:value-type="float" office:value="335.869565217391" calcext:value-type="float">
            <text:p>335,8695652174</text:p>
          </table:table-cell>
          <table:table-cell table:formula="of:=AVERAGE([.ET1:.ET46])" office:value-type="float" office:value="331.782608695652" calcext:value-type="float">
            <text:p>331,7826086957</text:p>
          </table:table-cell>
          <table:table-cell table:formula="of:=AVERAGE([.EU1:.EU46])" office:value-type="float" office:value="333.239130434783" calcext:value-type="float">
            <text:p>333,2391304348</text:p>
          </table:table-cell>
          <table:table-cell table:formula="of:=AVERAGE([.EV1:.EV46])" office:value-type="float" office:value="329.282608695652" calcext:value-type="float">
            <text:p>329,2826086957</text:p>
          </table:table-cell>
          <table:table-cell table:formula="of:=AVERAGE([.EW1:.EW46])" office:value-type="float" office:value="330.869565217391" calcext:value-type="float">
            <text:p>330,8695652174</text:p>
          </table:table-cell>
          <table:table-cell table:formula="of:=AVERAGE([.EX1:.EX46])" office:value-type="float" office:value="326.739130434783" calcext:value-type="float">
            <text:p>326,7391304348</text:p>
          </table:table-cell>
          <table:table-cell table:formula="of:=AVERAGE([.EY1:.EY46])" office:value-type="float" office:value="328.5" calcext:value-type="float">
            <text:p>328,5</text:p>
          </table:table-cell>
          <table:table-cell table:formula="of:=AVERAGE([.EZ1:.EZ46])" office:value-type="float" office:value="324.565217391304" calcext:value-type="float">
            <text:p>324,5652173913</text:p>
          </table:table-cell>
          <table:table-cell table:formula="of:=AVERAGE([.FA1:.FA46])" office:value-type="float" office:value="325.782608695652" calcext:value-type="float">
            <text:p>325,7826086957</text:p>
          </table:table-cell>
          <table:table-cell table:formula="of:=AVERAGE([.FB1:.FB46])" office:value-type="float" office:value="321.521739130435" calcext:value-type="float">
            <text:p>321,5217391304</text:p>
          </table:table-cell>
          <table:table-cell table:formula="of:=AVERAGE([.FC1:.FC46])" office:value-type="float" office:value="322.891304347826" calcext:value-type="float">
            <text:p>322,8913043478</text:p>
          </table:table-cell>
          <table:table-cell table:formula="of:=AVERAGE([.FD1:.FD46])" office:value-type="float" office:value="318.652173913043" calcext:value-type="float">
            <text:p>318,652173913</text:p>
          </table:table-cell>
          <table:table-cell table:formula="of:=AVERAGE([.FE1:.FE46])" office:value-type="float" office:value="320.565217391304" calcext:value-type="float">
            <text:p>320,5652173913</text:p>
          </table:table-cell>
          <table:table-cell table:formula="of:=AVERAGE([.FF1:.FF46])" office:value-type="float" office:value="316.934782608696" calcext:value-type="float">
            <text:p>316,9347826087</text:p>
          </table:table-cell>
          <table:table-cell table:formula="of:=AVERAGE([.FG1:.FG46])" office:value-type="float" office:value="318.717391304348" calcext:value-type="float">
            <text:p>318,7173913043</text:p>
          </table:table-cell>
          <table:table-cell table:formula="of:=AVERAGE([.FH1:.FH46])" office:value-type="float" office:value="314.608695652174" calcext:value-type="float">
            <text:p>314,6086956522</text:p>
          </table:table-cell>
          <table:table-cell table:formula="of:=AVERAGE([.FI1:.FI46])" office:value-type="float" office:value="315.760869565217" calcext:value-type="float">
            <text:p>315,7608695652</text:p>
          </table:table-cell>
          <table:table-cell table:formula="of:=AVERAGE([.FJ1:.FJ46])" office:value-type="float" office:value="311.586956521739" calcext:value-type="float">
            <text:p>311,5869565217</text:p>
          </table:table-cell>
          <table:table-cell table:formula="of:=AVERAGE([.FK1:.FK46])" office:value-type="float" office:value="313.065217391304" calcext:value-type="float">
            <text:p>313,0652173913</text:p>
          </table:table-cell>
          <table:table-cell table:formula="of:=AVERAGE([.FL1:.FL46])" office:value-type="float" office:value="309.152173913043" calcext:value-type="float">
            <text:p>309,152173913</text:p>
          </table:table-cell>
          <table:table-cell table:formula="of:=AVERAGE([.FM1:.FM46])" office:value-type="float" office:value="310.891304347826" calcext:value-type="float">
            <text:p>310,8913043478</text:p>
          </table:table-cell>
          <table:table-cell table:formula="of:=AVERAGE([.FN1:.FN46])" office:value-type="float" office:value="306.913043478261" calcext:value-type="float">
            <text:p>306,9130434783</text:p>
          </table:table-cell>
          <table:table-cell table:formula="of:=AVERAGE([.FO1:.FO46])" office:value-type="float" office:value="308.673913043478" calcext:value-type="float">
            <text:p>308,6739130435</text:p>
          </table:table-cell>
          <table:table-cell table:formula="of:=AVERAGE([.FP1:.FP46])" office:value-type="float" office:value="304.630434782609" calcext:value-type="float">
            <text:p>304,6304347826</text:p>
          </table:table-cell>
          <table:table-cell table:formula="of:=AVERAGE([.FQ1:.FQ46])" office:value-type="float" office:value="306.326086956522" calcext:value-type="float">
            <text:p>306,3260869565</text:p>
          </table:table-cell>
          <table:table-cell table:formula="of:=AVERAGE([.FR1:.FR46])" office:value-type="float" office:value="302.369565217391" calcext:value-type="float">
            <text:p>302,3695652174</text:p>
          </table:table-cell>
          <table:table-cell table:formula="of:=AVERAGE([.FS1:.FS46])" office:value-type="float" office:value="304" calcext:value-type="float">
            <text:p>304</text:p>
          </table:table-cell>
          <table:table-cell table:formula="of:=AVERAGE([.FT1:.FT46])" office:value-type="float" office:value="300.326086956522" calcext:value-type="float">
            <text:p>300,3260869565</text:p>
          </table:table-cell>
          <table:table-cell table:formula="of:=AVERAGE([.FU1:.FU46])" office:value-type="float" office:value="302.065217391304" calcext:value-type="float">
            <text:p>302,0652173913</text:p>
          </table:table-cell>
          <table:table-cell table:formula="of:=AVERAGE([.FV1:.FV46])" office:value-type="float" office:value="297.934782608696" calcext:value-type="float">
            <text:p>297,9347826087</text:p>
          </table:table-cell>
          <table:table-cell table:formula="of:=AVERAGE([.FW1:.FW46])" office:value-type="float" office:value="299.065217391304" calcext:value-type="float">
            <text:p>299,0652173913</text:p>
          </table:table-cell>
          <table:table-cell table:formula="of:=AVERAGE([.FX1:.FX46])" office:value-type="float" office:value="295.217391304348" calcext:value-type="float">
            <text:p>295,2173913043</text:p>
          </table:table-cell>
          <table:table-cell table:formula="of:=AVERAGE([.FY1:.FY46])" office:value-type="float" office:value="296.326086956522" calcext:value-type="float">
            <text:p>296,3260869565</text:p>
          </table:table-cell>
          <table:table-cell table:formula="of:=AVERAGE([.FZ1:.FZ46])" office:value-type="float" office:value="292.521739130435" calcext:value-type="float">
            <text:p>292,5217391304</text:p>
          </table:table-cell>
          <table:table-cell table:formula="of:=AVERAGE([.GA1:.GA46])" office:value-type="float" office:value="293.782608695652" calcext:value-type="float">
            <text:p>293,7826086957</text:p>
          </table:table-cell>
          <table:table-cell table:formula="of:=AVERAGE([.GB1:.GB46])" office:value-type="float" office:value="290.173913043478" calcext:value-type="float">
            <text:p>290,1739130435</text:p>
          </table:table-cell>
          <table:table-cell table:formula="of:=AVERAGE([.GC1:.GC46])" office:value-type="float" office:value="291.782608695652" calcext:value-type="float">
            <text:p>291,7826086957</text:p>
          </table:table-cell>
          <table:table-cell table:formula="of:=AVERAGE([.GD1:.GD46])" office:value-type="float" office:value="288.391304347826" calcext:value-type="float">
            <text:p>288,3913043478</text:p>
          </table:table-cell>
          <table:table-cell table:formula="of:=AVERAGE([.GE1:.GE46])" office:value-type="float" office:value="291.782608695652" calcext:value-type="float">
            <text:p>291,7826086957</text:p>
          </table:table-cell>
          <table:table-cell table:formula="of:=AVERAGE([.GF1:.GF46])" office:value-type="float" office:value="287.717391304348" calcext:value-type="float">
            <text:p>287,7173913043</text:p>
          </table:table-cell>
          <table:table-cell table:formula="of:=AVERAGE([.GG1:.GG46])" office:value-type="float" office:value="287.521739130435" calcext:value-type="float">
            <text:p>287,5217391304</text:p>
          </table:table-cell>
          <table:table-cell table:formula="of:=AVERAGE([.GH1:.GH46])" office:value-type="float" office:value="284.130434782609" calcext:value-type="float">
            <text:p>284,1304347826</text:p>
          </table:table-cell>
          <table:table-cell table:formula="of:=AVERAGE([.GI1:.GI46])" office:value-type="float" office:value="285.369565217391" calcext:value-type="float">
            <text:p>285,3695652174</text:p>
          </table:table-cell>
          <table:table-cell table:formula="of:=AVERAGE([.GJ1:.GJ46])" office:value-type="float" office:value="281.5" calcext:value-type="float">
            <text:p>281,5</text:p>
          </table:table-cell>
          <table:table-cell table:formula="of:=AVERAGE([.GK1:.GK46])" office:value-type="float" office:value="282.717391304348" calcext:value-type="float">
            <text:p>282,7173913043</text:p>
          </table:table-cell>
          <table:table-cell table:formula="of:=AVERAGE([.GL1:.GL46])" office:value-type="float" office:value="278.978260869565" calcext:value-type="float">
            <text:p>278,9782608696</text:p>
          </table:table-cell>
          <table:table-cell table:formula="of:=AVERAGE([.GM1:.GM46])" office:value-type="float" office:value="280.95652173913" calcext:value-type="float">
            <text:p>280,9565217391</text:p>
          </table:table-cell>
          <table:table-cell table:formula="of:=AVERAGE([.GN1:.GN46])" office:value-type="float" office:value="277.369565217391" calcext:value-type="float">
            <text:p>277,3695652174</text:p>
          </table:table-cell>
          <table:table-cell table:formula="of:=AVERAGE([.GO1:.GO46])" office:value-type="float" office:value="278.347826086957" calcext:value-type="float">
            <text:p>278,347826087</text:p>
          </table:table-cell>
          <table:table-cell table:formula="of:=AVERAGE([.GP1:.GP46])" office:value-type="float" office:value="274.673913043478" calcext:value-type="float">
            <text:p>274,6739130435</text:p>
          </table:table-cell>
          <table:table-cell table:formula="of:=AVERAGE([.GQ1:.GQ46])" office:value-type="float" office:value="277.108695652174" calcext:value-type="float">
            <text:p>277,1086956522</text:p>
          </table:table-cell>
          <table:table-cell table:formula="of:=AVERAGE([.GR1:.GR46])" office:value-type="float" office:value="273.369565217391" calcext:value-type="float">
            <text:p>273,3695652174</text:p>
          </table:table-cell>
          <table:table-cell table:formula="of:=AVERAGE([.GS1:.GS46])" office:value-type="float" office:value="277.086956521739" calcext:value-type="float">
            <text:p>277,0869565217</text:p>
          </table:table-cell>
          <table:table-cell table:formula="of:=AVERAGE([.GT1:.GT46])" office:value-type="float" office:value="273.586956521739" calcext:value-type="float">
            <text:p>273,5869565217</text:p>
          </table:table-cell>
          <table:table-cell table:formula="of:=AVERAGE([.GU1:.GU46])" office:value-type="float" office:value="273.608695652174" calcext:value-type="float">
            <text:p>273,6086956522</text:p>
          </table:table-cell>
          <table:table-cell table:formula="of:=AVERAGE([.GV1:.GV46])" office:value-type="float" office:value="269.717391304348" calcext:value-type="float">
            <text:p>269,7173913043</text:p>
          </table:table-cell>
          <table:table-cell table:formula="of:=AVERAGE([.GW1:.GW46])" office:value-type="float" office:value="270.478260869565" calcext:value-type="float">
            <text:p>270,4782608696</text:p>
          </table:table-cell>
          <table:table-cell table:formula="of:=AVERAGE([.GX1:.GX46])" office:value-type="float" office:value="266.869565217391" calcext:value-type="float">
            <text:p>266,8695652174</text:p>
          </table:table-cell>
          <table:table-cell table:formula="of:=AVERAGE([.GY1:.GY46])" office:value-type="float" office:value="268.021739130435" calcext:value-type="float">
            <text:p>268,0217391304</text:p>
          </table:table-cell>
          <table:table-cell table:formula="of:=AVERAGE([.GZ1:.GZ46])" office:value-type="float" office:value="264.739130434783" calcext:value-type="float">
            <text:p>264,7391304348</text:p>
          </table:table-cell>
          <table:table-cell table:formula="of:=AVERAGE([.HA1:.HA46])" office:value-type="float" office:value="266.304347826087" calcext:value-type="float">
            <text:p>266,3043478261</text:p>
          </table:table-cell>
          <table:table-cell table:formula="of:=AVERAGE([.HB1:.HB46])" office:value-type="float" office:value="263.04347826087" calcext:value-type="float">
            <text:p>263,0434782609</text:p>
          </table:table-cell>
          <table:table-cell table:formula="of:=AVERAGE([.HC1:.HC46])" office:value-type="float" office:value="266.95652173913" calcext:value-type="float">
            <text:p>266,9565217391</text:p>
          </table:table-cell>
          <table:table-cell table:formula="of:=AVERAGE([.HD1:.HD46])" office:value-type="float" office:value="263.978260869565" calcext:value-type="float">
            <text:p>263,9782608696</text:p>
          </table:table-cell>
          <table:table-cell table:formula="of:=AVERAGE([.HE1:.HE46])" office:value-type="float" office:value="269.5" calcext:value-type="float">
            <text:p>269,5</text:p>
          </table:table-cell>
          <table:table-cell table:formula="of:=AVERAGE([.HF1:.HF46])" office:value-type="float" office:value="265.478260869565" calcext:value-type="float">
            <text:p>265,4782608696</text:p>
          </table:table-cell>
          <table:table-cell table:formula="of:=AVERAGE([.HG1:.HG46])" office:value-type="float" office:value="269.717391304348" calcext:value-type="float">
            <text:p>269,7173913043</text:p>
          </table:table-cell>
          <table:table-cell table:formula="of:=AVERAGE([.HH1:.HH46])" office:value-type="float" office:value="268.065217391304" calcext:value-type="float">
            <text:p>268,0652173913</text:p>
          </table:table-cell>
          <table:table-cell table:formula="of:=AVERAGE([.HI1:.HI46])" office:value-type="float" office:value="268.782608695652" calcext:value-type="float">
            <text:p>268,7826086957</text:p>
          </table:table-cell>
          <table:table-cell table:formula="of:=AVERAGE([.HJ1:.HJ46])" office:value-type="float" office:value="264.369565217391" calcext:value-type="float">
            <text:p>264,3695652174</text:p>
          </table:table-cell>
          <table:table-cell table:formula="of:=AVERAGE([.HK1:.HK46])" office:value-type="float" office:value="265.630434782609" calcext:value-type="float">
            <text:p>265,6304347826</text:p>
          </table:table-cell>
          <table:table-cell table:formula="of:=AVERAGE([.HL1:.HL46])" office:value-type="float" office:value="262.239130434783" calcext:value-type="float">
            <text:p>262,2391304348</text:p>
          </table:table-cell>
          <table:table-cell table:formula="of:=AVERAGE([.HM1:.HM46])" office:value-type="float" office:value="265.130434782609" calcext:value-type="float">
            <text:p>265,1304347826</text:p>
          </table:table-cell>
          <table:table-cell table:formula="of:=AVERAGE([.HN1:.HN46])" office:value-type="float" office:value="261.760869565217" calcext:value-type="float">
            <text:p>261,7608695652</text:p>
          </table:table-cell>
          <table:table-cell table:formula="of:=AVERAGE([.HO1:.HO46])" office:value-type="float" office:value="266.630434782609" calcext:value-type="float">
            <text:p>266,6304347826</text:p>
          </table:table-cell>
          <table:table-cell table:formula="of:=AVERAGE([.HP1:.HP46])" office:value-type="float" office:value="263.54347826087" calcext:value-type="float">
            <text:p>263,5434782609</text:p>
          </table:table-cell>
          <table:table-cell table:formula="of:=AVERAGE([.HQ1:.HQ46])" office:value-type="float" office:value="267.760869565217" calcext:value-type="float">
            <text:p>267,7608695652</text:p>
          </table:table-cell>
          <table:table-cell table:formula="of:=AVERAGE([.HR1:.HR46])" office:value-type="float" office:value="264.804347826087" calcext:value-type="float">
            <text:p>264,8043478261</text:p>
          </table:table-cell>
          <table:table-cell table:formula="of:=AVERAGE([.HS1:.HS46])" office:value-type="float" office:value="272.673913043478" calcext:value-type="float">
            <text:p>272,6739130435</text:p>
          </table:table-cell>
          <table:table-cell table:formula="of:=AVERAGE([.HT1:.HT46])" office:value-type="float" office:value="267.913043478261" calcext:value-type="float">
            <text:p>267,9130434783</text:p>
          </table:table-cell>
          <table:table-cell table:formula="of:=AVERAGE([.HU1:.HU46])" office:value-type="float" office:value="293.891304347826" calcext:value-type="float">
            <text:p>293,8913043478</text:p>
          </table:table-cell>
          <table:table-cell table:formula="of:=AVERAGE([.HV1:.HV46])" office:value-type="float" office:value="287.217391304348" calcext:value-type="float">
            <text:p>287,2173913043</text:p>
          </table:table-cell>
          <table:table-cell table:formula="of:=AVERAGE([.HW1:.HW46])" office:value-type="float" office:value="267.521739130435" calcext:value-type="float">
            <text:p>267,5217391304</text:p>
          </table:table-cell>
          <table:table-cell table:formula="of:=AVERAGE([.HX1:.HX46])" office:value-type="float" office:value="263.54347826087" calcext:value-type="float">
            <text:p>263,5434782609</text:p>
          </table:table-cell>
          <table:table-cell table:formula="of:=AVERAGE([.HY1:.HY46])" office:value-type="float" office:value="265.369565217391" calcext:value-type="float">
            <text:p>265,3695652174</text:p>
          </table:table-cell>
          <table:table-cell table:formula="of:=AVERAGE([.HZ1:.HZ46])" office:value-type="float" office:value="262.021739130435" calcext:value-type="float">
            <text:p>262,0217391304</text:p>
          </table:table-cell>
          <table:table-cell table:formula="of:=AVERAGE([.IA1:.IA46])" office:value-type="float" office:value="265.826086956522" calcext:value-type="float">
            <text:p>265,8260869565</text:p>
          </table:table-cell>
          <table:table-cell table:formula="of:=AVERAGE([.IB1:.IB46])" office:value-type="float" office:value="262.717391304348" calcext:value-type="float">
            <text:p>262,7173913043</text:p>
          </table:table-cell>
          <table:table-cell table:formula="of:=AVERAGE([.IC1:.IC46])" office:value-type="float" office:value="268.065217391304" calcext:value-type="float">
            <text:p>268,0652173913</text:p>
          </table:table-cell>
          <table:table-cell table:formula="of:=AVERAGE([.ID1:.ID46])" office:value-type="float" office:value="265.739130434783" calcext:value-type="float">
            <text:p>265,7391304348</text:p>
          </table:table-cell>
          <table:table-cell table:formula="of:=AVERAGE([.IE1:.IE46])" office:value-type="float" office:value="348.108695652174" calcext:value-type="float">
            <text:p>348,1086956522</text:p>
          </table:table-cell>
          <table:table-cell table:formula="of:=AVERAGE([.IF1:.IF46])" office:value-type="float" office:value="343.739130434783" calcext:value-type="float">
            <text:p>343,7391304348</text:p>
          </table:table-cell>
          <table:table-cell table:formula="of:=AVERAGE([.IG1:.IG46])" office:value-type="float" office:value="271.478260869565" calcext:value-type="float">
            <text:p>271,4782608696</text:p>
          </table:table-cell>
          <table:table-cell table:formula="of:=AVERAGE([.IH1:.IH46])" office:value-type="float" office:value="270.260869565217" calcext:value-type="float">
            <text:p>270,2608695652</text:p>
          </table:table-cell>
          <table:table-cell table:formula="of:=AVERAGE([.II1:.II46])" office:value-type="float" office:value="266.260869565217" calcext:value-type="float">
            <text:p>266,2608695652</text:p>
          </table:table-cell>
          <table:table-cell table:formula="of:=AVERAGE([.IJ1:.IJ46])" office:value-type="float" office:value="262.695652173913" calcext:value-type="float">
            <text:p>262,6956521739</text:p>
          </table:table-cell>
          <table:table-cell table:formula="of:=AVERAGE([.IK1:.IK46])" office:value-type="float" office:value="265.108695652174" calcext:value-type="float">
            <text:p>265,1086956522</text:p>
          </table:table-cell>
          <table:table-cell table:formula="of:=AVERAGE([.IL1:.IL46])" office:value-type="float" office:value="261.869565217391" calcext:value-type="float">
            <text:p>261,8695652174</text:p>
          </table:table-cell>
          <table:table-cell table:formula="of:=AVERAGE([.IM1:.IM46])" office:value-type="float" office:value="265.152173913043" calcext:value-type="float">
            <text:p>265,152173913</text:p>
          </table:table-cell>
          <table:table-cell table:formula="of:=AVERAGE([.IN1:.IN46])" office:value-type="float" office:value="261.760869565217" calcext:value-type="float">
            <text:p>261,7608695652</text:p>
          </table:table-cell>
          <table:table-cell table:formula="of:=AVERAGE([.IO1:.IO46])" office:value-type="float" office:value="265.847826086957" calcext:value-type="float">
            <text:p>265,847826087</text:p>
          </table:table-cell>
          <table:table-cell table:formula="of:=AVERAGE([.IP1:.IP46])" office:value-type="float" office:value="263.673913043478" calcext:value-type="float">
            <text:p>263,6739130435</text:p>
          </table:table-cell>
          <table:table-cell table:formula="of:=AVERAGE([.IQ1:.IQ46])" office:value-type="float" office:value="307.195652173913" calcext:value-type="float">
            <text:p>307,1956521739</text:p>
          </table:table-cell>
          <table:table-cell table:formula="of:=AVERAGE([.IR1:.IR46])" office:value-type="float" office:value="304.173913043478" calcext:value-type="float">
            <text:p>304,1739130435</text:p>
          </table:table-cell>
          <table:table-cell table:formula="of:=AVERAGE([.IS1:.IS46])" office:value-type="float" office:value="270.260869565217" calcext:value-type="float">
            <text:p>270,2608695652</text:p>
          </table:table-cell>
          <table:table-cell table:formula="of:=AVERAGE([.IT1:.IT46])" office:value-type="float" office:value="265.369565217391" calcext:value-type="float">
            <text:p>265,3695652174</text:p>
          </table:table-cell>
          <table:table-cell table:formula="of:=AVERAGE([.IU1:.IU46])" office:value-type="float" office:value="265.326086956522" calcext:value-type="float">
            <text:p>265,3260869565</text:p>
          </table:table-cell>
          <table:table-cell table:formula="of:=AVERAGE([.IV1:.IV46])" office:value-type="float" office:value="262" calcext:value-type="float">
            <text:p>262</text:p>
          </table:table-cell>
          <table:table-cell table:formula="of:=AVERAGE([.IW1:.IW46])" office:value-type="float" office:value="265.086956521739" calcext:value-type="float">
            <text:p>265,0869565217</text:p>
          </table:table-cell>
          <table:table-cell table:formula="of:=AVERAGE([.IX1:.IX46])" office:value-type="float" office:value="261.804347826087" calcext:value-type="float">
            <text:p>261,8043478261</text:p>
          </table:table-cell>
          <table:table-cell table:number-columns-repeated="59"/>
        </table:table-row>
        <table:table-row table:style-name="ro1" table:number-rows-repeated="8">
          <table:table-cell table:number-columns-repeated="3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</table:table-row>
        <table:table-row table:style-name="ro1" table:number-rows-repeated="2">
          <table:table-cell table:number-columns-repeated="317"/>
        </table:table-row>
        <table:table-row table:style-name="ro1">
          <table:table-cell table:number-columns-repeated="3"/>
          <table:table-cell table:formula="of:=256+1" office:value-type="float" office:value="257" calcext:value-type="float">
            <text:p>257</text:p>
          </table:table-cell>
          <table:table-cell table:formula="of:=[.D60]-1" office:value-type="float" office:value="256" calcext:value-type="float">
            <text:p>256</text:p>
          </table:table-cell>
          <table:table-cell table:formula="of:=[.E60]-1" office:value-type="float" office:value="255" calcext:value-type="float">
            <text:p>255</text:p>
          </table:table-cell>
          <table:table-cell table:formula="of:=[.F60]-1" office:value-type="float" office:value="254" calcext:value-type="float">
            <text:p>254</text:p>
          </table:table-cell>
          <table:table-cell table:formula="of:=[.G60]-1" office:value-type="float" office:value="253" calcext:value-type="float">
            <text:p>253</text:p>
          </table:table-cell>
          <table:table-cell table:formula="of:=[.H60]-1" office:value-type="float" office:value="252" calcext:value-type="float">
            <text:p>252</text:p>
          </table:table-cell>
          <table:table-cell table:formula="of:=[.I60]-1" office:value-type="float" office:value="251" calcext:value-type="float">
            <text:p>251</text:p>
          </table:table-cell>
          <table:table-cell table:formula="of:=[.J60]-1" office:value-type="float" office:value="250" calcext:value-type="float">
            <text:p>250</text:p>
          </table:table-cell>
          <table:table-cell table:formula="of:=[.K60]-1" office:value-type="float" office:value="249" calcext:value-type="float">
            <text:p>249</text:p>
          </table:table-cell>
          <table:table-cell table:formula="of:=[.L60]-1" office:value-type="float" office:value="248" calcext:value-type="float">
            <text:p>248</text:p>
          </table:table-cell>
          <table:table-cell table:formula="of:=[.M60]-1" office:value-type="float" office:value="247" calcext:value-type="float">
            <text:p>247</text:p>
          </table:table-cell>
          <table:table-cell table:formula="of:=[.N60]-1" office:value-type="float" office:value="246" calcext:value-type="float">
            <text:p>246</text:p>
          </table:table-cell>
          <table:table-cell table:formula="of:=[.O60]-1" office:value-type="float" office:value="245" calcext:value-type="float">
            <text:p>245</text:p>
          </table:table-cell>
          <table:table-cell table:formula="of:=[.P60]-1" office:value-type="float" office:value="244" calcext:value-type="float">
            <text:p>244</text:p>
          </table:table-cell>
          <table:table-cell table:formula="of:=[.Q60]-1" office:value-type="float" office:value="243" calcext:value-type="float">
            <text:p>243</text:p>
          </table:table-cell>
          <table:table-cell table:formula="of:=[.R60]-1" office:value-type="float" office:value="242" calcext:value-type="float">
            <text:p>242</text:p>
          </table:table-cell>
          <table:table-cell table:formula="of:=[.S60]-1" office:value-type="float" office:value="241" calcext:value-type="float">
            <text:p>241</text:p>
          </table:table-cell>
          <table:table-cell table:formula="of:=[.T60]-1" office:value-type="float" office:value="240" calcext:value-type="float">
            <text:p>240</text:p>
          </table:table-cell>
          <table:table-cell table:formula="of:=[.U60]-1" office:value-type="float" office:value="239" calcext:value-type="float">
            <text:p>239</text:p>
          </table:table-cell>
          <table:table-cell table:formula="of:=[.V60]-1" office:value-type="float" office:value="238" calcext:value-type="float">
            <text:p>238</text:p>
          </table:table-cell>
          <table:table-cell table:formula="of:=[.W60]-1" office:value-type="float" office:value="237" calcext:value-type="float">
            <text:p>237</text:p>
          </table:table-cell>
          <table:table-cell table:formula="of:=[.X60]-1" office:value-type="float" office:value="236" calcext:value-type="float">
            <text:p>236</text:p>
          </table:table-cell>
          <table:table-cell table:formula="of:=[.Y60]-1" office:value-type="float" office:value="235" calcext:value-type="float">
            <text:p>235</text:p>
          </table:table-cell>
          <table:table-cell table:formula="of:=[.Z60]-1" office:value-type="float" office:value="234" calcext:value-type="float">
            <text:p>234</text:p>
          </table:table-cell>
          <table:table-cell table:formula="of:=[.AA60]-1" office:value-type="float" office:value="233" calcext:value-type="float">
            <text:p>233</text:p>
          </table:table-cell>
          <table:table-cell table:formula="of:=[.AB60]-1" office:value-type="float" office:value="232" calcext:value-type="float">
            <text:p>232</text:p>
          </table:table-cell>
          <table:table-cell table:formula="of:=[.AC60]-1" office:value-type="float" office:value="231" calcext:value-type="float">
            <text:p>231</text:p>
          </table:table-cell>
          <table:table-cell table:formula="of:=[.AD60]-1" office:value-type="float" office:value="230" calcext:value-type="float">
            <text:p>230</text:p>
          </table:table-cell>
          <table:table-cell table:formula="of:=[.AE60]-1" office:value-type="float" office:value="229" calcext:value-type="float">
            <text:p>229</text:p>
          </table:table-cell>
          <table:table-cell table:formula="of:=[.AF60]-1" office:value-type="float" office:value="228" calcext:value-type="float">
            <text:p>228</text:p>
          </table:table-cell>
          <table:table-cell table:formula="of:=[.AG60]-1" office:value-type="float" office:value="227" calcext:value-type="float">
            <text:p>227</text:p>
          </table:table-cell>
          <table:table-cell table:formula="of:=[.AH60]-1" office:value-type="float" office:value="226" calcext:value-type="float">
            <text:p>226</text:p>
          </table:table-cell>
          <table:table-cell table:formula="of:=[.AI60]-1" office:value-type="float" office:value="225" calcext:value-type="float">
            <text:p>225</text:p>
          </table:table-cell>
          <table:table-cell table:formula="of:=[.AJ60]-1" office:value-type="float" office:value="224" calcext:value-type="float">
            <text:p>224</text:p>
          </table:table-cell>
          <table:table-cell table:formula="of:=[.AK60]-1" office:value-type="float" office:value="223" calcext:value-type="float">
            <text:p>223</text:p>
          </table:table-cell>
          <table:table-cell table:formula="of:=[.AL60]-1" office:value-type="float" office:value="222" calcext:value-type="float">
            <text:p>222</text:p>
          </table:table-cell>
          <table:table-cell table:formula="of:=[.AM60]-1" office:value-type="float" office:value="221" calcext:value-type="float">
            <text:p>221</text:p>
          </table:table-cell>
          <table:table-cell table:formula="of:=[.AN60]-1" office:value-type="float" office:value="220" calcext:value-type="float">
            <text:p>220</text:p>
          </table:table-cell>
          <table:table-cell table:formula="of:=[.AO60]-1" office:value-type="float" office:value="219" calcext:value-type="float">
            <text:p>219</text:p>
          </table:table-cell>
          <table:table-cell table:formula="of:=[.AP60]-1" office:value-type="float" office:value="218" calcext:value-type="float">
            <text:p>218</text:p>
          </table:table-cell>
          <table:table-cell table:formula="of:=[.AQ60]-1" office:value-type="float" office:value="217" calcext:value-type="float">
            <text:p>217</text:p>
          </table:table-cell>
          <table:table-cell table:formula="of:=[.AR60]-1" office:value-type="float" office:value="216" calcext:value-type="float">
            <text:p>216</text:p>
          </table:table-cell>
          <table:table-cell table:formula="of:=[.AS60]-1" office:value-type="float" office:value="215" calcext:value-type="float">
            <text:p>215</text:p>
          </table:table-cell>
          <table:table-cell table:formula="of:=[.AT60]-1" office:value-type="float" office:value="214" calcext:value-type="float">
            <text:p>214</text:p>
          </table:table-cell>
          <table:table-cell table:formula="of:=[.AU60]-1" office:value-type="float" office:value="213" calcext:value-type="float">
            <text:p>213</text:p>
          </table:table-cell>
          <table:table-cell table:formula="of:=[.AV60]-1" office:value-type="float" office:value="212" calcext:value-type="float">
            <text:p>212</text:p>
          </table:table-cell>
          <table:table-cell table:formula="of:=[.AW60]-1" office:value-type="float" office:value="211" calcext:value-type="float">
            <text:p>211</text:p>
          </table:table-cell>
          <table:table-cell table:formula="of:=[.AX60]-1" office:value-type="float" office:value="210" calcext:value-type="float">
            <text:p>210</text:p>
          </table:table-cell>
          <table:table-cell table:formula="of:=[.AY60]-1" office:value-type="float" office:value="209" calcext:value-type="float">
            <text:p>209</text:p>
          </table:table-cell>
          <table:table-cell table:formula="of:=[.AZ60]-1" office:value-type="float" office:value="208" calcext:value-type="float">
            <text:p>208</text:p>
          </table:table-cell>
          <table:table-cell table:formula="of:=[.BA60]-1" office:value-type="float" office:value="207" calcext:value-type="float">
            <text:p>207</text:p>
          </table:table-cell>
          <table:table-cell table:formula="of:=[.BB60]-1" office:value-type="float" office:value="206" calcext:value-type="float">
            <text:p>206</text:p>
          </table:table-cell>
          <table:table-cell table:formula="of:=[.BC60]-1" office:value-type="float" office:value="205" calcext:value-type="float">
            <text:p>205</text:p>
          </table:table-cell>
          <table:table-cell table:formula="of:=[.BD60]-1" office:value-type="float" office:value="204" calcext:value-type="float">
            <text:p>204</text:p>
          </table:table-cell>
          <table:table-cell table:formula="of:=[.BE60]-1" office:value-type="float" office:value="203" calcext:value-type="float">
            <text:p>203</text:p>
          </table:table-cell>
          <table:table-cell table:formula="of:=[.BF60]-1" office:value-type="float" office:value="202" calcext:value-type="float">
            <text:p>202</text:p>
          </table:table-cell>
          <table:table-cell table:formula="of:=[.BG60]-1" office:value-type="float" office:value="201" calcext:value-type="float">
            <text:p>201</text:p>
          </table:table-cell>
          <table:table-cell table:formula="of:=[.BH60]-1" office:value-type="float" office:value="200" calcext:value-type="float">
            <text:p>200</text:p>
          </table:table-cell>
          <table:table-cell table:formula="of:=[.BI60]-1" office:value-type="float" office:value="199" calcext:value-type="float">
            <text:p>199</text:p>
          </table:table-cell>
          <table:table-cell table:formula="of:=[.BJ60]-1" office:value-type="float" office:value="198" calcext:value-type="float">
            <text:p>198</text:p>
          </table:table-cell>
          <table:table-cell table:formula="of:=[.BK60]-1" office:value-type="float" office:value="197" calcext:value-type="float">
            <text:p>197</text:p>
          </table:table-cell>
          <table:table-cell table:formula="of:=[.BL60]-1" office:value-type="float" office:value="196" calcext:value-type="float">
            <text:p>196</text:p>
          </table:table-cell>
          <table:table-cell table:formula="of:=[.BM60]-1" office:value-type="float" office:value="195" calcext:value-type="float">
            <text:p>195</text:p>
          </table:table-cell>
          <table:table-cell table:formula="of:=[.BN60]-1" office:value-type="float" office:value="194" calcext:value-type="float">
            <text:p>194</text:p>
          </table:table-cell>
          <table:table-cell table:formula="of:=[.BO60]-1" office:value-type="float" office:value="193" calcext:value-type="float">
            <text:p>193</text:p>
          </table:table-cell>
          <table:table-cell table:formula="of:=[.BP60]-1" office:value-type="float" office:value="192" calcext:value-type="float">
            <text:p>192</text:p>
          </table:table-cell>
          <table:table-cell table:formula="of:=[.BQ60]-1" office:value-type="float" office:value="191" calcext:value-type="float">
            <text:p>191</text:p>
          </table:table-cell>
          <table:table-cell table:formula="of:=[.BR60]-1" office:value-type="float" office:value="190" calcext:value-type="float">
            <text:p>190</text:p>
          </table:table-cell>
          <table:table-cell table:formula="of:=[.BS60]-1" office:value-type="float" office:value="189" calcext:value-type="float">
            <text:p>189</text:p>
          </table:table-cell>
          <table:table-cell table:formula="of:=[.BT60]-1" office:value-type="float" office:value="188" calcext:value-type="float">
            <text:p>188</text:p>
          </table:table-cell>
          <table:table-cell table:formula="of:=[.BU60]-1" office:value-type="float" office:value="187" calcext:value-type="float">
            <text:p>187</text:p>
          </table:table-cell>
          <table:table-cell table:formula="of:=[.BV60]-1" office:value-type="float" office:value="186" calcext:value-type="float">
            <text:p>186</text:p>
          </table:table-cell>
          <table:table-cell table:formula="of:=[.BW60]-1" office:value-type="float" office:value="185" calcext:value-type="float">
            <text:p>185</text:p>
          </table:table-cell>
          <table:table-cell table:formula="of:=[.BX60]-1" office:value-type="float" office:value="184" calcext:value-type="float">
            <text:p>184</text:p>
          </table:table-cell>
          <table:table-cell table:formula="of:=[.BY60]-1" office:value-type="float" office:value="183" calcext:value-type="float">
            <text:p>183</text:p>
          </table:table-cell>
          <table:table-cell table:formula="of:=[.BZ60]-1" office:value-type="float" office:value="182" calcext:value-type="float">
            <text:p>182</text:p>
          </table:table-cell>
          <table:table-cell table:formula="of:=[.CA60]-1" office:value-type="float" office:value="181" calcext:value-type="float">
            <text:p>181</text:p>
          </table:table-cell>
          <table:table-cell table:formula="of:=[.CB60]-1" office:value-type="float" office:value="180" calcext:value-type="float">
            <text:p>180</text:p>
          </table:table-cell>
          <table:table-cell table:formula="of:=[.CC60]-1" office:value-type="float" office:value="179" calcext:value-type="float">
            <text:p>179</text:p>
          </table:table-cell>
          <table:table-cell table:formula="of:=[.CD60]-1" office:value-type="float" office:value="178" calcext:value-type="float">
            <text:p>178</text:p>
          </table:table-cell>
          <table:table-cell table:formula="of:=[.CE60]-1" office:value-type="float" office:value="177" calcext:value-type="float">
            <text:p>177</text:p>
          </table:table-cell>
          <table:table-cell table:formula="of:=[.CF60]-1" office:value-type="float" office:value="176" calcext:value-type="float">
            <text:p>176</text:p>
          </table:table-cell>
          <table:table-cell table:formula="of:=[.CG60]-1" office:value-type="float" office:value="175" calcext:value-type="float">
            <text:p>175</text:p>
          </table:table-cell>
          <table:table-cell table:formula="of:=[.CH60]-1" office:value-type="float" office:value="174" calcext:value-type="float">
            <text:p>174</text:p>
          </table:table-cell>
          <table:table-cell table:formula="of:=[.CI60]-1" office:value-type="float" office:value="173" calcext:value-type="float">
            <text:p>173</text:p>
          </table:table-cell>
          <table:table-cell table:formula="of:=[.CJ60]-1" office:value-type="float" office:value="172" calcext:value-type="float">
            <text:p>172</text:p>
          </table:table-cell>
          <table:table-cell table:formula="of:=[.CK60]-1" office:value-type="float" office:value="171" calcext:value-type="float">
            <text:p>171</text:p>
          </table:table-cell>
          <table:table-cell table:formula="of:=[.CL60]-1" office:value-type="float" office:value="170" calcext:value-type="float">
            <text:p>170</text:p>
          </table:table-cell>
          <table:table-cell table:formula="of:=[.CM60]-1" office:value-type="float" office:value="169" calcext:value-type="float">
            <text:p>169</text:p>
          </table:table-cell>
          <table:table-cell table:formula="of:=[.CN60]-1" office:value-type="float" office:value="168" calcext:value-type="float">
            <text:p>168</text:p>
          </table:table-cell>
          <table:table-cell table:formula="of:=[.CO60]-1" office:value-type="float" office:value="167" calcext:value-type="float">
            <text:p>167</text:p>
          </table:table-cell>
          <table:table-cell table:formula="of:=[.CP60]-1" office:value-type="float" office:value="166" calcext:value-type="float">
            <text:p>166</text:p>
          </table:table-cell>
          <table:table-cell table:formula="of:=[.CQ60]-1" office:value-type="float" office:value="165" calcext:value-type="float">
            <text:p>165</text:p>
          </table:table-cell>
          <table:table-cell table:formula="of:=[.CR60]-1" office:value-type="float" office:value="164" calcext:value-type="float">
            <text:p>164</text:p>
          </table:table-cell>
          <table:table-cell table:formula="of:=[.CS60]-1" office:value-type="float" office:value="163" calcext:value-type="float">
            <text:p>163</text:p>
          </table:table-cell>
          <table:table-cell table:formula="of:=[.CT60]-1" office:value-type="float" office:value="162" calcext:value-type="float">
            <text:p>162</text:p>
          </table:table-cell>
          <table:table-cell table:formula="of:=[.CU60]-1" office:value-type="float" office:value="161" calcext:value-type="float">
            <text:p>161</text:p>
          </table:table-cell>
          <table:table-cell table:formula="of:=[.CV60]-1" office:value-type="float" office:value="160" calcext:value-type="float">
            <text:p>160</text:p>
          </table:table-cell>
          <table:table-cell table:formula="of:=[.CW60]-1" office:value-type="float" office:value="159" calcext:value-type="float">
            <text:p>159</text:p>
          </table:table-cell>
          <table:table-cell table:formula="of:=[.CX60]-1" office:value-type="float" office:value="158" calcext:value-type="float">
            <text:p>158</text:p>
          </table:table-cell>
          <table:table-cell table:formula="of:=[.CY60]-1" office:value-type="float" office:value="157" calcext:value-type="float">
            <text:p>157</text:p>
          </table:table-cell>
          <table:table-cell table:formula="of:=[.CZ60]-1" office:value-type="float" office:value="156" calcext:value-type="float">
            <text:p>156</text:p>
          </table:table-cell>
          <table:table-cell table:formula="of:=[.DA60]-1" office:value-type="float" office:value="155" calcext:value-type="float">
            <text:p>155</text:p>
          </table:table-cell>
          <table:table-cell table:formula="of:=[.DB60]-1" office:value-type="float" office:value="154" calcext:value-type="float">
            <text:p>154</text:p>
          </table:table-cell>
          <table:table-cell table:formula="of:=[.DC60]-1" office:value-type="float" office:value="153" calcext:value-type="float">
            <text:p>153</text:p>
          </table:table-cell>
          <table:table-cell table:formula="of:=[.DD60]-1" office:value-type="float" office:value="152" calcext:value-type="float">
            <text:p>152</text:p>
          </table:table-cell>
          <table:table-cell table:formula="of:=[.DE60]-1" office:value-type="float" office:value="151" calcext:value-type="float">
            <text:p>151</text:p>
          </table:table-cell>
          <table:table-cell table:formula="of:=[.DF60]-1" office:value-type="float" office:value="150" calcext:value-type="float">
            <text:p>150</text:p>
          </table:table-cell>
          <table:table-cell table:formula="of:=[.DG60]-1" office:value-type="float" office:value="149" calcext:value-type="float">
            <text:p>149</text:p>
          </table:table-cell>
          <table:table-cell table:formula="of:=[.DH60]-1" office:value-type="float" office:value="148" calcext:value-type="float">
            <text:p>148</text:p>
          </table:table-cell>
          <table:table-cell table:formula="of:=[.DI60]-1" office:value-type="float" office:value="147" calcext:value-type="float">
            <text:p>147</text:p>
          </table:table-cell>
          <table:table-cell table:formula="of:=[.DJ60]-1" office:value-type="float" office:value="146" calcext:value-type="float">
            <text:p>146</text:p>
          </table:table-cell>
          <table:table-cell table:formula="of:=[.DK60]-1" office:value-type="float" office:value="145" calcext:value-type="float">
            <text:p>145</text:p>
          </table:table-cell>
          <table:table-cell table:formula="of:=[.DL60]-1" office:value-type="float" office:value="144" calcext:value-type="float">
            <text:p>144</text:p>
          </table:table-cell>
          <table:table-cell table:formula="of:=[.DM60]-1" office:value-type="float" office:value="143" calcext:value-type="float">
            <text:p>143</text:p>
          </table:table-cell>
          <table:table-cell table:formula="of:=[.DN60]-1" office:value-type="float" office:value="142" calcext:value-type="float">
            <text:p>142</text:p>
          </table:table-cell>
          <table:table-cell table:formula="of:=[.DO60]-1" office:value-type="float" office:value="141" calcext:value-type="float">
            <text:p>141</text:p>
          </table:table-cell>
          <table:table-cell table:formula="of:=[.DP60]-1" office:value-type="float" office:value="140" calcext:value-type="float">
            <text:p>140</text:p>
          </table:table-cell>
          <table:table-cell table:formula="of:=[.DQ60]-1" office:value-type="float" office:value="139" calcext:value-type="float">
            <text:p>139</text:p>
          </table:table-cell>
          <table:table-cell table:formula="of:=[.DR60]-1" office:value-type="float" office:value="138" calcext:value-type="float">
            <text:p>138</text:p>
          </table:table-cell>
          <table:table-cell table:formula="of:=[.DS60]-1" office:value-type="float" office:value="137" calcext:value-type="float">
            <text:p>137</text:p>
          </table:table-cell>
          <table:table-cell table:formula="of:=[.DT60]-1" office:value-type="float" office:value="136" calcext:value-type="float">
            <text:p>136</text:p>
          </table:table-cell>
          <table:table-cell table:formula="of:=[.DU60]-1" office:value-type="float" office:value="135" calcext:value-type="float">
            <text:p>135</text:p>
          </table:table-cell>
          <table:table-cell table:formula="of:=[.DV60]-1" office:value-type="float" office:value="134" calcext:value-type="float">
            <text:p>134</text:p>
          </table:table-cell>
          <table:table-cell table:formula="of:=[.DW60]-1" office:value-type="float" office:value="133" calcext:value-type="float">
            <text:p>133</text:p>
          </table:table-cell>
          <table:table-cell table:formula="of:=[.DX60]-1" office:value-type="float" office:value="132" calcext:value-type="float">
            <text:p>132</text:p>
          </table:table-cell>
          <table:table-cell table:formula="of:=[.DY60]-1" office:value-type="float" office:value="131" calcext:value-type="float">
            <text:p>131</text:p>
          </table:table-cell>
          <table:table-cell table:formula="of:=[.DZ60]-1" office:value-type="float" office:value="130" calcext:value-type="float">
            <text:p>130</text:p>
          </table:table-cell>
          <table:table-cell table:formula="of:=[.EA60]-1" office:value-type="float" office:value="129" calcext:value-type="float">
            <text:p>129</text:p>
          </table:table-cell>
          <table:table-cell table:formula="of:=[.EB60]-1" office:value-type="float" office:value="128" calcext:value-type="float">
            <text:p>128</text:p>
          </table:table-cell>
          <table:table-cell table:formula="of:=[.EC60]-1" office:value-type="float" office:value="127" calcext:value-type="float">
            <text:p>127</text:p>
          </table:table-cell>
          <table:table-cell table:formula="of:=[.ED60]-1" office:value-type="float" office:value="126" calcext:value-type="float">
            <text:p>126</text:p>
          </table:table-cell>
          <table:table-cell table:formula="of:=[.EE60]-1" office:value-type="float" office:value="125" calcext:value-type="float">
            <text:p>125</text:p>
          </table:table-cell>
          <table:table-cell table:formula="of:=[.EF60]-1" office:value-type="float" office:value="124" calcext:value-type="float">
            <text:p>124</text:p>
          </table:table-cell>
          <table:table-cell table:formula="of:=[.EG60]-1" office:value-type="float" office:value="123" calcext:value-type="float">
            <text:p>123</text:p>
          </table:table-cell>
          <table:table-cell table:formula="of:=[.EH60]-1" office:value-type="float" office:value="122" calcext:value-type="float">
            <text:p>122</text:p>
          </table:table-cell>
          <table:table-cell table:formula="of:=[.EI60]-1" office:value-type="float" office:value="121" calcext:value-type="float">
            <text:p>121</text:p>
          </table:table-cell>
          <table:table-cell table:formula="of:=[.EJ60]-1" office:value-type="float" office:value="120" calcext:value-type="float">
            <text:p>120</text:p>
          </table:table-cell>
          <table:table-cell table:formula="of:=[.EK60]-1" office:value-type="float" office:value="119" calcext:value-type="float">
            <text:p>119</text:p>
          </table:table-cell>
          <table:table-cell table:formula="of:=[.EL60]-1" office:value-type="float" office:value="118" calcext:value-type="float">
            <text:p>118</text:p>
          </table:table-cell>
          <table:table-cell table:formula="of:=[.EM60]-1" office:value-type="float" office:value="117" calcext:value-type="float">
            <text:p>117</text:p>
          </table:table-cell>
          <table:table-cell table:formula="of:=[.EN60]-1" office:value-type="float" office:value="116" calcext:value-type="float">
            <text:p>116</text:p>
          </table:table-cell>
          <table:table-cell table:formula="of:=[.EO60]-1" office:value-type="float" office:value="115" calcext:value-type="float">
            <text:p>115</text:p>
          </table:table-cell>
          <table:table-cell table:formula="of:=[.EP60]-1" office:value-type="float" office:value="114" calcext:value-type="float">
            <text:p>114</text:p>
          </table:table-cell>
          <table:table-cell table:formula="of:=[.EQ60]-1" office:value-type="float" office:value="113" calcext:value-type="float">
            <text:p>113</text:p>
          </table:table-cell>
          <table:table-cell table:formula="of:=[.ER60]-1" office:value-type="float" office:value="112" calcext:value-type="float">
            <text:p>112</text:p>
          </table:table-cell>
          <table:table-cell table:formula="of:=[.ES60]-1" office:value-type="float" office:value="111" calcext:value-type="float">
            <text:p>111</text:p>
          </table:table-cell>
          <table:table-cell table:formula="of:=[.ET60]-1" office:value-type="float" office:value="110" calcext:value-type="float">
            <text:p>110</text:p>
          </table:table-cell>
          <table:table-cell table:formula="of:=[.EU60]-1" office:value-type="float" office:value="109" calcext:value-type="float">
            <text:p>109</text:p>
          </table:table-cell>
          <table:table-cell table:formula="of:=[.EV60]-1" office:value-type="float" office:value="108" calcext:value-type="float">
            <text:p>108</text:p>
          </table:table-cell>
          <table:table-cell table:formula="of:=[.EW60]-1" office:value-type="float" office:value="107" calcext:value-type="float">
            <text:p>107</text:p>
          </table:table-cell>
          <table:table-cell table:formula="of:=[.EX60]-1" office:value-type="float" office:value="106" calcext:value-type="float">
            <text:p>106</text:p>
          </table:table-cell>
          <table:table-cell table:formula="of:=[.EY60]-1" office:value-type="float" office:value="105" calcext:value-type="float">
            <text:p>105</text:p>
          </table:table-cell>
          <table:table-cell table:formula="of:=[.EZ60]-1" office:value-type="float" office:value="104" calcext:value-type="float">
            <text:p>104</text:p>
          </table:table-cell>
          <table:table-cell table:formula="of:=[.FA60]-1" office:value-type="float" office:value="103" calcext:value-type="float">
            <text:p>103</text:p>
          </table:table-cell>
          <table:table-cell table:formula="of:=[.FB60]-1" office:value-type="float" office:value="102" calcext:value-type="float">
            <text:p>102</text:p>
          </table:table-cell>
          <table:table-cell table:formula="of:=[.FC60]-1" office:value-type="float" office:value="101" calcext:value-type="float">
            <text:p>101</text:p>
          </table:table-cell>
          <table:table-cell table:formula="of:=[.FD60]-1" office:value-type="float" office:value="100" calcext:value-type="float">
            <text:p>100</text:p>
          </table:table-cell>
          <table:table-cell table:formula="of:=[.FE60]-1" office:value-type="float" office:value="99" calcext:value-type="float">
            <text:p>99</text:p>
          </table:table-cell>
          <table:table-cell table:formula="of:=[.FF60]-1" office:value-type="float" office:value="98" calcext:value-type="float">
            <text:p>98</text:p>
          </table:table-cell>
          <table:table-cell table:formula="of:=[.FG60]-1" office:value-type="float" office:value="97" calcext:value-type="float">
            <text:p>97</text:p>
          </table:table-cell>
          <table:table-cell table:formula="of:=[.FH60]-1" office:value-type="float" office:value="96" calcext:value-type="float">
            <text:p>96</text:p>
          </table:table-cell>
          <table:table-cell table:formula="of:=[.FI60]-1" office:value-type="float" office:value="95" calcext:value-type="float">
            <text:p>95</text:p>
          </table:table-cell>
          <table:table-cell table:formula="of:=[.FJ60]-1" office:value-type="float" office:value="94" calcext:value-type="float">
            <text:p>94</text:p>
          </table:table-cell>
          <table:table-cell table:formula="of:=[.FK60]-1" office:value-type="float" office:value="93" calcext:value-type="float">
            <text:p>93</text:p>
          </table:table-cell>
          <table:table-cell table:formula="of:=[.FL60]-1" office:value-type="float" office:value="92" calcext:value-type="float">
            <text:p>92</text:p>
          </table:table-cell>
          <table:table-cell table:formula="of:=[.FM60]-1" office:value-type="float" office:value="91" calcext:value-type="float">
            <text:p>91</text:p>
          </table:table-cell>
          <table:table-cell table:formula="of:=[.FN60]-1" office:value-type="float" office:value="90" calcext:value-type="float">
            <text:p>90</text:p>
          </table:table-cell>
          <table:table-cell table:formula="of:=[.FO60]-1" office:value-type="float" office:value="89" calcext:value-type="float">
            <text:p>89</text:p>
          </table:table-cell>
          <table:table-cell table:formula="of:=[.FP60]-1" office:value-type="float" office:value="88" calcext:value-type="float">
            <text:p>88</text:p>
          </table:table-cell>
          <table:table-cell table:formula="of:=[.FQ60]-1" office:value-type="float" office:value="87" calcext:value-type="float">
            <text:p>87</text:p>
          </table:table-cell>
          <table:table-cell table:formula="of:=[.FR60]-1" office:value-type="float" office:value="86" calcext:value-type="float">
            <text:p>86</text:p>
          </table:table-cell>
          <table:table-cell table:formula="of:=[.FS60]-1" office:value-type="float" office:value="85" calcext:value-type="float">
            <text:p>85</text:p>
          </table:table-cell>
          <table:table-cell table:formula="of:=[.FT60]-1" office:value-type="float" office:value="84" calcext:value-type="float">
            <text:p>84</text:p>
          </table:table-cell>
          <table:table-cell table:formula="of:=[.FU60]-1" office:value-type="float" office:value="83" calcext:value-type="float">
            <text:p>83</text:p>
          </table:table-cell>
          <table:table-cell table:formula="of:=[.FV60]-1" office:value-type="float" office:value="82" calcext:value-type="float">
            <text:p>82</text:p>
          </table:table-cell>
          <table:table-cell table:formula="of:=[.FW60]-1" office:value-type="float" office:value="81" calcext:value-type="float">
            <text:p>81</text:p>
          </table:table-cell>
          <table:table-cell table:formula="of:=[.FX60]-1" office:value-type="float" office:value="80" calcext:value-type="float">
            <text:p>80</text:p>
          </table:table-cell>
          <table:table-cell table:formula="of:=[.FY60]-1" office:value-type="float" office:value="79" calcext:value-type="float">
            <text:p>79</text:p>
          </table:table-cell>
          <table:table-cell table:formula="of:=[.FZ60]-1" office:value-type="float" office:value="78" calcext:value-type="float">
            <text:p>78</text:p>
          </table:table-cell>
          <table:table-cell table:formula="of:=[.GA60]-1" office:value-type="float" office:value="77" calcext:value-type="float">
            <text:p>77</text:p>
          </table:table-cell>
          <table:table-cell table:formula="of:=[.GB60]-1" office:value-type="float" office:value="76" calcext:value-type="float">
            <text:p>76</text:p>
          </table:table-cell>
          <table:table-cell table:formula="of:=[.GC60]-1" office:value-type="float" office:value="75" calcext:value-type="float">
            <text:p>75</text:p>
          </table:table-cell>
          <table:table-cell table:formula="of:=[.GD60]-1" office:value-type="float" office:value="74" calcext:value-type="float">
            <text:p>74</text:p>
          </table:table-cell>
          <table:table-cell table:formula="of:=[.GE60]-1" office:value-type="float" office:value="73" calcext:value-type="float">
            <text:p>73</text:p>
          </table:table-cell>
          <table:table-cell table:formula="of:=[.GF60]-1" office:value-type="float" office:value="72" calcext:value-type="float">
            <text:p>72</text:p>
          </table:table-cell>
          <table:table-cell table:formula="of:=[.GG60]-1" office:value-type="float" office:value="71" calcext:value-type="float">
            <text:p>71</text:p>
          </table:table-cell>
          <table:table-cell table:formula="of:=[.GH60]-1" office:value-type="float" office:value="70" calcext:value-type="float">
            <text:p>70</text:p>
          </table:table-cell>
          <table:table-cell table:formula="of:=[.GI60]-1" office:value-type="float" office:value="69" calcext:value-type="float">
            <text:p>69</text:p>
          </table:table-cell>
          <table:table-cell table:formula="of:=[.GJ60]-1" office:value-type="float" office:value="68" calcext:value-type="float">
            <text:p>68</text:p>
          </table:table-cell>
          <table:table-cell table:formula="of:=[.GK60]-1" office:value-type="float" office:value="67" calcext:value-type="float">
            <text:p>67</text:p>
          </table:table-cell>
          <table:table-cell table:formula="of:=[.GL60]-1" office:value-type="float" office:value="66" calcext:value-type="float">
            <text:p>66</text:p>
          </table:table-cell>
          <table:table-cell table:formula="of:=[.GM60]-1" office:value-type="float" office:value="65" calcext:value-type="float">
            <text:p>65</text:p>
          </table:table-cell>
          <table:table-cell table:formula="of:=[.GN60]-1" office:value-type="float" office:value="64" calcext:value-type="float">
            <text:p>64</text:p>
          </table:table-cell>
          <table:table-cell table:formula="of:=[.GO60]-1" office:value-type="float" office:value="63" calcext:value-type="float">
            <text:p>63</text:p>
          </table:table-cell>
          <table:table-cell table:formula="of:=[.GP60]-1" office:value-type="float" office:value="62" calcext:value-type="float">
            <text:p>62</text:p>
          </table:table-cell>
          <table:table-cell table:formula="of:=[.GQ60]-1" office:value-type="float" office:value="61" calcext:value-type="float">
            <text:p>61</text:p>
          </table:table-cell>
          <table:table-cell table:formula="of:=[.GR60]-1" office:value-type="float" office:value="60" calcext:value-type="float">
            <text:p>60</text:p>
          </table:table-cell>
          <table:table-cell table:formula="of:=[.GS60]-1" office:value-type="float" office:value="59" calcext:value-type="float">
            <text:p>59</text:p>
          </table:table-cell>
          <table:table-cell table:formula="of:=[.GT60]-1" office:value-type="float" office:value="58" calcext:value-type="float">
            <text:p>58</text:p>
          </table:table-cell>
          <table:table-cell table:formula="of:=[.GU60]-1" office:value-type="float" office:value="57" calcext:value-type="float">
            <text:p>57</text:p>
          </table:table-cell>
          <table:table-cell table:formula="of:=[.GV60]-1" office:value-type="float" office:value="56" calcext:value-type="float">
            <text:p>56</text:p>
          </table:table-cell>
          <table:table-cell table:formula="of:=[.GW60]-1" office:value-type="float" office:value="55" calcext:value-type="float">
            <text:p>55</text:p>
          </table:table-cell>
          <table:table-cell table:formula="of:=[.GX60]-1" office:value-type="float" office:value="54" calcext:value-type="float">
            <text:p>54</text:p>
          </table:table-cell>
          <table:table-cell table:formula="of:=[.GY60]-1" office:value-type="float" office:value="53" calcext:value-type="float">
            <text:p>53</text:p>
          </table:table-cell>
          <table:table-cell table:formula="of:=[.GZ60]-1" office:value-type="float" office:value="52" calcext:value-type="float">
            <text:p>52</text:p>
          </table:table-cell>
          <table:table-cell table:formula="of:=[.HA60]-1" office:value-type="float" office:value="51" calcext:value-type="float">
            <text:p>51</text:p>
          </table:table-cell>
          <table:table-cell table:formula="of:=[.HB60]-1" office:value-type="float" office:value="50" calcext:value-type="float">
            <text:p>50</text:p>
          </table:table-cell>
          <table:table-cell table:formula="of:=[.HC60]-1" office:value-type="float" office:value="49" calcext:value-type="float">
            <text:p>49</text:p>
          </table:table-cell>
          <table:table-cell table:formula="of:=[.HD60]-1" office:value-type="float" office:value="48" calcext:value-type="float">
            <text:p>48</text:p>
          </table:table-cell>
          <table:table-cell table:formula="of:=[.HE60]-1" office:value-type="float" office:value="47" calcext:value-type="float">
            <text:p>47</text:p>
          </table:table-cell>
          <table:table-cell table:formula="of:=[.HF60]-1" office:value-type="float" office:value="46" calcext:value-type="float">
            <text:p>46</text:p>
          </table:table-cell>
          <table:table-cell table:formula="of:=[.HG60]-1" office:value-type="float" office:value="45" calcext:value-type="float">
            <text:p>45</text:p>
          </table:table-cell>
          <table:table-cell table:formula="of:=[.HH60]-1" office:value-type="float" office:value="44" calcext:value-type="float">
            <text:p>44</text:p>
          </table:table-cell>
          <table:table-cell table:formula="of:=[.HI60]-1" office:value-type="float" office:value="43" calcext:value-type="float">
            <text:p>43</text:p>
          </table:table-cell>
          <table:table-cell table:formula="of:=[.HJ60]-1" office:value-type="float" office:value="42" calcext:value-type="float">
            <text:p>42</text:p>
          </table:table-cell>
          <table:table-cell table:formula="of:=[.HK60]-1" office:value-type="float" office:value="41" calcext:value-type="float">
            <text:p>41</text:p>
          </table:table-cell>
          <table:table-cell table:formula="of:=[.HL60]-1" office:value-type="float" office:value="40" calcext:value-type="float">
            <text:p>40</text:p>
          </table:table-cell>
          <table:table-cell table:formula="of:=[.HM60]-1" office:value-type="float" office:value="39" calcext:value-type="float">
            <text:p>39</text:p>
          </table:table-cell>
          <table:table-cell table:formula="of:=[.HN60]-1" office:value-type="float" office:value="38" calcext:value-type="float">
            <text:p>38</text:p>
          </table:table-cell>
          <table:table-cell table:formula="of:=[.HO60]-1" office:value-type="float" office:value="37" calcext:value-type="float">
            <text:p>37</text:p>
          </table:table-cell>
          <table:table-cell table:formula="of:=[.HP60]-1" office:value-type="float" office:value="36" calcext:value-type="float">
            <text:p>36</text:p>
          </table:table-cell>
          <table:table-cell table:formula="of:=[.HQ60]-1" office:value-type="float" office:value="35" calcext:value-type="float">
            <text:p>35</text:p>
          </table:table-cell>
          <table:table-cell table:formula="of:=[.HR60]-1" office:value-type="float" office:value="34" calcext:value-type="float">
            <text:p>34</text:p>
          </table:table-cell>
          <table:table-cell table:formula="of:=[.HS60]-1" office:value-type="float" office:value="33" calcext:value-type="float">
            <text:p>33</text:p>
          </table:table-cell>
          <table:table-cell table:formula="of:=[.HT60]-1" office:value-type="float" office:value="32" calcext:value-type="float">
            <text:p>32</text:p>
          </table:table-cell>
          <table:table-cell table:formula="of:=[.HU60]-1" office:value-type="float" office:value="31" calcext:value-type="float">
            <text:p>31</text:p>
          </table:table-cell>
          <table:table-cell table:formula="of:=[.HV60]-1" office:value-type="float" office:value="30" calcext:value-type="float">
            <text:p>30</text:p>
          </table:table-cell>
          <table:table-cell table:formula="of:=[.HW60]-1" office:value-type="float" office:value="29" calcext:value-type="float">
            <text:p>29</text:p>
          </table:table-cell>
          <table:table-cell table:formula="of:=[.HX60]-1" office:value-type="float" office:value="28" calcext:value-type="float">
            <text:p>28</text:p>
          </table:table-cell>
          <table:table-cell table:formula="of:=[.HY60]-1" office:value-type="float" office:value="27" calcext:value-type="float">
            <text:p>27</text:p>
          </table:table-cell>
          <table:table-cell table:formula="of:=[.HZ60]-1" office:value-type="float" office:value="26" calcext:value-type="float">
            <text:p>26</text:p>
          </table:table-cell>
          <table:table-cell table:formula="of:=[.IA60]-1" office:value-type="float" office:value="25" calcext:value-type="float">
            <text:p>25</text:p>
          </table:table-cell>
          <table:table-cell table:formula="of:=[.IB60]-1" office:value-type="float" office:value="24" calcext:value-type="float">
            <text:p>24</text:p>
          </table:table-cell>
          <table:table-cell table:formula="of:=[.IC60]-1" office:value-type="float" office:value="23" calcext:value-type="float">
            <text:p>23</text:p>
          </table:table-cell>
          <table:table-cell table:formula="of:=[.ID60]-1" office:value-type="float" office:value="22" calcext:value-type="float">
            <text:p>22</text:p>
          </table:table-cell>
          <table:table-cell table:formula="of:=[.IE60]-1" office:value-type="float" office:value="21" calcext:value-type="float">
            <text:p>21</text:p>
          </table:table-cell>
          <table:table-cell table:formula="of:=[.IF60]-1" office:value-type="float" office:value="20" calcext:value-type="float">
            <text:p>20</text:p>
          </table:table-cell>
          <table:table-cell table:formula="of:=[.IG60]-1" office:value-type="float" office:value="19" calcext:value-type="float">
            <text:p>19</text:p>
          </table:table-cell>
          <table:table-cell table:formula="of:=[.IH60]-1" office:value-type="float" office:value="18" calcext:value-type="float">
            <text:p>18</text:p>
          </table:table-cell>
          <table:table-cell table:formula="of:=[.II60]-1" office:value-type="float" office:value="17" calcext:value-type="float">
            <text:p>17</text:p>
          </table:table-cell>
          <table:table-cell table:formula="of:=[.IJ60]-1" office:value-type="float" office:value="16" calcext:value-type="float">
            <text:p>16</text:p>
          </table:table-cell>
          <table:table-cell table:formula="of:=[.IK60]-1" office:value-type="float" office:value="15" calcext:value-type="float">
            <text:p>15</text:p>
          </table:table-cell>
          <table:table-cell table:formula="of:=[.IL60]-1" office:value-type="float" office:value="14" calcext:value-type="float">
            <text:p>14</text:p>
          </table:table-cell>
          <table:table-cell table:formula="of:=[.IM60]-1" office:value-type="float" office:value="13" calcext:value-type="float">
            <text:p>13</text:p>
          </table:table-cell>
          <table:table-cell table:formula="of:=[.IN60]-1" office:value-type="float" office:value="12" calcext:value-type="float">
            <text:p>12</text:p>
          </table:table-cell>
          <table:table-cell table:formula="of:=[.IO60]-1" office:value-type="float" office:value="11" calcext:value-type="float">
            <text:p>11</text:p>
          </table:table-cell>
          <table:table-cell table:formula="of:=[.IP60]-1" office:value-type="float" office:value="10" calcext:value-type="float">
            <text:p>10</text:p>
          </table:table-cell>
          <table:table-cell table:formula="of:=[.IQ60]-1" office:value-type="float" office:value="9" calcext:value-type="float">
            <text:p>9</text:p>
          </table:table-cell>
          <table:table-cell table:formula="of:=[.IR60]-1" office:value-type="float" office:value="8" calcext:value-type="float">
            <text:p>8</text:p>
          </table:table-cell>
          <table:table-cell table:formula="of:=[.IS60]-1" office:value-type="float" office:value="7" calcext:value-type="float">
            <text:p>7</text:p>
          </table:table-cell>
          <table:table-cell table:formula="of:=[.IT60]-1" office:value-type="float" office:value="6" calcext:value-type="float">
            <text:p>6</text:p>
          </table:table-cell>
          <table:table-cell table:formula="of:=[.IU60]-1" office:value-type="float" office:value="5" calcext:value-type="float">
            <text:p>5</text:p>
          </table:table-cell>
          <table:table-cell table:formula="of:=[.IV60]-1" office:value-type="float" office:value="4" calcext:value-type="float">
            <text:p>4</text:p>
          </table:table-cell>
          <table:table-cell table:formula="of:=[.IW60]-1" office:value-type="float" office:value="3" calcext:value-type="float">
            <text:p>3</text:p>
          </table:table-cell>
          <table:table-cell table:formula="of:=[.IX60]-1" office:value-type="float" office:value="2" calcext:value-type="float">
            <text:p>2</text:p>
          </table:table-cell>
          <table:table-cell table:formula="of:=[.IY60]-1" office:value-type="float" office:value="1" calcext:value-type="float">
            <text:p>1</text:p>
          </table:table-cell>
          <table:table-cell table:formula="of:=[.IZ60]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INT([.D60]/2)" office:value-type="float" office:value="128" calcext:value-type="float">
            <text:p>128</text:p>
          </table:table-cell>
          <table:table-cell table:formula="of:=INT([.E60]/2)" office:value-type="float" office:value="128" calcext:value-type="float">
            <text:p>128</text:p>
          </table:table-cell>
          <table:table-cell table:formula="of:=INT([.F60]/2)" office:value-type="float" office:value="127" calcext:value-type="float">
            <text:p>127</text:p>
          </table:table-cell>
          <table:table-cell table:formula="of:=INT([.G60]/2)" office:value-type="float" office:value="127" calcext:value-type="float">
            <text:p>127</text:p>
          </table:table-cell>
          <table:table-cell table:formula="of:=INT([.H60]/2)" office:value-type="float" office:value="126" calcext:value-type="float">
            <text:p>126</text:p>
          </table:table-cell>
          <table:table-cell table:formula="of:=INT([.I60]/2)" office:value-type="float" office:value="126" calcext:value-type="float">
            <text:p>126</text:p>
          </table:table-cell>
          <table:table-cell table:formula="of:=INT([.J60]/2)" office:value-type="float" office:value="125" calcext:value-type="float">
            <text:p>125</text:p>
          </table:table-cell>
          <table:table-cell table:formula="of:=INT([.K60]/2)" office:value-type="float" office:value="125" calcext:value-type="float">
            <text:p>125</text:p>
          </table:table-cell>
          <table:table-cell table:formula="of:=INT([.L60]/2)" office:value-type="float" office:value="124" calcext:value-type="float">
            <text:p>124</text:p>
          </table:table-cell>
          <table:table-cell table:formula="of:=INT([.M60]/2)" office:value-type="float" office:value="124" calcext:value-type="float">
            <text:p>124</text:p>
          </table:table-cell>
          <table:table-cell table:formula="of:=INT([.N60]/2)" office:value-type="float" office:value="123" calcext:value-type="float">
            <text:p>123</text:p>
          </table:table-cell>
          <table:table-cell table:formula="of:=INT([.O60]/2)" office:value-type="float" office:value="123" calcext:value-type="float">
            <text:p>123</text:p>
          </table:table-cell>
          <table:table-cell table:formula="of:=INT([.P60]/2)" office:value-type="float" office:value="122" calcext:value-type="float">
            <text:p>122</text:p>
          </table:table-cell>
          <table:table-cell table:formula="of:=INT([.Q60]/2)" office:value-type="float" office:value="122" calcext:value-type="float">
            <text:p>122</text:p>
          </table:table-cell>
          <table:table-cell table:formula="of:=INT([.R60]/2)" office:value-type="float" office:value="121" calcext:value-type="float">
            <text:p>121</text:p>
          </table:table-cell>
          <table:table-cell table:formula="of:=INT([.S60]/2)" office:value-type="float" office:value="121" calcext:value-type="float">
            <text:p>121</text:p>
          </table:table-cell>
          <table:table-cell table:formula="of:=INT([.T60]/2)" office:value-type="float" office:value="120" calcext:value-type="float">
            <text:p>120</text:p>
          </table:table-cell>
          <table:table-cell table:formula="of:=INT([.U60]/2)" office:value-type="float" office:value="120" calcext:value-type="float">
            <text:p>120</text:p>
          </table:table-cell>
          <table:table-cell table:formula="of:=INT([.V60]/2)" office:value-type="float" office:value="119" calcext:value-type="float">
            <text:p>119</text:p>
          </table:table-cell>
          <table:table-cell table:formula="of:=INT([.W60]/2)" office:value-type="float" office:value="119" calcext:value-type="float">
            <text:p>119</text:p>
          </table:table-cell>
          <table:table-cell table:formula="of:=INT([.X60]/2)" office:value-type="float" office:value="118" calcext:value-type="float">
            <text:p>118</text:p>
          </table:table-cell>
          <table:table-cell table:formula="of:=INT([.Y60]/2)" office:value-type="float" office:value="118" calcext:value-type="float">
            <text:p>118</text:p>
          </table:table-cell>
          <table:table-cell table:formula="of:=INT([.Z60]/2)" office:value-type="float" office:value="117" calcext:value-type="float">
            <text:p>117</text:p>
          </table:table-cell>
          <table:table-cell table:formula="of:=INT([.AA60]/2)" office:value-type="float" office:value="117" calcext:value-type="float">
            <text:p>117</text:p>
          </table:table-cell>
          <table:table-cell table:formula="of:=INT([.AB60]/2)" office:value-type="float" office:value="116" calcext:value-type="float">
            <text:p>116</text:p>
          </table:table-cell>
          <table:table-cell table:formula="of:=INT([.AC60]/2)" office:value-type="float" office:value="116" calcext:value-type="float">
            <text:p>116</text:p>
          </table:table-cell>
          <table:table-cell table:formula="of:=INT([.AD60]/2)" office:value-type="float" office:value="115" calcext:value-type="float">
            <text:p>115</text:p>
          </table:table-cell>
          <table:table-cell table:formula="of:=INT([.AE60]/2)" office:value-type="float" office:value="115" calcext:value-type="float">
            <text:p>115</text:p>
          </table:table-cell>
          <table:table-cell table:formula="of:=INT([.AF60]/2)" office:value-type="float" office:value="114" calcext:value-type="float">
            <text:p>114</text:p>
          </table:table-cell>
          <table:table-cell table:formula="of:=INT([.AG60]/2)" office:value-type="float" office:value="114" calcext:value-type="float">
            <text:p>114</text:p>
          </table:table-cell>
          <table:table-cell table:formula="of:=INT([.AH60]/2)" office:value-type="float" office:value="113" calcext:value-type="float">
            <text:p>113</text:p>
          </table:table-cell>
          <table:table-cell table:formula="of:=INT([.AI60]/2)" office:value-type="float" office:value="113" calcext:value-type="float">
            <text:p>113</text:p>
          </table:table-cell>
          <table:table-cell table:formula="of:=INT([.AJ60]/2)" office:value-type="float" office:value="112" calcext:value-type="float">
            <text:p>112</text:p>
          </table:table-cell>
          <table:table-cell table:formula="of:=INT([.AK60]/2)" office:value-type="float" office:value="112" calcext:value-type="float">
            <text:p>112</text:p>
          </table:table-cell>
          <table:table-cell table:formula="of:=INT([.AL60]/2)" office:value-type="float" office:value="111" calcext:value-type="float">
            <text:p>111</text:p>
          </table:table-cell>
          <table:table-cell table:formula="of:=INT([.AM60]/2)" office:value-type="float" office:value="111" calcext:value-type="float">
            <text:p>111</text:p>
          </table:table-cell>
          <table:table-cell table:formula="of:=INT([.AN60]/2)" office:value-type="float" office:value="110" calcext:value-type="float">
            <text:p>110</text:p>
          </table:table-cell>
          <table:table-cell table:formula="of:=INT([.AO60]/2)" office:value-type="float" office:value="110" calcext:value-type="float">
            <text:p>110</text:p>
          </table:table-cell>
          <table:table-cell table:formula="of:=INT([.AP60]/2)" office:value-type="float" office:value="109" calcext:value-type="float">
            <text:p>109</text:p>
          </table:table-cell>
          <table:table-cell table:formula="of:=INT([.AQ60]/2)" office:value-type="float" office:value="109" calcext:value-type="float">
            <text:p>109</text:p>
          </table:table-cell>
          <table:table-cell table:formula="of:=INT([.AR60]/2)" office:value-type="float" office:value="108" calcext:value-type="float">
            <text:p>108</text:p>
          </table:table-cell>
          <table:table-cell table:formula="of:=INT([.AS60]/2)" office:value-type="float" office:value="108" calcext:value-type="float">
            <text:p>108</text:p>
          </table:table-cell>
          <table:table-cell table:formula="of:=INT([.AT60]/2)" office:value-type="float" office:value="107" calcext:value-type="float">
            <text:p>107</text:p>
          </table:table-cell>
          <table:table-cell table:formula="of:=INT([.AU60]/2)" office:value-type="float" office:value="107" calcext:value-type="float">
            <text:p>107</text:p>
          </table:table-cell>
          <table:table-cell table:formula="of:=INT([.AV60]/2)" office:value-type="float" office:value="106" calcext:value-type="float">
            <text:p>106</text:p>
          </table:table-cell>
          <table:table-cell table:formula="of:=INT([.AW60]/2)" office:value-type="float" office:value="106" calcext:value-type="float">
            <text:p>106</text:p>
          </table:table-cell>
          <table:table-cell table:formula="of:=INT([.AX60]/2)" office:value-type="float" office:value="105" calcext:value-type="float">
            <text:p>105</text:p>
          </table:table-cell>
          <table:table-cell table:formula="of:=INT([.AY60]/2)" office:value-type="float" office:value="105" calcext:value-type="float">
            <text:p>105</text:p>
          </table:table-cell>
          <table:table-cell table:formula="of:=INT([.AZ60]/2)" office:value-type="float" office:value="104" calcext:value-type="float">
            <text:p>104</text:p>
          </table:table-cell>
          <table:table-cell table:formula="of:=INT([.BA60]/2)" office:value-type="float" office:value="104" calcext:value-type="float">
            <text:p>104</text:p>
          </table:table-cell>
          <table:table-cell table:formula="of:=INT([.BB60]/2)" office:value-type="float" office:value="103" calcext:value-type="float">
            <text:p>103</text:p>
          </table:table-cell>
          <table:table-cell table:formula="of:=INT([.BC60]/2)" office:value-type="float" office:value="103" calcext:value-type="float">
            <text:p>103</text:p>
          </table:table-cell>
          <table:table-cell table:formula="of:=INT([.BD60]/2)" office:value-type="float" office:value="102" calcext:value-type="float">
            <text:p>102</text:p>
          </table:table-cell>
          <table:table-cell table:formula="of:=INT([.BE60]/2)" office:value-type="float" office:value="102" calcext:value-type="float">
            <text:p>102</text:p>
          </table:table-cell>
          <table:table-cell table:formula="of:=INT([.BF60]/2)" office:value-type="float" office:value="101" calcext:value-type="float">
            <text:p>101</text:p>
          </table:table-cell>
          <table:table-cell table:formula="of:=INT([.BG60]/2)" office:value-type="float" office:value="101" calcext:value-type="float">
            <text:p>101</text:p>
          </table:table-cell>
          <table:table-cell table:formula="of:=INT([.BH60]/2)" office:value-type="float" office:value="100" calcext:value-type="float">
            <text:p>100</text:p>
          </table:table-cell>
          <table:table-cell table:formula="of:=INT([.BI60]/2)" office:value-type="float" office:value="100" calcext:value-type="float">
            <text:p>100</text:p>
          </table:table-cell>
          <table:table-cell table:formula="of:=INT([.BJ60]/2)" office:value-type="float" office:value="99" calcext:value-type="float">
            <text:p>99</text:p>
          </table:table-cell>
          <table:table-cell table:formula="of:=INT([.BK60]/2)" office:value-type="float" office:value="99" calcext:value-type="float">
            <text:p>99</text:p>
          </table:table-cell>
          <table:table-cell table:formula="of:=INT([.BL60]/2)" office:value-type="float" office:value="98" calcext:value-type="float">
            <text:p>98</text:p>
          </table:table-cell>
          <table:table-cell table:formula="of:=INT([.BM60]/2)" office:value-type="float" office:value="98" calcext:value-type="float">
            <text:p>98</text:p>
          </table:table-cell>
          <table:table-cell table:formula="of:=INT([.BN60]/2)" office:value-type="float" office:value="97" calcext:value-type="float">
            <text:p>97</text:p>
          </table:table-cell>
          <table:table-cell table:formula="of:=INT([.BO60]/2)" office:value-type="float" office:value="97" calcext:value-type="float">
            <text:p>97</text:p>
          </table:table-cell>
          <table:table-cell table:formula="of:=INT([.BP60]/2)" office:value-type="float" office:value="96" calcext:value-type="float">
            <text:p>96</text:p>
          </table:table-cell>
          <table:table-cell table:formula="of:=INT([.BQ60]/2)" office:value-type="float" office:value="96" calcext:value-type="float">
            <text:p>96</text:p>
          </table:table-cell>
          <table:table-cell table:formula="of:=INT([.BR60]/2)" office:value-type="float" office:value="95" calcext:value-type="float">
            <text:p>95</text:p>
          </table:table-cell>
          <table:table-cell table:formula="of:=INT([.BS60]/2)" office:value-type="float" office:value="95" calcext:value-type="float">
            <text:p>95</text:p>
          </table:table-cell>
          <table:table-cell table:formula="of:=INT([.BT60]/2)" office:value-type="float" office:value="94" calcext:value-type="float">
            <text:p>94</text:p>
          </table:table-cell>
          <table:table-cell table:formula="of:=INT([.BU60]/2)" office:value-type="float" office:value="94" calcext:value-type="float">
            <text:p>94</text:p>
          </table:table-cell>
          <table:table-cell table:formula="of:=INT([.BV60]/2)" office:value-type="float" office:value="93" calcext:value-type="float">
            <text:p>93</text:p>
          </table:table-cell>
          <table:table-cell table:formula="of:=INT([.BW60]/2)" office:value-type="float" office:value="93" calcext:value-type="float">
            <text:p>93</text:p>
          </table:table-cell>
          <table:table-cell table:formula="of:=INT([.BX60]/2)" office:value-type="float" office:value="92" calcext:value-type="float">
            <text:p>92</text:p>
          </table:table-cell>
          <table:table-cell table:formula="of:=INT([.BY60]/2)" office:value-type="float" office:value="92" calcext:value-type="float">
            <text:p>92</text:p>
          </table:table-cell>
          <table:table-cell table:formula="of:=INT([.BZ60]/2)" office:value-type="float" office:value="91" calcext:value-type="float">
            <text:p>91</text:p>
          </table:table-cell>
          <table:table-cell table:formula="of:=INT([.CA60]/2)" office:value-type="float" office:value="91" calcext:value-type="float">
            <text:p>91</text:p>
          </table:table-cell>
          <table:table-cell table:formula="of:=INT([.CB60]/2)" office:value-type="float" office:value="90" calcext:value-type="float">
            <text:p>90</text:p>
          </table:table-cell>
          <table:table-cell table:formula="of:=INT([.CC60]/2)" office:value-type="float" office:value="90" calcext:value-type="float">
            <text:p>90</text:p>
          </table:table-cell>
          <table:table-cell table:formula="of:=INT([.CD60]/2)" office:value-type="float" office:value="89" calcext:value-type="float">
            <text:p>89</text:p>
          </table:table-cell>
          <table:table-cell table:formula="of:=INT([.CE60]/2)" office:value-type="float" office:value="89" calcext:value-type="float">
            <text:p>89</text:p>
          </table:table-cell>
          <table:table-cell table:formula="of:=INT([.CF60]/2)" office:value-type="float" office:value="88" calcext:value-type="float">
            <text:p>88</text:p>
          </table:table-cell>
          <table:table-cell table:formula="of:=INT([.CG60]/2)" office:value-type="float" office:value="88" calcext:value-type="float">
            <text:p>88</text:p>
          </table:table-cell>
          <table:table-cell table:formula="of:=INT([.CH60]/2)" office:value-type="float" office:value="87" calcext:value-type="float">
            <text:p>87</text:p>
          </table:table-cell>
          <table:table-cell table:formula="of:=INT([.CI60]/2)" office:value-type="float" office:value="87" calcext:value-type="float">
            <text:p>87</text:p>
          </table:table-cell>
          <table:table-cell table:formula="of:=INT([.CJ60]/2)" office:value-type="float" office:value="86" calcext:value-type="float">
            <text:p>86</text:p>
          </table:table-cell>
          <table:table-cell table:formula="of:=INT([.CK60]/2)" office:value-type="float" office:value="86" calcext:value-type="float">
            <text:p>86</text:p>
          </table:table-cell>
          <table:table-cell table:formula="of:=INT([.CL60]/2)" office:value-type="float" office:value="85" calcext:value-type="float">
            <text:p>85</text:p>
          </table:table-cell>
          <table:table-cell table:formula="of:=INT([.CM60]/2)" office:value-type="float" office:value="85" calcext:value-type="float">
            <text:p>85</text:p>
          </table:table-cell>
          <table:table-cell table:formula="of:=INT([.CN60]/2)" office:value-type="float" office:value="84" calcext:value-type="float">
            <text:p>84</text:p>
          </table:table-cell>
          <table:table-cell table:formula="of:=INT([.CO60]/2)" office:value-type="float" office:value="84" calcext:value-type="float">
            <text:p>84</text:p>
          </table:table-cell>
          <table:table-cell table:formula="of:=INT([.CP60]/2)" office:value-type="float" office:value="83" calcext:value-type="float">
            <text:p>83</text:p>
          </table:table-cell>
          <table:table-cell table:formula="of:=INT([.CQ60]/2)" office:value-type="float" office:value="83" calcext:value-type="float">
            <text:p>83</text:p>
          </table:table-cell>
          <table:table-cell table:formula="of:=INT([.CR60]/2)" office:value-type="float" office:value="82" calcext:value-type="float">
            <text:p>82</text:p>
          </table:table-cell>
          <table:table-cell table:formula="of:=INT([.CS60]/2)" office:value-type="float" office:value="82" calcext:value-type="float">
            <text:p>82</text:p>
          </table:table-cell>
          <table:table-cell table:formula="of:=INT([.CT60]/2)" office:value-type="float" office:value="81" calcext:value-type="float">
            <text:p>81</text:p>
          </table:table-cell>
          <table:table-cell table:formula="of:=INT([.CU60]/2)" office:value-type="float" office:value="81" calcext:value-type="float">
            <text:p>81</text:p>
          </table:table-cell>
          <table:table-cell table:formula="of:=INT([.CV60]/2)" office:value-type="float" office:value="80" calcext:value-type="float">
            <text:p>80</text:p>
          </table:table-cell>
          <table:table-cell table:formula="of:=INT([.CW60]/2)" office:value-type="float" office:value="80" calcext:value-type="float">
            <text:p>80</text:p>
          </table:table-cell>
          <table:table-cell table:formula="of:=INT([.CX60]/2)" office:value-type="float" office:value="79" calcext:value-type="float">
            <text:p>79</text:p>
          </table:table-cell>
          <table:table-cell table:formula="of:=INT([.CY60]/2)" office:value-type="float" office:value="79" calcext:value-type="float">
            <text:p>79</text:p>
          </table:table-cell>
          <table:table-cell table:formula="of:=INT([.CZ60]/2)" office:value-type="float" office:value="78" calcext:value-type="float">
            <text:p>78</text:p>
          </table:table-cell>
          <table:table-cell table:formula="of:=INT([.DA60]/2)" office:value-type="float" office:value="78" calcext:value-type="float">
            <text:p>78</text:p>
          </table:table-cell>
          <table:table-cell table:formula="of:=INT([.DB60]/2)" office:value-type="float" office:value="77" calcext:value-type="float">
            <text:p>77</text:p>
          </table:table-cell>
          <table:table-cell table:formula="of:=INT([.DC60]/2)" office:value-type="float" office:value="77" calcext:value-type="float">
            <text:p>77</text:p>
          </table:table-cell>
          <table:table-cell table:formula="of:=INT([.DD60]/2)" office:value-type="float" office:value="76" calcext:value-type="float">
            <text:p>76</text:p>
          </table:table-cell>
          <table:table-cell table:formula="of:=INT([.DE60]/2)" office:value-type="float" office:value="76" calcext:value-type="float">
            <text:p>76</text:p>
          </table:table-cell>
          <table:table-cell table:formula="of:=INT([.DF60]/2)" office:value-type="float" office:value="75" calcext:value-type="float">
            <text:p>75</text:p>
          </table:table-cell>
          <table:table-cell table:formula="of:=INT([.DG60]/2)" office:value-type="float" office:value="75" calcext:value-type="float">
            <text:p>75</text:p>
          </table:table-cell>
          <table:table-cell table:formula="of:=INT([.DH60]/2)" office:value-type="float" office:value="74" calcext:value-type="float">
            <text:p>74</text:p>
          </table:table-cell>
          <table:table-cell table:formula="of:=INT([.DI60]/2)" office:value-type="float" office:value="74" calcext:value-type="float">
            <text:p>74</text:p>
          </table:table-cell>
          <table:table-cell table:formula="of:=INT([.DJ60]/2)" office:value-type="float" office:value="73" calcext:value-type="float">
            <text:p>73</text:p>
          </table:table-cell>
          <table:table-cell table:formula="of:=INT([.DK60]/2)" office:value-type="float" office:value="73" calcext:value-type="float">
            <text:p>73</text:p>
          </table:table-cell>
          <table:table-cell table:formula="of:=INT([.DL60]/2)" office:value-type="float" office:value="72" calcext:value-type="float">
            <text:p>72</text:p>
          </table:table-cell>
          <table:table-cell table:formula="of:=INT([.DM60]/2)" office:value-type="float" office:value="72" calcext:value-type="float">
            <text:p>72</text:p>
          </table:table-cell>
          <table:table-cell table:formula="of:=INT([.DN60]/2)" office:value-type="float" office:value="71" calcext:value-type="float">
            <text:p>71</text:p>
          </table:table-cell>
          <table:table-cell table:formula="of:=INT([.DO60]/2)" office:value-type="float" office:value="71" calcext:value-type="float">
            <text:p>71</text:p>
          </table:table-cell>
          <table:table-cell table:formula="of:=INT([.DP60]/2)" office:value-type="float" office:value="70" calcext:value-type="float">
            <text:p>70</text:p>
          </table:table-cell>
          <table:table-cell table:formula="of:=INT([.DQ60]/2)" office:value-type="float" office:value="70" calcext:value-type="float">
            <text:p>70</text:p>
          </table:table-cell>
          <table:table-cell table:formula="of:=INT([.DR60]/2)" office:value-type="float" office:value="69" calcext:value-type="float">
            <text:p>69</text:p>
          </table:table-cell>
          <table:table-cell table:formula="of:=INT([.DS60]/2)" office:value-type="float" office:value="69" calcext:value-type="float">
            <text:p>69</text:p>
          </table:table-cell>
          <table:table-cell table:formula="of:=INT([.DT60]/2)" office:value-type="float" office:value="68" calcext:value-type="float">
            <text:p>68</text:p>
          </table:table-cell>
          <table:table-cell table:formula="of:=INT([.DU60]/2)" office:value-type="float" office:value="68" calcext:value-type="float">
            <text:p>68</text:p>
          </table:table-cell>
          <table:table-cell table:formula="of:=INT([.DV60]/2)" office:value-type="float" office:value="67" calcext:value-type="float">
            <text:p>67</text:p>
          </table:table-cell>
          <table:table-cell table:formula="of:=INT([.DW60]/2)" office:value-type="float" office:value="67" calcext:value-type="float">
            <text:p>67</text:p>
          </table:table-cell>
          <table:table-cell table:formula="of:=INT([.DX60]/2)" office:value-type="float" office:value="66" calcext:value-type="float">
            <text:p>66</text:p>
          </table:table-cell>
          <table:table-cell table:formula="of:=INT([.DY60]/2)" office:value-type="float" office:value="66" calcext:value-type="float">
            <text:p>66</text:p>
          </table:table-cell>
          <table:table-cell table:formula="of:=INT([.DZ60]/2)" office:value-type="float" office:value="65" calcext:value-type="float">
            <text:p>65</text:p>
          </table:table-cell>
          <table:table-cell table:formula="of:=INT([.EA60]/2)" office:value-type="float" office:value="65" calcext:value-type="float">
            <text:p>65</text:p>
          </table:table-cell>
          <table:table-cell table:formula="of:=INT([.EB60]/2)" office:value-type="float" office:value="64" calcext:value-type="float">
            <text:p>64</text:p>
          </table:table-cell>
          <table:table-cell table:formula="of:=INT([.EC60]/2)" office:value-type="float" office:value="64" calcext:value-type="float">
            <text:p>64</text:p>
          </table:table-cell>
          <table:table-cell table:formula="of:=INT([.ED60]/2)" office:value-type="float" office:value="63" calcext:value-type="float">
            <text:p>63</text:p>
          </table:table-cell>
          <table:table-cell table:formula="of:=INT([.EE60]/2)" office:value-type="float" office:value="63" calcext:value-type="float">
            <text:p>63</text:p>
          </table:table-cell>
          <table:table-cell table:formula="of:=INT([.EF60]/2)" office:value-type="float" office:value="62" calcext:value-type="float">
            <text:p>62</text:p>
          </table:table-cell>
          <table:table-cell table:formula="of:=INT([.EG60]/2)" office:value-type="float" office:value="62" calcext:value-type="float">
            <text:p>62</text:p>
          </table:table-cell>
          <table:table-cell table:formula="of:=INT([.EH60]/2)" office:value-type="float" office:value="61" calcext:value-type="float">
            <text:p>61</text:p>
          </table:table-cell>
          <table:table-cell table:formula="of:=INT([.EI60]/2)" office:value-type="float" office:value="61" calcext:value-type="float">
            <text:p>61</text:p>
          </table:table-cell>
          <table:table-cell table:formula="of:=INT([.EJ60]/2)" office:value-type="float" office:value="60" calcext:value-type="float">
            <text:p>60</text:p>
          </table:table-cell>
          <table:table-cell table:formula="of:=INT([.EK60]/2)" office:value-type="float" office:value="60" calcext:value-type="float">
            <text:p>60</text:p>
          </table:table-cell>
          <table:table-cell table:formula="of:=INT([.EL60]/2)" office:value-type="float" office:value="59" calcext:value-type="float">
            <text:p>59</text:p>
          </table:table-cell>
          <table:table-cell table:formula="of:=INT([.EM60]/2)" office:value-type="float" office:value="59" calcext:value-type="float">
            <text:p>59</text:p>
          </table:table-cell>
          <table:table-cell table:formula="of:=INT([.EN60]/2)" office:value-type="float" office:value="58" calcext:value-type="float">
            <text:p>58</text:p>
          </table:table-cell>
          <table:table-cell table:formula="of:=INT([.EO60]/2)" office:value-type="float" office:value="58" calcext:value-type="float">
            <text:p>58</text:p>
          </table:table-cell>
          <table:table-cell table:formula="of:=INT([.EP60]/2)" office:value-type="float" office:value="57" calcext:value-type="float">
            <text:p>57</text:p>
          </table:table-cell>
          <table:table-cell table:formula="of:=INT([.EQ60]/2)" office:value-type="float" office:value="57" calcext:value-type="float">
            <text:p>57</text:p>
          </table:table-cell>
          <table:table-cell table:formula="of:=INT([.ER60]/2)" office:value-type="float" office:value="56" calcext:value-type="float">
            <text:p>56</text:p>
          </table:table-cell>
          <table:table-cell table:formula="of:=INT([.ES60]/2)" office:value-type="float" office:value="56" calcext:value-type="float">
            <text:p>56</text:p>
          </table:table-cell>
          <table:table-cell table:formula="of:=INT([.ET60]/2)" office:value-type="float" office:value="55" calcext:value-type="float">
            <text:p>55</text:p>
          </table:table-cell>
          <table:table-cell table:formula="of:=INT([.EU60]/2)" office:value-type="float" office:value="55" calcext:value-type="float">
            <text:p>55</text:p>
          </table:table-cell>
          <table:table-cell table:formula="of:=INT([.EV60]/2)" office:value-type="float" office:value="54" calcext:value-type="float">
            <text:p>54</text:p>
          </table:table-cell>
          <table:table-cell table:formula="of:=INT([.EW60]/2)" office:value-type="float" office:value="54" calcext:value-type="float">
            <text:p>54</text:p>
          </table:table-cell>
          <table:table-cell table:formula="of:=INT([.EX60]/2)" office:value-type="float" office:value="53" calcext:value-type="float">
            <text:p>53</text:p>
          </table:table-cell>
          <table:table-cell table:formula="of:=INT([.EY60]/2)" office:value-type="float" office:value="53" calcext:value-type="float">
            <text:p>53</text:p>
          </table:table-cell>
          <table:table-cell table:formula="of:=INT([.EZ60]/2)" office:value-type="float" office:value="52" calcext:value-type="float">
            <text:p>52</text:p>
          </table:table-cell>
          <table:table-cell table:formula="of:=INT([.FA60]/2)" office:value-type="float" office:value="52" calcext:value-type="float">
            <text:p>52</text:p>
          </table:table-cell>
          <table:table-cell table:formula="of:=INT([.FB60]/2)" office:value-type="float" office:value="51" calcext:value-type="float">
            <text:p>51</text:p>
          </table:table-cell>
          <table:table-cell table:formula="of:=INT([.FC60]/2)" office:value-type="float" office:value="51" calcext:value-type="float">
            <text:p>51</text:p>
          </table:table-cell>
          <table:table-cell table:formula="of:=INT([.FD60]/2)" office:value-type="float" office:value="50" calcext:value-type="float">
            <text:p>50</text:p>
          </table:table-cell>
          <table:table-cell table:formula="of:=INT([.FE60]/2)" office:value-type="float" office:value="50" calcext:value-type="float">
            <text:p>50</text:p>
          </table:table-cell>
          <table:table-cell table:formula="of:=INT([.FF60]/2)" office:value-type="float" office:value="49" calcext:value-type="float">
            <text:p>49</text:p>
          </table:table-cell>
          <table:table-cell table:formula="of:=INT([.FG60]/2)" office:value-type="float" office:value="49" calcext:value-type="float">
            <text:p>49</text:p>
          </table:table-cell>
          <table:table-cell table:formula="of:=INT([.FH60]/2)" office:value-type="float" office:value="48" calcext:value-type="float">
            <text:p>48</text:p>
          </table:table-cell>
          <table:table-cell table:formula="of:=INT([.FI60]/2)" office:value-type="float" office:value="48" calcext:value-type="float">
            <text:p>48</text:p>
          </table:table-cell>
          <table:table-cell table:formula="of:=INT([.FJ60]/2)" office:value-type="float" office:value="47" calcext:value-type="float">
            <text:p>47</text:p>
          </table:table-cell>
          <table:table-cell table:formula="of:=INT([.FK60]/2)" office:value-type="float" office:value="47" calcext:value-type="float">
            <text:p>47</text:p>
          </table:table-cell>
          <table:table-cell table:formula="of:=INT([.FL60]/2)" office:value-type="float" office:value="46" calcext:value-type="float">
            <text:p>46</text:p>
          </table:table-cell>
          <table:table-cell table:formula="of:=INT([.FM60]/2)" office:value-type="float" office:value="46" calcext:value-type="float">
            <text:p>46</text:p>
          </table:table-cell>
          <table:table-cell table:formula="of:=INT([.FN60]/2)" office:value-type="float" office:value="45" calcext:value-type="float">
            <text:p>45</text:p>
          </table:table-cell>
          <table:table-cell table:formula="of:=INT([.FO60]/2)" office:value-type="float" office:value="45" calcext:value-type="float">
            <text:p>45</text:p>
          </table:table-cell>
          <table:table-cell table:formula="of:=INT([.FP60]/2)" office:value-type="float" office:value="44" calcext:value-type="float">
            <text:p>44</text:p>
          </table:table-cell>
          <table:table-cell table:formula="of:=INT([.FQ60]/2)" office:value-type="float" office:value="44" calcext:value-type="float">
            <text:p>44</text:p>
          </table:table-cell>
          <table:table-cell table:formula="of:=INT([.FR60]/2)" office:value-type="float" office:value="43" calcext:value-type="float">
            <text:p>43</text:p>
          </table:table-cell>
          <table:table-cell table:formula="of:=INT([.FS60]/2)" office:value-type="float" office:value="43" calcext:value-type="float">
            <text:p>43</text:p>
          </table:table-cell>
          <table:table-cell table:formula="of:=INT([.FT60]/2)" office:value-type="float" office:value="42" calcext:value-type="float">
            <text:p>42</text:p>
          </table:table-cell>
          <table:table-cell table:formula="of:=INT([.FU60]/2)" office:value-type="float" office:value="42" calcext:value-type="float">
            <text:p>42</text:p>
          </table:table-cell>
          <table:table-cell table:formula="of:=INT([.FV60]/2)" office:value-type="float" office:value="41" calcext:value-type="float">
            <text:p>41</text:p>
          </table:table-cell>
          <table:table-cell table:formula="of:=INT([.FW60]/2)" office:value-type="float" office:value="41" calcext:value-type="float">
            <text:p>41</text:p>
          </table:table-cell>
          <table:table-cell table:formula="of:=INT([.FX60]/2)" office:value-type="float" office:value="40" calcext:value-type="float">
            <text:p>40</text:p>
          </table:table-cell>
          <table:table-cell table:formula="of:=INT([.FY60]/2)" office:value-type="float" office:value="40" calcext:value-type="float">
            <text:p>40</text:p>
          </table:table-cell>
          <table:table-cell table:formula="of:=INT([.FZ60]/2)" office:value-type="float" office:value="39" calcext:value-type="float">
            <text:p>39</text:p>
          </table:table-cell>
          <table:table-cell table:formula="of:=INT([.GA60]/2)" office:value-type="float" office:value="39" calcext:value-type="float">
            <text:p>39</text:p>
          </table:table-cell>
          <table:table-cell table:formula="of:=INT([.GB60]/2)" office:value-type="float" office:value="38" calcext:value-type="float">
            <text:p>38</text:p>
          </table:table-cell>
          <table:table-cell table:formula="of:=INT([.GC60]/2)" office:value-type="float" office:value="38" calcext:value-type="float">
            <text:p>38</text:p>
          </table:table-cell>
          <table:table-cell table:formula="of:=INT([.GD60]/2)" office:value-type="float" office:value="37" calcext:value-type="float">
            <text:p>37</text:p>
          </table:table-cell>
          <table:table-cell table:formula="of:=INT([.GE60]/2)" office:value-type="float" office:value="37" calcext:value-type="float">
            <text:p>37</text:p>
          </table:table-cell>
          <table:table-cell table:formula="of:=INT([.GF60]/2)" office:value-type="float" office:value="36" calcext:value-type="float">
            <text:p>36</text:p>
          </table:table-cell>
          <table:table-cell table:formula="of:=INT([.GG60]/2)" office:value-type="float" office:value="36" calcext:value-type="float">
            <text:p>36</text:p>
          </table:table-cell>
          <table:table-cell table:formula="of:=INT([.GH60]/2)" office:value-type="float" office:value="35" calcext:value-type="float">
            <text:p>35</text:p>
          </table:table-cell>
          <table:table-cell table:formula="of:=INT([.GI60]/2)" office:value-type="float" office:value="35" calcext:value-type="float">
            <text:p>35</text:p>
          </table:table-cell>
          <table:table-cell table:formula="of:=INT([.GJ60]/2)" office:value-type="float" office:value="34" calcext:value-type="float">
            <text:p>34</text:p>
          </table:table-cell>
          <table:table-cell table:formula="of:=INT([.GK60]/2)" office:value-type="float" office:value="34" calcext:value-type="float">
            <text:p>34</text:p>
          </table:table-cell>
          <table:table-cell table:formula="of:=INT([.GL60]/2)" office:value-type="float" office:value="33" calcext:value-type="float">
            <text:p>33</text:p>
          </table:table-cell>
          <table:table-cell table:formula="of:=INT([.GM60]/2)" office:value-type="float" office:value="33" calcext:value-type="float">
            <text:p>33</text:p>
          </table:table-cell>
          <table:table-cell table:formula="of:=INT([.GN60]/2)" office:value-type="float" office:value="32" calcext:value-type="float">
            <text:p>32</text:p>
          </table:table-cell>
          <table:table-cell table:formula="of:=INT([.GO60]/2)" office:value-type="float" office:value="32" calcext:value-type="float">
            <text:p>32</text:p>
          </table:table-cell>
          <table:table-cell table:formula="of:=INT([.GP60]/2)" office:value-type="float" office:value="31" calcext:value-type="float">
            <text:p>31</text:p>
          </table:table-cell>
          <table:table-cell table:formula="of:=INT([.GQ60]/2)" office:value-type="float" office:value="31" calcext:value-type="float">
            <text:p>31</text:p>
          </table:table-cell>
          <table:table-cell table:formula="of:=INT([.GR60]/2)" office:value-type="float" office:value="30" calcext:value-type="float">
            <text:p>30</text:p>
          </table:table-cell>
          <table:table-cell table:formula="of:=INT([.GS60]/2)" office:value-type="float" office:value="30" calcext:value-type="float">
            <text:p>30</text:p>
          </table:table-cell>
          <table:table-cell table:formula="of:=INT([.GT60]/2)" office:value-type="float" office:value="29" calcext:value-type="float">
            <text:p>29</text:p>
          </table:table-cell>
          <table:table-cell table:formula="of:=INT([.GU60]/2)" office:value-type="float" office:value="29" calcext:value-type="float">
            <text:p>29</text:p>
          </table:table-cell>
          <table:table-cell table:formula="of:=INT([.GV60]/2)" office:value-type="float" office:value="28" calcext:value-type="float">
            <text:p>28</text:p>
          </table:table-cell>
          <table:table-cell table:formula="of:=INT([.GW60]/2)" office:value-type="float" office:value="28" calcext:value-type="float">
            <text:p>28</text:p>
          </table:table-cell>
          <table:table-cell table:formula="of:=INT([.GX60]/2)" office:value-type="float" office:value="27" calcext:value-type="float">
            <text:p>27</text:p>
          </table:table-cell>
          <table:table-cell table:formula="of:=INT([.GY60]/2)" office:value-type="float" office:value="27" calcext:value-type="float">
            <text:p>27</text:p>
          </table:table-cell>
          <table:table-cell table:formula="of:=INT([.GZ60]/2)" office:value-type="float" office:value="26" calcext:value-type="float">
            <text:p>26</text:p>
          </table:table-cell>
          <table:table-cell table:formula="of:=INT([.HA60]/2)" office:value-type="float" office:value="26" calcext:value-type="float">
            <text:p>26</text:p>
          </table:table-cell>
          <table:table-cell table:formula="of:=INT([.HB60]/2)" office:value-type="float" office:value="25" calcext:value-type="float">
            <text:p>25</text:p>
          </table:table-cell>
          <table:table-cell table:formula="of:=INT([.HC60]/2)" office:value-type="float" office:value="25" calcext:value-type="float">
            <text:p>25</text:p>
          </table:table-cell>
          <table:table-cell table:formula="of:=INT([.HD60]/2)" office:value-type="float" office:value="24" calcext:value-type="float">
            <text:p>24</text:p>
          </table:table-cell>
          <table:table-cell table:formula="of:=INT([.HE60]/2)" office:value-type="float" office:value="24" calcext:value-type="float">
            <text:p>24</text:p>
          </table:table-cell>
          <table:table-cell table:formula="of:=INT([.HF60]/2)" office:value-type="float" office:value="23" calcext:value-type="float">
            <text:p>23</text:p>
          </table:table-cell>
          <table:table-cell table:formula="of:=INT([.HG60]/2)" office:value-type="float" office:value="23" calcext:value-type="float">
            <text:p>23</text:p>
          </table:table-cell>
          <table:table-cell table:formula="of:=INT([.HH60]/2)" office:value-type="float" office:value="22" calcext:value-type="float">
            <text:p>22</text:p>
          </table:table-cell>
          <table:table-cell table:formula="of:=INT([.HI60]/2)" office:value-type="float" office:value="22" calcext:value-type="float">
            <text:p>22</text:p>
          </table:table-cell>
          <table:table-cell table:formula="of:=INT([.HJ60]/2)" office:value-type="float" office:value="21" calcext:value-type="float">
            <text:p>21</text:p>
          </table:table-cell>
          <table:table-cell table:formula="of:=INT([.HK60]/2)" office:value-type="float" office:value="21" calcext:value-type="float">
            <text:p>21</text:p>
          </table:table-cell>
          <table:table-cell table:formula="of:=INT([.HL60]/2)" office:value-type="float" office:value="20" calcext:value-type="float">
            <text:p>20</text:p>
          </table:table-cell>
          <table:table-cell table:formula="of:=INT([.HM60]/2)" office:value-type="float" office:value="20" calcext:value-type="float">
            <text:p>20</text:p>
          </table:table-cell>
          <table:table-cell table:formula="of:=INT([.HN60]/2)" office:value-type="float" office:value="19" calcext:value-type="float">
            <text:p>19</text:p>
          </table:table-cell>
          <table:table-cell table:formula="of:=INT([.HO60]/2)" office:value-type="float" office:value="19" calcext:value-type="float">
            <text:p>19</text:p>
          </table:table-cell>
          <table:table-cell table:formula="of:=INT([.HP60]/2)" office:value-type="float" office:value="18" calcext:value-type="float">
            <text:p>18</text:p>
          </table:table-cell>
          <table:table-cell table:formula="of:=INT([.HQ60]/2)" office:value-type="float" office:value="18" calcext:value-type="float">
            <text:p>18</text:p>
          </table:table-cell>
          <table:table-cell table:formula="of:=INT([.HR60]/2)" office:value-type="float" office:value="17" calcext:value-type="float">
            <text:p>17</text:p>
          </table:table-cell>
          <table:table-cell table:formula="of:=INT([.HS60]/2)" office:value-type="float" office:value="17" calcext:value-type="float">
            <text:p>17</text:p>
          </table:table-cell>
          <table:table-cell table:formula="of:=INT([.HT60]/2)" office:value-type="float" office:value="16" calcext:value-type="float">
            <text:p>16</text:p>
          </table:table-cell>
          <table:table-cell table:formula="of:=INT([.HU60]/2)" office:value-type="float" office:value="16" calcext:value-type="float">
            <text:p>16</text:p>
          </table:table-cell>
          <table:table-cell table:formula="of:=INT([.HV60]/2)" office:value-type="float" office:value="15" calcext:value-type="float">
            <text:p>15</text:p>
          </table:table-cell>
          <table:table-cell table:formula="of:=INT([.HW60]/2)" office:value-type="float" office:value="15" calcext:value-type="float">
            <text:p>15</text:p>
          </table:table-cell>
          <table:table-cell table:formula="of:=INT([.HX60]/2)" office:value-type="float" office:value="14" calcext:value-type="float">
            <text:p>14</text:p>
          </table:table-cell>
          <table:table-cell table:formula="of:=INT([.HY60]/2)" office:value-type="float" office:value="14" calcext:value-type="float">
            <text:p>14</text:p>
          </table:table-cell>
          <table:table-cell table:formula="of:=INT([.HZ60]/2)" office:value-type="float" office:value="13" calcext:value-type="float">
            <text:p>13</text:p>
          </table:table-cell>
          <table:table-cell table:formula="of:=INT([.IA60]/2)" office:value-type="float" office:value="13" calcext:value-type="float">
            <text:p>13</text:p>
          </table:table-cell>
          <table:table-cell table:formula="of:=INT([.IB60]/2)" office:value-type="float" office:value="12" calcext:value-type="float">
            <text:p>12</text:p>
          </table:table-cell>
          <table:table-cell table:formula="of:=INT([.IC60]/2)" office:value-type="float" office:value="12" calcext:value-type="float">
            <text:p>12</text:p>
          </table:table-cell>
          <table:table-cell table:formula="of:=INT([.ID60]/2)" office:value-type="float" office:value="11" calcext:value-type="float">
            <text:p>11</text:p>
          </table:table-cell>
          <table:table-cell table:formula="of:=INT([.IE60]/2)" office:value-type="float" office:value="11" calcext:value-type="float">
            <text:p>11</text:p>
          </table:table-cell>
          <table:table-cell table:formula="of:=INT([.IF60]/2)" office:value-type="float" office:value="10" calcext:value-type="float">
            <text:p>10</text:p>
          </table:table-cell>
          <table:table-cell table:formula="of:=INT([.IG60]/2)" office:value-type="float" office:value="10" calcext:value-type="float">
            <text:p>10</text:p>
          </table:table-cell>
          <table:table-cell table:formula="of:=INT([.IH60]/2)" office:value-type="float" office:value="9" calcext:value-type="float">
            <text:p>9</text:p>
          </table:table-cell>
          <table:table-cell table:formula="of:=INT([.II60]/2)" office:value-type="float" office:value="9" calcext:value-type="float">
            <text:p>9</text:p>
          </table:table-cell>
          <table:table-cell table:formula="of:=INT([.IJ60]/2)" office:value-type="float" office:value="8" calcext:value-type="float">
            <text:p>8</text:p>
          </table:table-cell>
          <table:table-cell table:formula="of:=INT([.IK60]/2)" office:value-type="float" office:value="8" calcext:value-type="float">
            <text:p>8</text:p>
          </table:table-cell>
          <table:table-cell table:formula="of:=INT([.IL60]/2)" office:value-type="float" office:value="7" calcext:value-type="float">
            <text:p>7</text:p>
          </table:table-cell>
          <table:table-cell table:formula="of:=INT([.IM60]/2)" office:value-type="float" office:value="7" calcext:value-type="float">
            <text:p>7</text:p>
          </table:table-cell>
          <table:table-cell table:formula="of:=INT([.IN60]/2)" office:value-type="float" office:value="6" calcext:value-type="float">
            <text:p>6</text:p>
          </table:table-cell>
          <table:table-cell table:formula="of:=INT([.IO60]/2)" office:value-type="float" office:value="6" calcext:value-type="float">
            <text:p>6</text:p>
          </table:table-cell>
          <table:table-cell table:formula="of:=INT([.IP60]/2)" office:value-type="float" office:value="5" calcext:value-type="float">
            <text:p>5</text:p>
          </table:table-cell>
          <table:table-cell table:formula="of:=INT([.IQ60]/2)" office:value-type="float" office:value="5" calcext:value-type="float">
            <text:p>5</text:p>
          </table:table-cell>
          <table:table-cell table:formula="of:=INT([.IR60]/2)" office:value-type="float" office:value="4" calcext:value-type="float">
            <text:p>4</text:p>
          </table:table-cell>
          <table:table-cell table:formula="of:=INT([.IS60]/2)" office:value-type="float" office:value="4" calcext:value-type="float">
            <text:p>4</text:p>
          </table:table-cell>
          <table:table-cell table:formula="of:=INT([.IT60]/2)" office:value-type="float" office:value="3" calcext:value-type="float">
            <text:p>3</text:p>
          </table:table-cell>
          <table:table-cell table:formula="of:=INT([.IU60]/2)" office:value-type="float" office:value="3" calcext:value-type="float">
            <text:p>3</text:p>
          </table:table-cell>
          <table:table-cell table:formula="of:=INT([.IV60]/2)" office:value-type="float" office:value="2" calcext:value-type="float">
            <text:p>2</text:p>
          </table:table-cell>
          <table:table-cell table:formula="of:=INT([.IW60]/2)" office:value-type="float" office:value="2" calcext:value-type="float">
            <text:p>2</text:p>
          </table:table-cell>
          <table:table-cell table:formula="of:=INT([.IX60]/2)" office:value-type="float" office:value="1" calcext:value-type="float">
            <text:p>1</text:p>
          </table:table-cell>
          <table:table-cell table:formula="of:=INT([.IY60]/2)" office:value-type="float" office:value="1" calcext:value-type="float">
            <text:p>1</text:p>
          </table:table-cell>
          <table:table-cell table:formula="of:=INT([.IZ60]/2)" office:value-type="float" office:value="0" calcext:value-type="float">
            <text:p>0</text:p>
          </table:table-cell>
          <table:table-cell table:formula="of:=INT([.JA60]/2)" office:value-type="float" office:value="0" calcext:value-type="float">
            <text:p>0</text:p>
          </table:table-cell>
          <table:table-cell office:value-type="string" calcext:value-type="string">
            <text:p>Continu</text:p>
          </table:table-cell>
          <table:table-cell table:number-columns-repeated="20"/>
          <table:table-cell office:value-type="string" calcext:value-type="string">
            <text:p>Pause</text:p>
          </table:table-cell>
          <table:table-cell table:number-columns-repeated="11"/>
          <table:table-cell office:value-type="string" calcext:value-type="string">
            <text:p>Pause</text:p>
          </table:table-cell>
          <table:table-cell table:number-columns-repeated="12"/>
          <table:table-cell office:value-type="string" calcext:value-type="string">
            <text:p>F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314"/>
        </table:table-row>
        <table:table-row table:style-name="ro1">
          <table:table-cell table:number-columns-repeated="2"/>
          <table:table-cell table:formula="of:=[.$C$62]*[.C57]" office:value-type="float" office:value="0" calcext:value-type="float">
            <text:p>0</text:p>
          </table:table-cell>
          <table:table-cell table:formula="of:=[.$C$62]*[.D57]" office:value-type="float" office:value="0.5" calcext:value-type="float">
            <text:p>0,5</text:p>
          </table:table-cell>
          <table:table-cell table:formula="of:=[.$C$62]*[.E57]" office:value-type="float" office:value="1" calcext:value-type="float">
            <text:p>1</text:p>
          </table:table-cell>
          <table:table-cell table:formula="of:=[.$C$62]*[.F57]" office:value-type="float" office:value="1.5" calcext:value-type="float">
            <text:p>1,5</text:p>
          </table:table-cell>
          <table:table-cell table:formula="of:=[.$C$62]*[.G57]" office:value-type="float" office:value="2" calcext:value-type="float">
            <text:p>2</text:p>
          </table:table-cell>
          <table:table-cell table:formula="of:=[.$C$62]*[.H57]" office:value-type="float" office:value="2.5" calcext:value-type="float">
            <text:p>2,5</text:p>
          </table:table-cell>
          <table:table-cell table:formula="of:=[.$C$62]*[.I57]" office:value-type="float" office:value="3" calcext:value-type="float">
            <text:p>3</text:p>
          </table:table-cell>
          <table:table-cell table:formula="of:=[.$C$62]*[.J57]" office:value-type="float" office:value="3.5" calcext:value-type="float">
            <text:p>3,5</text:p>
          </table:table-cell>
          <table:table-cell table:formula="of:=[.$C$62]*[.K57]" office:value-type="float" office:value="4" calcext:value-type="float">
            <text:p>4</text:p>
          </table:table-cell>
          <table:table-cell table:formula="of:=[.$C$62]*[.L57]" office:value-type="float" office:value="4.5" calcext:value-type="float">
            <text:p>4,5</text:p>
          </table:table-cell>
          <table:table-cell table:formula="of:=[.$C$62]*[.M57]" office:value-type="float" office:value="5" calcext:value-type="float">
            <text:p>5</text:p>
          </table:table-cell>
          <table:table-cell table:formula="of:=[.$C$62]*[.N57]" office:value-type="float" office:value="5.5" calcext:value-type="float">
            <text:p>5,5</text:p>
          </table:table-cell>
          <table:table-cell table:formula="of:=[.$C$62]*[.O57]" office:value-type="float" office:value="6" calcext:value-type="float">
            <text:p>6</text:p>
          </table:table-cell>
          <table:table-cell table:formula="of:=[.$C$62]*[.P57]" office:value-type="float" office:value="6.5" calcext:value-type="float">
            <text:p>6,5</text:p>
          </table:table-cell>
          <table:table-cell table:formula="of:=[.$C$62]*[.Q57]" office:value-type="float" office:value="7" calcext:value-type="float">
            <text:p>7</text:p>
          </table:table-cell>
          <table:table-cell table:formula="of:=[.$C$62]*[.R57]" office:value-type="float" office:value="7.5" calcext:value-type="float">
            <text:p>7,5</text:p>
          </table:table-cell>
          <table:table-cell table:formula="of:=[.$C$62]*[.S57]" office:value-type="float" office:value="8" calcext:value-type="float">
            <text:p>8</text:p>
          </table:table-cell>
          <table:table-cell table:formula="of:=[.$C$62]*[.T57]" office:value-type="float" office:value="8.5" calcext:value-type="float">
            <text:p>8,5</text:p>
          </table:table-cell>
          <table:table-cell table:formula="of:=[.$C$62]*[.U57]" office:value-type="float" office:value="9" calcext:value-type="float">
            <text:p>9</text:p>
          </table:table-cell>
          <table:table-cell table:formula="of:=[.$C$62]*[.V57]" office:value-type="float" office:value="9.5" calcext:value-type="float">
            <text:p>9,5</text:p>
          </table:table-cell>
          <table:table-cell table:formula="of:=[.$C$62]*[.W57]" office:value-type="float" office:value="10" calcext:value-type="float">
            <text:p>10</text:p>
          </table:table-cell>
          <table:table-cell table:formula="of:=[.$C$62]*[.X57]" office:value-type="float" office:value="10.5" calcext:value-type="float">
            <text:p>10,5</text:p>
          </table:table-cell>
          <table:table-cell table:formula="of:=[.$C$62]*[.Y57]" office:value-type="float" office:value="11" calcext:value-type="float">
            <text:p>11</text:p>
          </table:table-cell>
          <table:table-cell table:formula="of:=[.$C$62]*[.Z57]" office:value-type="float" office:value="11.5" calcext:value-type="float">
            <text:p>11,5</text:p>
          </table:table-cell>
          <table:table-cell table:formula="of:=[.$C$62]*[.AA57]" office:value-type="float" office:value="12" calcext:value-type="float">
            <text:p>12</text:p>
          </table:table-cell>
          <table:table-cell table:formula="of:=[.$C$62]*[.AB57]" office:value-type="float" office:value="12.5" calcext:value-type="float">
            <text:p>12,5</text:p>
          </table:table-cell>
          <table:table-cell table:formula="of:=[.$C$62]*[.AC57]" office:value-type="float" office:value="13" calcext:value-type="float">
            <text:p>13</text:p>
          </table:table-cell>
          <table:table-cell table:formula="of:=[.$C$62]*[.AD57]" office:value-type="float" office:value="13.5" calcext:value-type="float">
            <text:p>13,5</text:p>
          </table:table-cell>
          <table:table-cell table:formula="of:=[.$C$62]*[.AE57]" office:value-type="float" office:value="14" calcext:value-type="float">
            <text:p>14</text:p>
          </table:table-cell>
          <table:table-cell table:formula="of:=[.$C$62]*[.AF57]" office:value-type="float" office:value="14.5" calcext:value-type="float">
            <text:p>14,5</text:p>
          </table:table-cell>
          <table:table-cell table:formula="of:=[.$C$62]*[.AG57]" office:value-type="float" office:value="15" calcext:value-type="float">
            <text:p>15</text:p>
          </table:table-cell>
          <table:table-cell table:formula="of:=[.$C$62]*[.AH57]" office:value-type="float" office:value="15.5" calcext:value-type="float">
            <text:p>15,5</text:p>
          </table:table-cell>
          <table:table-cell table:formula="of:=[.$C$62]*[.AI57]" office:value-type="float" office:value="16" calcext:value-type="float">
            <text:p>16</text:p>
          </table:table-cell>
          <table:table-cell table:formula="of:=[.$C$62]*[.AJ57]" office:value-type="float" office:value="16.5" calcext:value-type="float">
            <text:p>16,5</text:p>
          </table:table-cell>
          <table:table-cell table:formula="of:=[.$C$62]*[.AK57]" office:value-type="float" office:value="17" calcext:value-type="float">
            <text:p>17</text:p>
          </table:table-cell>
          <table:table-cell table:formula="of:=[.$C$62]*[.AL57]" office:value-type="float" office:value="17.5" calcext:value-type="float">
            <text:p>17,5</text:p>
          </table:table-cell>
          <table:table-cell table:formula="of:=[.$C$62]*[.AM57]" office:value-type="float" office:value="18" calcext:value-type="float">
            <text:p>18</text:p>
          </table:table-cell>
          <table:table-cell table:formula="of:=[.$C$62]*[.AN57]" office:value-type="float" office:value="18.5" calcext:value-type="float">
            <text:p>18,5</text:p>
          </table:table-cell>
          <table:table-cell table:formula="of:=[.$C$62]*[.AO57]" office:value-type="float" office:value="19" calcext:value-type="float">
            <text:p>19</text:p>
          </table:table-cell>
          <table:table-cell table:formula="of:=[.$C$62]*[.AP57]" office:value-type="float" office:value="19.5" calcext:value-type="float">
            <text:p>19,5</text:p>
          </table:table-cell>
          <table:table-cell table:formula="of:=[.$C$62]*[.AQ57]" office:value-type="float" office:value="20" calcext:value-type="float">
            <text:p>20</text:p>
          </table:table-cell>
          <table:table-cell table:formula="of:=[.$C$62]*[.AR57]" office:value-type="float" office:value="20.5" calcext:value-type="float">
            <text:p>20,5</text:p>
          </table:table-cell>
          <table:table-cell table:formula="of:=[.$C$62]*[.AS57]" office:value-type="float" office:value="21" calcext:value-type="float">
            <text:p>21</text:p>
          </table:table-cell>
          <table:table-cell table:formula="of:=[.$C$62]*[.AT57]" office:value-type="float" office:value="21.5" calcext:value-type="float">
            <text:p>21,5</text:p>
          </table:table-cell>
          <table:table-cell table:formula="of:=[.$C$62]*[.AU57]" office:value-type="float" office:value="22" calcext:value-type="float">
            <text:p>22</text:p>
          </table:table-cell>
          <table:table-cell table:formula="of:=[.$C$62]*[.AV57]" office:value-type="float" office:value="22.5" calcext:value-type="float">
            <text:p>22,5</text:p>
          </table:table-cell>
          <table:table-cell table:formula="of:=[.$C$62]*[.AW57]" office:value-type="float" office:value="23" calcext:value-type="float">
            <text:p>23</text:p>
          </table:table-cell>
          <table:table-cell table:formula="of:=[.$C$62]*[.AX57]" office:value-type="float" office:value="23.5" calcext:value-type="float">
            <text:p>23,5</text:p>
          </table:table-cell>
          <table:table-cell table:formula="of:=[.$C$62]*[.AY57]" office:value-type="float" office:value="24" calcext:value-type="float">
            <text:p>24</text:p>
          </table:table-cell>
          <table:table-cell table:formula="of:=[.$C$62]*[.AZ57]" office:value-type="float" office:value="24.5" calcext:value-type="float">
            <text:p>24,5</text:p>
          </table:table-cell>
          <table:table-cell table:formula="of:=[.$C$62]*[.BA57]" office:value-type="float" office:value="25" calcext:value-type="float">
            <text:p>25</text:p>
          </table:table-cell>
          <table:table-cell table:formula="of:=[.$C$62]*[.BB57]" office:value-type="float" office:value="25.5" calcext:value-type="float">
            <text:p>25,5</text:p>
          </table:table-cell>
          <table:table-cell table:formula="of:=[.$C$62]*[.BC57]" office:value-type="float" office:value="26" calcext:value-type="float">
            <text:p>26</text:p>
          </table:table-cell>
          <table:table-cell table:formula="of:=[.$C$62]*[.BD57]" office:value-type="float" office:value="26.5" calcext:value-type="float">
            <text:p>26,5</text:p>
          </table:table-cell>
          <table:table-cell table:formula="of:=[.$C$62]*[.BE57]" office:value-type="float" office:value="27" calcext:value-type="float">
            <text:p>27</text:p>
          </table:table-cell>
          <table:table-cell table:formula="of:=[.$C$62]*[.BF57]" office:value-type="float" office:value="27.5" calcext:value-type="float">
            <text:p>27,5</text:p>
          </table:table-cell>
          <table:table-cell table:formula="of:=[.$C$62]*[.BG57]" office:value-type="float" office:value="28" calcext:value-type="float">
            <text:p>28</text:p>
          </table:table-cell>
          <table:table-cell table:formula="of:=[.$C$62]*[.BH57]" office:value-type="float" office:value="28.5" calcext:value-type="float">
            <text:p>28,5</text:p>
          </table:table-cell>
          <table:table-cell table:formula="of:=[.$C$62]*[.BI57]" office:value-type="float" office:value="29" calcext:value-type="float">
            <text:p>29</text:p>
          </table:table-cell>
          <table:table-cell table:formula="of:=[.$C$62]*[.BJ57]" office:value-type="float" office:value="29.5" calcext:value-type="float">
            <text:p>29,5</text:p>
          </table:table-cell>
          <table:table-cell table:formula="of:=[.$C$62]*[.BK57]" office:value-type="float" office:value="30" calcext:value-type="float">
            <text:p>30</text:p>
          </table:table-cell>
          <table:table-cell table:formula="of:=[.$C$62]*[.BL57]" office:value-type="float" office:value="30.5" calcext:value-type="float">
            <text:p>30,5</text:p>
          </table:table-cell>
          <table:table-cell table:formula="of:=[.$C$62]*[.BM57]" office:value-type="float" office:value="31" calcext:value-type="float">
            <text:p>31</text:p>
          </table:table-cell>
          <table:table-cell table:formula="of:=[.$C$62]*[.BN57]" office:value-type="float" office:value="31.5" calcext:value-type="float">
            <text:p>31,5</text:p>
          </table:table-cell>
          <table:table-cell table:formula="of:=[.$C$62]*[.BO57]" office:value-type="float" office:value="32" calcext:value-type="float">
            <text:p>32</text:p>
          </table:table-cell>
          <table:table-cell table:formula="of:=[.$C$62]*[.BP57]" office:value-type="float" office:value="32.5" calcext:value-type="float">
            <text:p>32,5</text:p>
          </table:table-cell>
          <table:table-cell table:formula="of:=[.$C$62]*[.BQ57]" office:value-type="float" office:value="33" calcext:value-type="float">
            <text:p>33</text:p>
          </table:table-cell>
          <table:table-cell table:formula="of:=[.$C$62]*[.BR57]" office:value-type="float" office:value="33.5" calcext:value-type="float">
            <text:p>33,5</text:p>
          </table:table-cell>
          <table:table-cell table:formula="of:=[.$C$62]*[.BS57]" office:value-type="float" office:value="34" calcext:value-type="float">
            <text:p>34</text:p>
          </table:table-cell>
          <table:table-cell table:formula="of:=[.$C$62]*[.BT57]" office:value-type="float" office:value="34.5" calcext:value-type="float">
            <text:p>34,5</text:p>
          </table:table-cell>
          <table:table-cell table:formula="of:=[.$C$62]*[.BU57]" office:value-type="float" office:value="35" calcext:value-type="float">
            <text:p>35</text:p>
          </table:table-cell>
          <table:table-cell table:formula="of:=[.$C$62]*[.BV57]" office:value-type="float" office:value="35.5" calcext:value-type="float">
            <text:p>35,5</text:p>
          </table:table-cell>
          <table:table-cell table:formula="of:=[.$C$62]*[.BW57]" office:value-type="float" office:value="36" calcext:value-type="float">
            <text:p>36</text:p>
          </table:table-cell>
          <table:table-cell table:formula="of:=[.$C$62]*[.BX57]" office:value-type="float" office:value="36.5" calcext:value-type="float">
            <text:p>36,5</text:p>
          </table:table-cell>
          <table:table-cell table:formula="of:=[.$C$62]*[.BY57]" office:value-type="float" office:value="37" calcext:value-type="float">
            <text:p>37</text:p>
          </table:table-cell>
          <table:table-cell table:formula="of:=[.$C$62]*[.BZ57]" office:value-type="float" office:value="37.5" calcext:value-type="float">
            <text:p>37,5</text:p>
          </table:table-cell>
          <table:table-cell table:formula="of:=[.$C$62]*[.CA57]" office:value-type="float" office:value="38" calcext:value-type="float">
            <text:p>38</text:p>
          </table:table-cell>
          <table:table-cell table:formula="of:=[.$C$62]*[.CB57]" office:value-type="float" office:value="38.5" calcext:value-type="float">
            <text:p>38,5</text:p>
          </table:table-cell>
          <table:table-cell table:formula="of:=[.$C$62]*[.CC57]" office:value-type="float" office:value="39" calcext:value-type="float">
            <text:p>39</text:p>
          </table:table-cell>
          <table:table-cell table:formula="of:=[.$C$62]*[.CD57]" office:value-type="float" office:value="39.5" calcext:value-type="float">
            <text:p>39,5</text:p>
          </table:table-cell>
          <table:table-cell table:formula="of:=[.$C$62]*[.CE57]" office:value-type="float" office:value="40" calcext:value-type="float">
            <text:p>40</text:p>
          </table:table-cell>
          <table:table-cell table:formula="of:=[.$C$62]*[.CF57]" office:value-type="float" office:value="40.5" calcext:value-type="float">
            <text:p>40,5</text:p>
          </table:table-cell>
          <table:table-cell table:formula="of:=[.$C$62]*[.CG57]" office:value-type="float" office:value="41" calcext:value-type="float">
            <text:p>41</text:p>
          </table:table-cell>
          <table:table-cell table:formula="of:=[.$C$62]*[.CH57]" office:value-type="float" office:value="41.5" calcext:value-type="float">
            <text:p>41,5</text:p>
          </table:table-cell>
          <table:table-cell table:formula="of:=[.$C$62]*[.CI57]" office:value-type="float" office:value="42" calcext:value-type="float">
            <text:p>42</text:p>
          </table:table-cell>
          <table:table-cell table:formula="of:=[.$C$62]*[.CJ57]" office:value-type="float" office:value="42.5" calcext:value-type="float">
            <text:p>42,5</text:p>
          </table:table-cell>
          <table:table-cell table:formula="of:=[.$C$62]*[.CK57]" office:value-type="float" office:value="43" calcext:value-type="float">
            <text:p>43</text:p>
          </table:table-cell>
          <table:table-cell table:formula="of:=[.$C$62]*[.CL57]" office:value-type="float" office:value="43.5" calcext:value-type="float">
            <text:p>43,5</text:p>
          </table:table-cell>
          <table:table-cell table:formula="of:=[.$C$62]*[.CM57]" office:value-type="float" office:value="44" calcext:value-type="float">
            <text:p>44</text:p>
          </table:table-cell>
          <table:table-cell table:formula="of:=[.$C$62]*[.CN57]" office:value-type="float" office:value="44.5" calcext:value-type="float">
            <text:p>44,5</text:p>
          </table:table-cell>
          <table:table-cell table:formula="of:=[.$C$62]*[.CO57]" office:value-type="float" office:value="45" calcext:value-type="float">
            <text:p>45</text:p>
          </table:table-cell>
          <table:table-cell table:formula="of:=[.$C$62]*[.CP57]" office:value-type="float" office:value="45.5" calcext:value-type="float">
            <text:p>45,5</text:p>
          </table:table-cell>
          <table:table-cell table:formula="of:=[.$C$62]*[.CQ57]" office:value-type="float" office:value="46" calcext:value-type="float">
            <text:p>46</text:p>
          </table:table-cell>
          <table:table-cell table:formula="of:=[.$C$62]*[.CR57]" office:value-type="float" office:value="46.5" calcext:value-type="float">
            <text:p>46,5</text:p>
          </table:table-cell>
          <table:table-cell table:formula="of:=[.$C$62]*[.CS57]" office:value-type="float" office:value="47" calcext:value-type="float">
            <text:p>47</text:p>
          </table:table-cell>
          <table:table-cell table:formula="of:=[.$C$62]*[.CT57]" office:value-type="float" office:value="47.5" calcext:value-type="float">
            <text:p>47,5</text:p>
          </table:table-cell>
          <table:table-cell table:formula="of:=[.$C$62]*[.CU57]" office:value-type="float" office:value="48" calcext:value-type="float">
            <text:p>48</text:p>
          </table:table-cell>
          <table:table-cell table:formula="of:=[.$C$62]*[.CV57]" office:value-type="float" office:value="48.5" calcext:value-type="float">
            <text:p>48,5</text:p>
          </table:table-cell>
          <table:table-cell table:formula="of:=[.$C$62]*[.CW57]" office:value-type="float" office:value="49" calcext:value-type="float">
            <text:p>49</text:p>
          </table:table-cell>
          <table:table-cell table:formula="of:=[.$C$62]*[.CX57]" office:value-type="float" office:value="49.5" calcext:value-type="float">
            <text:p>49,5</text:p>
          </table:table-cell>
          <table:table-cell table:formula="of:=[.$C$62]*[.CY57]" office:value-type="float" office:value="50" calcext:value-type="float">
            <text:p>50</text:p>
          </table:table-cell>
          <table:table-cell table:formula="of:=[.$C$62]*[.CZ57]" office:value-type="float" office:value="50.5" calcext:value-type="float">
            <text:p>50,5</text:p>
          </table:table-cell>
          <table:table-cell table:formula="of:=[.$C$62]*[.DA57]" office:value-type="float" office:value="51" calcext:value-type="float">
            <text:p>51</text:p>
          </table:table-cell>
          <table:table-cell table:formula="of:=[.$C$62]*[.DB57]" office:value-type="float" office:value="51.5" calcext:value-type="float">
            <text:p>51,5</text:p>
          </table:table-cell>
          <table:table-cell table:formula="of:=[.$C$62]*[.DC57]" office:value-type="float" office:value="52" calcext:value-type="float">
            <text:p>52</text:p>
          </table:table-cell>
          <table:table-cell table:formula="of:=[.$C$62]*[.DD57]" office:value-type="float" office:value="52.5" calcext:value-type="float">
            <text:p>52,5</text:p>
          </table:table-cell>
          <table:table-cell table:formula="of:=[.$C$62]*[.DE57]" office:value-type="float" office:value="53" calcext:value-type="float">
            <text:p>53</text:p>
          </table:table-cell>
          <table:table-cell table:formula="of:=[.$C$62]*[.DF57]" office:value-type="float" office:value="53.5" calcext:value-type="float">
            <text:p>53,5</text:p>
          </table:table-cell>
          <table:table-cell table:formula="of:=[.$C$62]*[.DG57]" office:value-type="float" office:value="54" calcext:value-type="float">
            <text:p>54</text:p>
          </table:table-cell>
          <table:table-cell table:formula="of:=[.$C$62]*[.DH57]" office:value-type="float" office:value="54.5" calcext:value-type="float">
            <text:p>54,5</text:p>
          </table:table-cell>
          <table:table-cell table:formula="of:=[.$C$62]*[.DI57]" office:value-type="float" office:value="55" calcext:value-type="float">
            <text:p>55</text:p>
          </table:table-cell>
          <table:table-cell table:formula="of:=[.$C$62]*[.DJ57]" office:value-type="float" office:value="55.5" calcext:value-type="float">
            <text:p>55,5</text:p>
          </table:table-cell>
          <table:table-cell table:formula="of:=[.$C$62]*[.DK57]" office:value-type="float" office:value="56" calcext:value-type="float">
            <text:p>56</text:p>
          </table:table-cell>
          <table:table-cell table:formula="of:=[.$C$62]*[.DL57]" office:value-type="float" office:value="56.5" calcext:value-type="float">
            <text:p>56,5</text:p>
          </table:table-cell>
          <table:table-cell table:formula="of:=[.$C$62]*[.DM57]" office:value-type="float" office:value="57" calcext:value-type="float">
            <text:p>57</text:p>
          </table:table-cell>
          <table:table-cell table:formula="of:=[.$C$62]*[.DN57]" office:value-type="float" office:value="57.5" calcext:value-type="float">
            <text:p>57,5</text:p>
          </table:table-cell>
          <table:table-cell table:formula="of:=[.$C$62]*[.DO57]" office:value-type="float" office:value="58" calcext:value-type="float">
            <text:p>58</text:p>
          </table:table-cell>
          <table:table-cell table:formula="of:=[.$C$62]*[.DP57]" office:value-type="float" office:value="58.5" calcext:value-type="float">
            <text:p>58,5</text:p>
          </table:table-cell>
          <table:table-cell table:formula="of:=[.$C$62]*[.DQ57]" office:value-type="float" office:value="59" calcext:value-type="float">
            <text:p>59</text:p>
          </table:table-cell>
          <table:table-cell table:formula="of:=[.$C$62]*[.DR57]" office:value-type="float" office:value="59.5" calcext:value-type="float">
            <text:p>59,5</text:p>
          </table:table-cell>
          <table:table-cell table:formula="of:=[.$C$62]*[.DS57]" office:value-type="float" office:value="60" calcext:value-type="float">
            <text:p>60</text:p>
          </table:table-cell>
          <table:table-cell table:formula="of:=[.$C$62]*[.DT57]" office:value-type="float" office:value="60.5" calcext:value-type="float">
            <text:p>60,5</text:p>
          </table:table-cell>
          <table:table-cell table:formula="of:=[.$C$62]*[.DU57]" office:value-type="float" office:value="61" calcext:value-type="float">
            <text:p>61</text:p>
          </table:table-cell>
          <table:table-cell table:formula="of:=[.$C$62]*[.DV57]" office:value-type="float" office:value="61.5" calcext:value-type="float">
            <text:p>61,5</text:p>
          </table:table-cell>
          <table:table-cell table:formula="of:=[.$C$62]*[.DW57]" office:value-type="float" office:value="62" calcext:value-type="float">
            <text:p>62</text:p>
          </table:table-cell>
          <table:table-cell table:formula="of:=[.$C$62]*[.DX57]" office:value-type="float" office:value="62.5" calcext:value-type="float">
            <text:p>62,5</text:p>
          </table:table-cell>
          <table:table-cell table:formula="of:=[.$C$62]*[.DY57]" office:value-type="float" office:value="63" calcext:value-type="float">
            <text:p>63</text:p>
          </table:table-cell>
          <table:table-cell table:formula="of:=[.$C$62]*[.DZ57]" office:value-type="float" office:value="63.5" calcext:value-type="float">
            <text:p>63,5</text:p>
          </table:table-cell>
          <table:table-cell table:formula="of:=[.$C$62]*[.EA57]" office:value-type="float" office:value="64" calcext:value-type="float">
            <text:p>64</text:p>
          </table:table-cell>
          <table:table-cell table:formula="of:=[.$C$62]*[.EB57]" office:value-type="float" office:value="64.5" calcext:value-type="float">
            <text:p>64,5</text:p>
          </table:table-cell>
          <table:table-cell table:formula="of:=[.$C$62]*[.EC57]" office:value-type="float" office:value="65" calcext:value-type="float">
            <text:p>65</text:p>
          </table:table-cell>
          <table:table-cell table:formula="of:=[.$C$62]*[.ED57]" office:value-type="float" office:value="65.5" calcext:value-type="float">
            <text:p>65,5</text:p>
          </table:table-cell>
          <table:table-cell table:formula="of:=[.$C$62]*[.EE57]" office:value-type="float" office:value="66" calcext:value-type="float">
            <text:p>66</text:p>
          </table:table-cell>
          <table:table-cell table:formula="of:=[.$C$62]*[.EF57]" office:value-type="float" office:value="66.5" calcext:value-type="float">
            <text:p>66,5</text:p>
          </table:table-cell>
          <table:table-cell table:formula="of:=[.$C$62]*[.EG57]" office:value-type="float" office:value="67" calcext:value-type="float">
            <text:p>67</text:p>
          </table:table-cell>
          <table:table-cell table:formula="of:=[.$C$62]*[.EH57]" office:value-type="float" office:value="67.5" calcext:value-type="float">
            <text:p>67,5</text:p>
          </table:table-cell>
          <table:table-cell table:formula="of:=[.$C$62]*[.EI57]" office:value-type="float" office:value="68" calcext:value-type="float">
            <text:p>68</text:p>
          </table:table-cell>
          <table:table-cell table:formula="of:=[.$C$62]*[.EJ57]" office:value-type="float" office:value="68.5" calcext:value-type="float">
            <text:p>68,5</text:p>
          </table:table-cell>
          <table:table-cell table:formula="of:=[.$C$62]*[.EK57]" office:value-type="float" office:value="69" calcext:value-type="float">
            <text:p>69</text:p>
          </table:table-cell>
          <table:table-cell table:formula="of:=[.$C$62]*[.EL57]" office:value-type="float" office:value="69.5" calcext:value-type="float">
            <text:p>69,5</text:p>
          </table:table-cell>
          <table:table-cell table:formula="of:=[.$C$62]*[.EM57]" office:value-type="float" office:value="70" calcext:value-type="float">
            <text:p>70</text:p>
          </table:table-cell>
          <table:table-cell table:formula="of:=[.$C$62]*[.EN57]" office:value-type="float" office:value="70.5" calcext:value-type="float">
            <text:p>70,5</text:p>
          </table:table-cell>
          <table:table-cell table:formula="of:=[.$C$62]*[.EO57]" office:value-type="float" office:value="71" calcext:value-type="float">
            <text:p>71</text:p>
          </table:table-cell>
          <table:table-cell table:formula="of:=[.$C$62]*[.EP57]" office:value-type="float" office:value="71.5" calcext:value-type="float">
            <text:p>71,5</text:p>
          </table:table-cell>
          <table:table-cell table:formula="of:=[.$C$62]*[.EQ57]" office:value-type="float" office:value="72" calcext:value-type="float">
            <text:p>72</text:p>
          </table:table-cell>
          <table:table-cell table:formula="of:=[.$C$62]*[.ER57]" office:value-type="float" office:value="72.5" calcext:value-type="float">
            <text:p>72,5</text:p>
          </table:table-cell>
          <table:table-cell table:formula="of:=[.$C$62]*[.ES57]" office:value-type="float" office:value="73" calcext:value-type="float">
            <text:p>73</text:p>
          </table:table-cell>
          <table:table-cell table:formula="of:=[.$C$62]*[.ET57]" office:value-type="float" office:value="73.5" calcext:value-type="float">
            <text:p>73,5</text:p>
          </table:table-cell>
          <table:table-cell table:formula="of:=[.$C$62]*[.EU57]" office:value-type="float" office:value="74" calcext:value-type="float">
            <text:p>74</text:p>
          </table:table-cell>
          <table:table-cell table:formula="of:=[.$C$62]*[.EV57]" office:value-type="float" office:value="74.5" calcext:value-type="float">
            <text:p>74,5</text:p>
          </table:table-cell>
          <table:table-cell table:formula="of:=[.$C$62]*[.EW57]" office:value-type="float" office:value="75" calcext:value-type="float">
            <text:p>75</text:p>
          </table:table-cell>
          <table:table-cell table:formula="of:=[.$C$62]*[.EX57]" office:value-type="float" office:value="75.5" calcext:value-type="float">
            <text:p>75,5</text:p>
          </table:table-cell>
          <table:table-cell table:formula="of:=[.$C$62]*[.EY57]" office:value-type="float" office:value="76" calcext:value-type="float">
            <text:p>76</text:p>
          </table:table-cell>
          <table:table-cell table:formula="of:=[.$C$62]*[.EZ57]" office:value-type="float" office:value="76.5" calcext:value-type="float">
            <text:p>76,5</text:p>
          </table:table-cell>
          <table:table-cell table:formula="of:=[.$C$62]*[.FA57]" office:value-type="float" office:value="77" calcext:value-type="float">
            <text:p>77</text:p>
          </table:table-cell>
          <table:table-cell table:formula="of:=[.$C$62]*[.FB57]" office:value-type="float" office:value="77.5" calcext:value-type="float">
            <text:p>77,5</text:p>
          </table:table-cell>
          <table:table-cell table:formula="of:=[.$C$62]*[.FC57]" office:value-type="float" office:value="78" calcext:value-type="float">
            <text:p>78</text:p>
          </table:table-cell>
          <table:table-cell table:formula="of:=[.$C$62]*[.FD57]" office:value-type="float" office:value="78.5" calcext:value-type="float">
            <text:p>78,5</text:p>
          </table:table-cell>
          <table:table-cell table:formula="of:=[.$C$62]*[.FE57]" office:value-type="float" office:value="79" calcext:value-type="float">
            <text:p>79</text:p>
          </table:table-cell>
          <table:table-cell table:formula="of:=[.$C$62]*[.FF57]" office:value-type="float" office:value="79.5" calcext:value-type="float">
            <text:p>79,5</text:p>
          </table:table-cell>
          <table:table-cell table:formula="of:=[.$C$62]*[.FG57]" office:value-type="float" office:value="80" calcext:value-type="float">
            <text:p>80</text:p>
          </table:table-cell>
          <table:table-cell table:formula="of:=[.$C$62]*[.FH57]" office:value-type="float" office:value="80.5" calcext:value-type="float">
            <text:p>80,5</text:p>
          </table:table-cell>
          <table:table-cell table:formula="of:=[.$C$62]*[.FI57]" office:value-type="float" office:value="81" calcext:value-type="float">
            <text:p>81</text:p>
          </table:table-cell>
          <table:table-cell table:formula="of:=[.$C$62]*[.FJ57]" office:value-type="float" office:value="81.5" calcext:value-type="float">
            <text:p>81,5</text:p>
          </table:table-cell>
          <table:table-cell table:formula="of:=[.$C$62]*[.FK57]" office:value-type="float" office:value="82" calcext:value-type="float">
            <text:p>82</text:p>
          </table:table-cell>
          <table:table-cell table:formula="of:=[.$C$62]*[.FL57]" office:value-type="float" office:value="82.5" calcext:value-type="float">
            <text:p>82,5</text:p>
          </table:table-cell>
          <table:table-cell table:formula="of:=[.$C$62]*[.FM57]" office:value-type="float" office:value="83" calcext:value-type="float">
            <text:p>83</text:p>
          </table:table-cell>
          <table:table-cell table:formula="of:=[.$C$62]*[.FN57]" office:value-type="float" office:value="83.5" calcext:value-type="float">
            <text:p>83,5</text:p>
          </table:table-cell>
          <table:table-cell table:formula="of:=[.$C$62]*[.FO57]" office:value-type="float" office:value="84" calcext:value-type="float">
            <text:p>84</text:p>
          </table:table-cell>
          <table:table-cell table:formula="of:=[.$C$62]*[.FP57]" office:value-type="float" office:value="84.5" calcext:value-type="float">
            <text:p>84,5</text:p>
          </table:table-cell>
          <table:table-cell table:formula="of:=[.$C$62]*[.FQ57]" office:value-type="float" office:value="85" calcext:value-type="float">
            <text:p>85</text:p>
          </table:table-cell>
          <table:table-cell table:formula="of:=[.$C$62]*[.FR57]" office:value-type="float" office:value="85.5" calcext:value-type="float">
            <text:p>85,5</text:p>
          </table:table-cell>
          <table:table-cell table:formula="of:=[.$C$62]*[.FS57]" office:value-type="float" office:value="86" calcext:value-type="float">
            <text:p>86</text:p>
          </table:table-cell>
          <table:table-cell table:formula="of:=[.$C$62]*[.FT57]" office:value-type="float" office:value="86.5" calcext:value-type="float">
            <text:p>86,5</text:p>
          </table:table-cell>
          <table:table-cell table:formula="of:=[.$C$62]*[.FU57]" office:value-type="float" office:value="87" calcext:value-type="float">
            <text:p>87</text:p>
          </table:table-cell>
          <table:table-cell table:formula="of:=[.$C$62]*[.FV57]" office:value-type="float" office:value="87.5" calcext:value-type="float">
            <text:p>87,5</text:p>
          </table:table-cell>
          <table:table-cell table:formula="of:=[.$C$62]*[.FW57]" office:value-type="float" office:value="88" calcext:value-type="float">
            <text:p>88</text:p>
          </table:table-cell>
          <table:table-cell table:formula="of:=[.$C$62]*[.FX57]" office:value-type="float" office:value="88.5" calcext:value-type="float">
            <text:p>88,5</text:p>
          </table:table-cell>
          <table:table-cell table:formula="of:=[.$C$62]*[.FY57]" office:value-type="float" office:value="89" calcext:value-type="float">
            <text:p>89</text:p>
          </table:table-cell>
          <table:table-cell table:formula="of:=[.$C$62]*[.FZ57]" office:value-type="float" office:value="89.5" calcext:value-type="float">
            <text:p>89,5</text:p>
          </table:table-cell>
          <table:table-cell table:formula="of:=[.$C$62]*[.GA57]" office:value-type="float" office:value="90" calcext:value-type="float">
            <text:p>90</text:p>
          </table:table-cell>
          <table:table-cell table:formula="of:=[.$C$62]*[.GB57]" office:value-type="float" office:value="90.5" calcext:value-type="float">
            <text:p>90,5</text:p>
          </table:table-cell>
          <table:table-cell table:formula="of:=[.$C$62]*[.GC57]" office:value-type="float" office:value="91" calcext:value-type="float">
            <text:p>91</text:p>
          </table:table-cell>
          <table:table-cell table:formula="of:=[.$C$62]*[.GD57]" office:value-type="float" office:value="91.5" calcext:value-type="float">
            <text:p>91,5</text:p>
          </table:table-cell>
          <table:table-cell table:formula="of:=[.$C$62]*[.GE57]" office:value-type="float" office:value="92" calcext:value-type="float">
            <text:p>92</text:p>
          </table:table-cell>
          <table:table-cell table:formula="of:=[.$C$62]*[.GF57]" office:value-type="float" office:value="92.5" calcext:value-type="float">
            <text:p>92,5</text:p>
          </table:table-cell>
          <table:table-cell table:formula="of:=[.$C$62]*[.GG57]" office:value-type="float" office:value="93" calcext:value-type="float">
            <text:p>93</text:p>
          </table:table-cell>
          <table:table-cell table:formula="of:=[.$C$62]*[.GH57]" office:value-type="float" office:value="93.5" calcext:value-type="float">
            <text:p>93,5</text:p>
          </table:table-cell>
          <table:table-cell table:formula="of:=[.$C$62]*[.GI57]" office:value-type="float" office:value="94" calcext:value-type="float">
            <text:p>94</text:p>
          </table:table-cell>
          <table:table-cell table:formula="of:=[.$C$62]*[.GJ57]" office:value-type="float" office:value="94.5" calcext:value-type="float">
            <text:p>94,5</text:p>
          </table:table-cell>
          <table:table-cell table:formula="of:=[.$C$62]*[.GK57]" office:value-type="float" office:value="95" calcext:value-type="float">
            <text:p>95</text:p>
          </table:table-cell>
          <table:table-cell table:formula="of:=[.$C$62]*[.GL57]" office:value-type="float" office:value="95.5" calcext:value-type="float">
            <text:p>95,5</text:p>
          </table:table-cell>
          <table:table-cell table:formula="of:=[.$C$62]*[.GM57]" office:value-type="float" office:value="96" calcext:value-type="float">
            <text:p>96</text:p>
          </table:table-cell>
          <table:table-cell table:formula="of:=[.$C$62]*[.GN57]" office:value-type="float" office:value="96.5" calcext:value-type="float">
            <text:p>96,5</text:p>
          </table:table-cell>
          <table:table-cell table:formula="of:=[.$C$62]*[.GO57]" office:value-type="float" office:value="97" calcext:value-type="float">
            <text:p>97</text:p>
          </table:table-cell>
          <table:table-cell table:formula="of:=[.$C$62]*[.GP57]" office:value-type="float" office:value="97.5" calcext:value-type="float">
            <text:p>97,5</text:p>
          </table:table-cell>
          <table:table-cell table:formula="of:=[.$C$62]*[.GQ57]" office:value-type="float" office:value="98" calcext:value-type="float">
            <text:p>98</text:p>
          </table:table-cell>
          <table:table-cell table:formula="of:=[.$C$62]*[.GR57]" office:value-type="float" office:value="98.5" calcext:value-type="float">
            <text:p>98,5</text:p>
          </table:table-cell>
          <table:table-cell table:formula="of:=[.$C$62]*[.GS57]" office:value-type="float" office:value="99" calcext:value-type="float">
            <text:p>99</text:p>
          </table:table-cell>
          <table:table-cell table:formula="of:=[.$C$62]*[.GT57]" office:value-type="float" office:value="99.5" calcext:value-type="float">
            <text:p>99,5</text:p>
          </table:table-cell>
          <table:table-cell table:formula="of:=[.$C$62]*[.GU57]" office:value-type="float" office:value="100" calcext:value-type="float">
            <text:p>100</text:p>
          </table:table-cell>
          <table:table-cell table:formula="of:=[.$C$62]*[.GV57]" office:value-type="float" office:value="100.5" calcext:value-type="float">
            <text:p>100,5</text:p>
          </table:table-cell>
          <table:table-cell table:formula="of:=[.$C$62]*[.GW57]" office:value-type="float" office:value="101" calcext:value-type="float">
            <text:p>101</text:p>
          </table:table-cell>
          <table:table-cell table:formula="of:=[.$C$62]*[.GX57]" office:value-type="float" office:value="101.5" calcext:value-type="float">
            <text:p>101,5</text:p>
          </table:table-cell>
          <table:table-cell table:formula="of:=[.$C$62]*[.GY57]" office:value-type="float" office:value="102" calcext:value-type="float">
            <text:p>102</text:p>
          </table:table-cell>
          <table:table-cell table:formula="of:=[.$C$62]*[.GZ57]" office:value-type="float" office:value="102.5" calcext:value-type="float">
            <text:p>102,5</text:p>
          </table:table-cell>
          <table:table-cell table:formula="of:=[.$C$62]*[.HA57]" office:value-type="float" office:value="103" calcext:value-type="float">
            <text:p>103</text:p>
          </table:table-cell>
          <table:table-cell table:formula="of:=[.$C$62]*[.HB57]" office:value-type="float" office:value="103.5" calcext:value-type="float">
            <text:p>103,5</text:p>
          </table:table-cell>
          <table:table-cell table:formula="of:=[.$C$62]*[.HC57]" office:value-type="float" office:value="104" calcext:value-type="float">
            <text:p>104</text:p>
          </table:table-cell>
          <table:table-cell table:formula="of:=[.$C$62]*[.HD57]" office:value-type="float" office:value="104.5" calcext:value-type="float">
            <text:p>104,5</text:p>
          </table:table-cell>
          <table:table-cell table:formula="of:=[.$C$62]*[.HE57]" office:value-type="float" office:value="105" calcext:value-type="float">
            <text:p>105</text:p>
          </table:table-cell>
          <table:table-cell table:formula="of:=[.$C$62]*[.HF57]" office:value-type="float" office:value="105.5" calcext:value-type="float">
            <text:p>105,5</text:p>
          </table:table-cell>
          <table:table-cell table:formula="of:=[.$C$62]*[.HG57]" office:value-type="float" office:value="106" calcext:value-type="float">
            <text:p>106</text:p>
          </table:table-cell>
          <table:table-cell table:formula="of:=[.$C$62]*[.HH57]" office:value-type="float" office:value="106.5" calcext:value-type="float">
            <text:p>106,5</text:p>
          </table:table-cell>
          <table:table-cell table:formula="of:=[.$C$62]*[.HI57]" office:value-type="float" office:value="107" calcext:value-type="float">
            <text:p>107</text:p>
          </table:table-cell>
          <table:table-cell table:formula="of:=[.$C$62]*[.HJ57]" office:value-type="float" office:value="107.5" calcext:value-type="float">
            <text:p>107,5</text:p>
          </table:table-cell>
          <table:table-cell table:formula="of:=[.$C$62]*[.HK57]" office:value-type="float" office:value="108" calcext:value-type="float">
            <text:p>108</text:p>
          </table:table-cell>
          <table:table-cell table:formula="of:=[.$C$62]*[.HL57]" office:value-type="float" office:value="108.5" calcext:value-type="float">
            <text:p>108,5</text:p>
          </table:table-cell>
          <table:table-cell table:formula="of:=[.$C$62]*[.HM57]" office:value-type="float" office:value="109" calcext:value-type="float">
            <text:p>109</text:p>
          </table:table-cell>
          <table:table-cell table:formula="of:=[.$C$62]*[.HN57]" office:value-type="float" office:value="109.5" calcext:value-type="float">
            <text:p>109,5</text:p>
          </table:table-cell>
          <table:table-cell table:formula="of:=[.$C$62]*[.HO57]" office:value-type="float" office:value="110" calcext:value-type="float">
            <text:p>110</text:p>
          </table:table-cell>
          <table:table-cell table:formula="of:=[.$C$62]*[.HP57]" office:value-type="float" office:value="110.5" calcext:value-type="float">
            <text:p>110,5</text:p>
          </table:table-cell>
          <table:table-cell table:formula="of:=[.$C$62]*[.HQ57]" office:value-type="float" office:value="111" calcext:value-type="float">
            <text:p>111</text:p>
          </table:table-cell>
          <table:table-cell table:formula="of:=[.$C$62]*[.HR57]" office:value-type="float" office:value="111.5" calcext:value-type="float">
            <text:p>111,5</text:p>
          </table:table-cell>
          <table:table-cell table:formula="of:=[.$C$62]*[.HS57]" office:value-type="float" office:value="112" calcext:value-type="float">
            <text:p>112</text:p>
          </table:table-cell>
          <table:table-cell table:formula="of:=[.$C$62]*[.HT57]" office:value-type="float" office:value="112.5" calcext:value-type="float">
            <text:p>112,5</text:p>
          </table:table-cell>
          <table:table-cell table:formula="of:=[.$C$62]*[.HU57]" office:value-type="float" office:value="113" calcext:value-type="float">
            <text:p>113</text:p>
          </table:table-cell>
          <table:table-cell table:formula="of:=[.$C$62]*[.HV57]" office:value-type="float" office:value="113.5" calcext:value-type="float">
            <text:p>113,5</text:p>
          </table:table-cell>
          <table:table-cell table:formula="of:=[.$C$62]*[.HW57]" office:value-type="float" office:value="114" calcext:value-type="float">
            <text:p>114</text:p>
          </table:table-cell>
          <table:table-cell table:formula="of:=[.$C$62]*[.HX57]" office:value-type="float" office:value="114.5" calcext:value-type="float">
            <text:p>114,5</text:p>
          </table:table-cell>
          <table:table-cell table:formula="of:=[.$C$62]*[.HY57]" office:value-type="float" office:value="115" calcext:value-type="float">
            <text:p>115</text:p>
          </table:table-cell>
          <table:table-cell table:formula="of:=[.$C$62]*[.HZ57]" office:value-type="float" office:value="115.5" calcext:value-type="float">
            <text:p>115,5</text:p>
          </table:table-cell>
          <table:table-cell table:formula="of:=[.$C$62]*[.IA57]" office:value-type="float" office:value="116" calcext:value-type="float">
            <text:p>116</text:p>
          </table:table-cell>
          <table:table-cell table:formula="of:=[.$C$62]*[.IB57]" office:value-type="float" office:value="116.5" calcext:value-type="float">
            <text:p>116,5</text:p>
          </table:table-cell>
          <table:table-cell table:formula="of:=[.$C$62]*[.IC57]" office:value-type="float" office:value="117" calcext:value-type="float">
            <text:p>117</text:p>
          </table:table-cell>
          <table:table-cell table:formula="of:=[.$C$62]*[.ID57]" office:value-type="float" office:value="117.5" calcext:value-type="float">
            <text:p>117,5</text:p>
          </table:table-cell>
          <table:table-cell table:formula="of:=[.$C$62]*[.IE57]" office:value-type="float" office:value="118" calcext:value-type="float">
            <text:p>118</text:p>
          </table:table-cell>
          <table:table-cell table:formula="of:=[.$C$62]*[.IF57]" office:value-type="float" office:value="118.5" calcext:value-type="float">
            <text:p>118,5</text:p>
          </table:table-cell>
          <table:table-cell table:formula="of:=[.$C$62]*[.IG57]" office:value-type="float" office:value="119" calcext:value-type="float">
            <text:p>119</text:p>
          </table:table-cell>
          <table:table-cell table:formula="of:=[.$C$62]*[.IH57]" office:value-type="float" office:value="119.5" calcext:value-type="float">
            <text:p>119,5</text:p>
          </table:table-cell>
          <table:table-cell table:formula="of:=[.$C$62]*[.II57]" office:value-type="float" office:value="120" calcext:value-type="float">
            <text:p>120</text:p>
          </table:table-cell>
          <table:table-cell table:formula="of:=[.$C$62]*[.IJ57]" office:value-type="float" office:value="120.5" calcext:value-type="float">
            <text:p>120,5</text:p>
          </table:table-cell>
          <table:table-cell table:formula="of:=[.$C$62]*[.IK57]" office:value-type="float" office:value="121" calcext:value-type="float">
            <text:p>121</text:p>
          </table:table-cell>
          <table:table-cell table:formula="of:=[.$C$62]*[.IL57]" office:value-type="float" office:value="121.5" calcext:value-type="float">
            <text:p>121,5</text:p>
          </table:table-cell>
          <table:table-cell table:formula="of:=[.$C$62]*[.IM57]" office:value-type="float" office:value="122" calcext:value-type="float">
            <text:p>122</text:p>
          </table:table-cell>
          <table:table-cell table:formula="of:=[.$C$62]*[.IN57]" office:value-type="float" office:value="122.5" calcext:value-type="float">
            <text:p>122,5</text:p>
          </table:table-cell>
          <table:table-cell table:formula="of:=[.$C$62]*[.IO57]" office:value-type="float" office:value="123" calcext:value-type="float">
            <text:p>123</text:p>
          </table:table-cell>
          <table:table-cell table:formula="of:=[.$C$62]*[.IP57]" office:value-type="float" office:value="123.5" calcext:value-type="float">
            <text:p>123,5</text:p>
          </table:table-cell>
          <table:table-cell table:formula="of:=[.$C$62]*[.IQ57]" office:value-type="float" office:value="124" calcext:value-type="float">
            <text:p>124</text:p>
          </table:table-cell>
          <table:table-cell table:formula="of:=[.$C$62]*[.IR57]" office:value-type="float" office:value="124.5" calcext:value-type="float">
            <text:p>124,5</text:p>
          </table:table-cell>
          <table:table-cell table:formula="of:=[.$C$62]*[.IS57]" office:value-type="float" office:value="125" calcext:value-type="float">
            <text:p>125</text:p>
          </table:table-cell>
          <table:table-cell table:formula="of:=[.$C$62]*[.IT57]" office:value-type="float" office:value="125.5" calcext:value-type="float">
            <text:p>125,5</text:p>
          </table:table-cell>
          <table:table-cell table:formula="of:=[.$C$62]*[.IU57]" office:value-type="float" office:value="126" calcext:value-type="float">
            <text:p>126</text:p>
          </table:table-cell>
          <table:table-cell table:formula="of:=[.$C$62]*[.IV57]" office:value-type="float" office:value="126.5" calcext:value-type="float">
            <text:p>126,5</text:p>
          </table:table-cell>
          <table:table-cell table:formula="of:=[.$C$62]*[.IW57]" office:value-type="float" office:value="127" calcext:value-type="float">
            <text:p>127</text:p>
          </table:table-cell>
          <table:table-cell table:formula="of:=[.$C$62]*[.IX57]" office:value-type="float" office:value="127.5" calcext:value-type="float">
            <text:p>127,5</text:p>
          </table:table-cell>
          <table:table-cell table:formula="of:=[.$C$62]*[.IY57]" office:value-type="float" office:value="128" calcext:value-type="float">
            <text:p>128</text:p>
          </table:table-cell>
          <table:table-cell table:formula="of:=[.$C$62]*[.IZ57]" office:value-type="float" office:value="128.5" calcext:value-type="float">
            <text:p>128,5</text:p>
          </table:table-cell>
          <table:table-cell table:formula="of:=[.$C$62]*[.JA57]" office:value-type="float" office:value="129" calcext:value-type="float">
            <text:p>129</text:p>
          </table:table-cell>
          <table:table-cell table:formula="of:=[.$C$62]*[.JB57]" office:value-type="float" office:value="129.5" calcext:value-type="float">
            <text:p>129,5</text:p>
          </table:table-cell>
          <table:table-cell table:formula="of:=[.$C$62]*[.JC57]" office:value-type="float" office:value="130" calcext:value-type="float">
            <text:p>130</text:p>
          </table:table-cell>
          <table:table-cell table:formula="of:=[.$C$62]*[.JD57]" office:value-type="float" office:value="130.5" calcext:value-type="float">
            <text:p>130,5</text:p>
          </table:table-cell>
          <table:table-cell table:formula="of:=[.$C$62]*[.JE57]" office:value-type="float" office:value="131" calcext:value-type="float">
            <text:p>131</text:p>
          </table:table-cell>
          <table:table-cell table:formula="of:=[.$C$62]*[.JF57]" office:value-type="float" office:value="131.5" calcext:value-type="float">
            <text:p>131,5</text:p>
          </table:table-cell>
          <table:table-cell table:formula="of:=[.$C$62]*[.JG57]" office:value-type="float" office:value="132" calcext:value-type="float">
            <text:p>132</text:p>
          </table:table-cell>
          <table:table-cell table:formula="of:=[.$C$62]*[.JH57]" office:value-type="float" office:value="132.5" calcext:value-type="float">
            <text:p>132,5</text:p>
          </table:table-cell>
          <table:table-cell table:formula="of:=[.$C$62]*[.JI57]" office:value-type="float" office:value="133" calcext:value-type="float">
            <text:p>133</text:p>
          </table:table-cell>
          <table:table-cell table:formula="of:=[.$C$62]*[.JJ57]" office:value-type="float" office:value="133.5" calcext:value-type="float">
            <text:p>133,5</text:p>
          </table:table-cell>
          <table:table-cell table:formula="of:=[.$C$62]*[.JK57]" office:value-type="float" office:value="134" calcext:value-type="float">
            <text:p>134</text:p>
          </table:table-cell>
          <table:table-cell table:formula="of:=[.$C$62]*[.JL57]" office:value-type="float" office:value="134.5" calcext:value-type="float">
            <text:p>134,5</text:p>
          </table:table-cell>
          <table:table-cell table:formula="of:=[.$C$62]*[.JM57]" office:value-type="float" office:value="135" calcext:value-type="float">
            <text:p>135</text:p>
          </table:table-cell>
          <table:table-cell table:formula="of:=[.$C$62]*[.JN57]" office:value-type="float" office:value="135.5" calcext:value-type="float">
            <text:p>135,5</text:p>
          </table:table-cell>
          <table:table-cell table:formula="of:=[.$C$62]*[.JO57]" office:value-type="float" office:value="136" calcext:value-type="float">
            <text:p>136</text:p>
          </table:table-cell>
          <table:table-cell table:formula="of:=[.$C$62]*[.JP57]" office:value-type="float" office:value="136.5" calcext:value-type="float">
            <text:p>136,5</text:p>
          </table:table-cell>
          <table:table-cell table:formula="of:=[.$C$62]*[.JQ57]" office:value-type="float" office:value="137" calcext:value-type="float">
            <text:p>137</text:p>
          </table:table-cell>
          <table:table-cell table:formula="of:=[.$C$62]*[.JR57]" office:value-type="float" office:value="137.5" calcext:value-type="float">
            <text:p>137,5</text:p>
          </table:table-cell>
          <table:table-cell table:formula="of:=[.$C$62]*[.JS57]" office:value-type="float" office:value="138" calcext:value-type="float">
            <text:p>138</text:p>
          </table:table-cell>
          <table:table-cell table:formula="of:=[.$C$62]*[.JT57]" office:value-type="float" office:value="138.5" calcext:value-type="float">
            <text:p>138,5</text:p>
          </table:table-cell>
          <table:table-cell table:formula="of:=[.$C$62]*[.JU57]" office:value-type="float" office:value="139" calcext:value-type="float">
            <text:p>139</text:p>
          </table:table-cell>
          <table:table-cell table:formula="of:=[.$C$62]*[.JV57]" office:value-type="float" office:value="139.5" calcext:value-type="float">
            <text:p>139,5</text:p>
          </table:table-cell>
          <table:table-cell table:formula="of:=[.$C$62]*[.JW57]" office:value-type="float" office:value="140" calcext:value-type="float">
            <text:p>140</text:p>
          </table:table-cell>
          <table:table-cell table:formula="of:=[.$C$62]*[.JX57]" office:value-type="float" office:value="140.5" calcext:value-type="float">
            <text:p>140,5</text:p>
          </table:table-cell>
          <table:table-cell table:formula="of:=[.$C$62]*[.JY57]" office:value-type="float" office:value="141" calcext:value-type="float">
            <text:p>141</text:p>
          </table:table-cell>
          <table:table-cell table:formula="of:=[.$C$62]*[.JZ57]" office:value-type="float" office:value="141.5" calcext:value-type="float">
            <text:p>141,5</text:p>
          </table:table-cell>
          <table:table-cell table:formula="of:=[.$C$62]*[.KA57]" office:value-type="float" office:value="142" calcext:value-type="float">
            <text:p>142</text:p>
          </table:table-cell>
          <table:table-cell table:formula="of:=[.$C$62]*[.KB57]" office:value-type="float" office:value="142.5" calcext:value-type="float">
            <text:p>142,5</text:p>
          </table:table-cell>
          <table:table-cell table:formula="of:=[.$C$62]*[.KC57]" office:value-type="float" office:value="143" calcext:value-type="float">
            <text:p>143</text:p>
          </table:table-cell>
          <table:table-cell table:formula="of:=[.$C$62]*[.KD57]" office:value-type="float" office:value="143.5" calcext:value-type="float">
            <text:p>143,5</text:p>
          </table:table-cell>
          <table:table-cell table:formula="of:=[.$C$62]*[.KE57]" office:value-type="float" office:value="144" calcext:value-type="float">
            <text:p>144</text:p>
          </table:table-cell>
          <table:table-cell table:formula="of:=[.$C$62]*[.KF57]" office:value-type="float" office:value="144.5" calcext:value-type="float">
            <text:p>144,5</text:p>
          </table:table-cell>
          <table:table-cell table:formula="of:=[.$C$62]*[.KG57]" office:value-type="float" office:value="145" calcext:value-type="float">
            <text:p>145</text:p>
          </table:table-cell>
          <table:table-cell table:formula="of:=[.$C$62]*[.KH57]" office:value-type="float" office:value="145.5" calcext:value-type="float">
            <text:p>145,5</text:p>
          </table:table-cell>
          <table:table-cell table:formula="of:=[.$C$62]*[.KI57]" office:value-type="float" office:value="146" calcext:value-type="float">
            <text:p>146</text:p>
          </table:table-cell>
          <table:table-cell table:formula="of:=[.$C$62]*[.KJ57]" office:value-type="float" office:value="146.5" calcext:value-type="float">
            <text:p>146,5</text:p>
          </table:table-cell>
          <table:table-cell table:formula="of:=[.$C$62]*[.KK57]" office:value-type="float" office:value="147" calcext:value-type="float">
            <text:p>147</text:p>
          </table:table-cell>
          <table:table-cell table:formula="of:=[.$C$62]*[.KL57]" office:value-type="float" office:value="147.5" calcext:value-type="float">
            <text:p>147,5</text:p>
          </table:table-cell>
          <table:table-cell table:formula="of:=[.$C$62]*[.KM57]" office:value-type="float" office:value="148" calcext:value-type="float">
            <text:p>148</text:p>
          </table:table-cell>
          <table:table-cell table:formula="of:=[.$C$62]*[.KN57]" office:value-type="float" office:value="148.5" calcext:value-type="float">
            <text:p>148,5</text:p>
          </table:table-cell>
          <table:table-cell table:formula="of:=[.$C$62]*[.KO57]" office:value-type="float" office:value="149" calcext:value-type="float">
            <text:p>149</text:p>
          </table:table-cell>
          <table:table-cell table:formula="of:=[.$C$62]*[.KP57]" office:value-type="float" office:value="149.5" calcext:value-type="float">
            <text:p>149,5</text:p>
          </table:table-cell>
          <table:table-cell table:formula="of:=[.$C$62]*[.KQ57]" office:value-type="float" office:value="150" calcext:value-type="float">
            <text:p>150</text:p>
          </table:table-cell>
          <table:table-cell table:formula="of:=[.$C$62]*[.KR57]" office:value-type="float" office:value="150.5" calcext:value-type="float">
            <text:p>150,5</text:p>
          </table:table-cell>
          <table:table-cell table:formula="of:=[.$C$62]*[.KS57]" office:value-type="float" office:value="151" calcext:value-type="float">
            <text:p>151</text:p>
          </table:table-cell>
          <table:table-cell table:formula="of:=[.$C$62]*[.KT57]" office:value-type="float" office:value="151.5" calcext:value-type="float">
            <text:p>151,5</text:p>
          </table:table-cell>
          <table:table-cell table:formula="of:=[.$C$62]*[.KU57]" office:value-type="float" office:value="152" calcext:value-type="float">
            <text:p>152</text:p>
          </table:table-cell>
          <table:table-cell table:formula="of:=[.$C$62]*[.KV57]" office:value-type="float" office:value="152.5" calcext:value-type="float">
            <text:p>152,5</text:p>
          </table:table-cell>
          <table:table-cell table:formula="of:=[.$C$62]*[.KW57]" office:value-type="float" office:value="153" calcext:value-type="float">
            <text:p>153</text:p>
          </table:table-cell>
          <table:table-cell table:formula="of:=[.$C$62]*[.KX57]" office:value-type="float" office:value="153.5" calcext:value-type="float">
            <text:p>153,5</text:p>
          </table:table-cell>
          <table:table-cell table:formula="of:=[.$C$62]*[.KY57]" office:value-type="float" office:value="154" calcext:value-type="float">
            <text:p>154</text:p>
          </table:table-cell>
          <table:table-cell table:formula="of:=[.$C$62]*[.KZ57]" office:value-type="float" office:value="154.5" calcext:value-type="float">
            <text:p>154,5</text:p>
          </table:table-cell>
          <table:table-cell table:formula="of:=[.$C$62]*[.LA57]" office:value-type="float" office:value="155" calcext:value-type="float">
            <text:p>155</text:p>
          </table:table-cell>
          <table:table-cell table:formula="of:=[.$C$62]*[.LB57]" office:value-type="float" office:value="155.5" calcext:value-type="float">
            <text:p>155,5</text:p>
          </table:table-cell>
          <table:table-cell table:formula="of:=[.$C$62]*[.LC57]" office:value-type="float" office:value="156" calcext:value-type="float">
            <text:p>156</text:p>
          </table:table-cell>
          <table:table-cell table:formula="of:=[.$C$62]*[.LD57]" office:value-type="float" office:value="156.5" calcext:value-type="float">
            <text:p>156,5</text:p>
          </table:table-cell>
          <table:table-cell table:formula="of:=[.$C$62]*[.LE57]" office:value-type="float" office:value="157" calcext:value-type="float">
            <text:p>157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256+[.D61]*2" office:value-type="float" office:value="512" calcext:value-type="float">
            <text:p>512</text:p>
          </table:table-cell>
          <table:table-cell table:formula="of:=256+[.E61]*2" office:value-type="float" office:value="512" calcext:value-type="float">
            <text:p>512</text:p>
          </table:table-cell>
          <table:table-cell table:formula="of:=256+[.F61]*2" office:value-type="float" office:value="510" calcext:value-type="float">
            <text:p>510</text:p>
          </table:table-cell>
          <table:table-cell table:formula="of:=256+[.G61]*2" office:value-type="float" office:value="510" calcext:value-type="float">
            <text:p>510</text:p>
          </table:table-cell>
          <table:table-cell table:formula="of:=256+[.H61]*2" office:value-type="float" office:value="508" calcext:value-type="float">
            <text:p>508</text:p>
          </table:table-cell>
          <table:table-cell table:formula="of:=256+[.I61]*2" office:value-type="float" office:value="508" calcext:value-type="float">
            <text:p>508</text:p>
          </table:table-cell>
          <table:table-cell table:formula="of:=256+[.J61]*2" office:value-type="float" office:value="506" calcext:value-type="float">
            <text:p>506</text:p>
          </table:table-cell>
          <table:table-cell table:formula="of:=256+[.K61]*2" office:value-type="float" office:value="506" calcext:value-type="float">
            <text:p>506</text:p>
          </table:table-cell>
          <table:table-cell table:formula="of:=256+[.L61]*2" office:value-type="float" office:value="504" calcext:value-type="float">
            <text:p>504</text:p>
          </table:table-cell>
          <table:table-cell table:formula="of:=256+[.M61]*2" office:value-type="float" office:value="504" calcext:value-type="float">
            <text:p>504</text:p>
          </table:table-cell>
          <table:table-cell table:formula="of:=256+[.N61]*2" office:value-type="float" office:value="502" calcext:value-type="float">
            <text:p>502</text:p>
          </table:table-cell>
          <table:table-cell table:formula="of:=256+[.O61]*2" office:value-type="float" office:value="502" calcext:value-type="float">
            <text:p>502</text:p>
          </table:table-cell>
          <table:table-cell table:formula="of:=256+[.P61]*2" office:value-type="float" office:value="500" calcext:value-type="float">
            <text:p>500</text:p>
          </table:table-cell>
          <table:table-cell table:formula="of:=256+[.Q61]*2" office:value-type="float" office:value="500" calcext:value-type="float">
            <text:p>500</text:p>
          </table:table-cell>
          <table:table-cell table:formula="of:=256+[.R61]*2" office:value-type="float" office:value="498" calcext:value-type="float">
            <text:p>498</text:p>
          </table:table-cell>
          <table:table-cell table:formula="of:=256+[.S61]*2" office:value-type="float" office:value="498" calcext:value-type="float">
            <text:p>498</text:p>
          </table:table-cell>
          <table:table-cell table:formula="of:=256+[.T61]*2" office:value-type="float" office:value="496" calcext:value-type="float">
            <text:p>496</text:p>
          </table:table-cell>
          <table:table-cell table:formula="of:=256+[.U61]*2" office:value-type="float" office:value="496" calcext:value-type="float">
            <text:p>496</text:p>
          </table:table-cell>
          <table:table-cell table:formula="of:=256+[.V61]*2" office:value-type="float" office:value="494" calcext:value-type="float">
            <text:p>494</text:p>
          </table:table-cell>
          <table:table-cell table:formula="of:=256+[.W61]*2" office:value-type="float" office:value="494" calcext:value-type="float">
            <text:p>494</text:p>
          </table:table-cell>
          <table:table-cell table:formula="of:=256+[.X61]*2" office:value-type="float" office:value="492" calcext:value-type="float">
            <text:p>492</text:p>
          </table:table-cell>
          <table:table-cell table:formula="of:=256+[.Y61]*2" office:value-type="float" office:value="492" calcext:value-type="float">
            <text:p>492</text:p>
          </table:table-cell>
          <table:table-cell table:formula="of:=256+[.Z61]*2" office:value-type="float" office:value="490" calcext:value-type="float">
            <text:p>490</text:p>
          </table:table-cell>
          <table:table-cell table:formula="of:=256+[.AA61]*2" office:value-type="float" office:value="490" calcext:value-type="float">
            <text:p>490</text:p>
          </table:table-cell>
          <table:table-cell table:formula="of:=256+[.AB61]*2" office:value-type="float" office:value="488" calcext:value-type="float">
            <text:p>488</text:p>
          </table:table-cell>
          <table:table-cell table:formula="of:=256+[.AC61]*2" office:value-type="float" office:value="488" calcext:value-type="float">
            <text:p>488</text:p>
          </table:table-cell>
          <table:table-cell table:formula="of:=256+[.AD61]*2" office:value-type="float" office:value="486" calcext:value-type="float">
            <text:p>486</text:p>
          </table:table-cell>
          <table:table-cell table:formula="of:=256+[.AE61]*2" office:value-type="float" office:value="486" calcext:value-type="float">
            <text:p>486</text:p>
          </table:table-cell>
          <table:table-cell table:formula="of:=256+[.AF61]*2" office:value-type="float" office:value="484" calcext:value-type="float">
            <text:p>484</text:p>
          </table:table-cell>
          <table:table-cell table:formula="of:=256+[.AG61]*2" office:value-type="float" office:value="484" calcext:value-type="float">
            <text:p>484</text:p>
          </table:table-cell>
          <table:table-cell table:formula="of:=256+[.AH61]*2" office:value-type="float" office:value="482" calcext:value-type="float">
            <text:p>482</text:p>
          </table:table-cell>
          <table:table-cell table:formula="of:=256+[.AI61]*2" office:value-type="float" office:value="482" calcext:value-type="float">
            <text:p>482</text:p>
          </table:table-cell>
          <table:table-cell table:formula="of:=256+[.AJ61]*2" office:value-type="float" office:value="480" calcext:value-type="float">
            <text:p>480</text:p>
          </table:table-cell>
          <table:table-cell table:formula="of:=256+[.AK61]*2" office:value-type="float" office:value="480" calcext:value-type="float">
            <text:p>480</text:p>
          </table:table-cell>
          <table:table-cell table:formula="of:=256+[.AL61]*2" office:value-type="float" office:value="478" calcext:value-type="float">
            <text:p>478</text:p>
          </table:table-cell>
          <table:table-cell table:formula="of:=256+[.AM61]*2" office:value-type="float" office:value="478" calcext:value-type="float">
            <text:p>478</text:p>
          </table:table-cell>
          <table:table-cell table:formula="of:=256+[.AN61]*2" office:value-type="float" office:value="476" calcext:value-type="float">
            <text:p>476</text:p>
          </table:table-cell>
          <table:table-cell table:formula="of:=256+[.AO61]*2" office:value-type="float" office:value="476" calcext:value-type="float">
            <text:p>476</text:p>
          </table:table-cell>
          <table:table-cell table:formula="of:=256+[.AP61]*2" office:value-type="float" office:value="474" calcext:value-type="float">
            <text:p>474</text:p>
          </table:table-cell>
          <table:table-cell table:formula="of:=256+[.AQ61]*2" office:value-type="float" office:value="474" calcext:value-type="float">
            <text:p>474</text:p>
          </table:table-cell>
          <table:table-cell table:formula="of:=256+[.AR61]*2" office:value-type="float" office:value="472" calcext:value-type="float">
            <text:p>472</text:p>
          </table:table-cell>
          <table:table-cell table:formula="of:=256+[.AS61]*2" office:value-type="float" office:value="472" calcext:value-type="float">
            <text:p>472</text:p>
          </table:table-cell>
          <table:table-cell table:formula="of:=256+[.AT61]*2" office:value-type="float" office:value="470" calcext:value-type="float">
            <text:p>470</text:p>
          </table:table-cell>
          <table:table-cell table:formula="of:=256+[.AU61]*2" office:value-type="float" office:value="470" calcext:value-type="float">
            <text:p>470</text:p>
          </table:table-cell>
          <table:table-cell table:formula="of:=256+[.AV61]*2" office:value-type="float" office:value="468" calcext:value-type="float">
            <text:p>468</text:p>
          </table:table-cell>
          <table:table-cell table:formula="of:=256+[.AW61]*2" office:value-type="float" office:value="468" calcext:value-type="float">
            <text:p>468</text:p>
          </table:table-cell>
          <table:table-cell table:formula="of:=256+[.AX61]*2" office:value-type="float" office:value="466" calcext:value-type="float">
            <text:p>466</text:p>
          </table:table-cell>
          <table:table-cell table:formula="of:=256+[.AY61]*2" office:value-type="float" office:value="466" calcext:value-type="float">
            <text:p>466</text:p>
          </table:table-cell>
          <table:table-cell table:formula="of:=256+[.AZ61]*2" office:value-type="float" office:value="464" calcext:value-type="float">
            <text:p>464</text:p>
          </table:table-cell>
          <table:table-cell table:formula="of:=256+[.BA61]*2" office:value-type="float" office:value="464" calcext:value-type="float">
            <text:p>464</text:p>
          </table:table-cell>
          <table:table-cell table:formula="of:=256+[.BB61]*2" office:value-type="float" office:value="462" calcext:value-type="float">
            <text:p>462</text:p>
          </table:table-cell>
          <table:table-cell table:formula="of:=256+[.BC61]*2" office:value-type="float" office:value="462" calcext:value-type="float">
            <text:p>462</text:p>
          </table:table-cell>
          <table:table-cell table:formula="of:=256+[.BD61]*2" office:value-type="float" office:value="460" calcext:value-type="float">
            <text:p>460</text:p>
          </table:table-cell>
          <table:table-cell table:formula="of:=256+[.BE61]*2" office:value-type="float" office:value="460" calcext:value-type="float">
            <text:p>460</text:p>
          </table:table-cell>
          <table:table-cell table:formula="of:=256+[.BF61]*2" office:value-type="float" office:value="458" calcext:value-type="float">
            <text:p>458</text:p>
          </table:table-cell>
          <table:table-cell table:formula="of:=256+[.BG61]*2" office:value-type="float" office:value="458" calcext:value-type="float">
            <text:p>458</text:p>
          </table:table-cell>
          <table:table-cell table:formula="of:=256+[.BH61]*2" office:value-type="float" office:value="456" calcext:value-type="float">
            <text:p>456</text:p>
          </table:table-cell>
          <table:table-cell table:formula="of:=256+[.BI61]*2" office:value-type="float" office:value="456" calcext:value-type="float">
            <text:p>456</text:p>
          </table:table-cell>
          <table:table-cell table:formula="of:=256+[.BJ61]*2" office:value-type="float" office:value="454" calcext:value-type="float">
            <text:p>454</text:p>
          </table:table-cell>
          <table:table-cell table:formula="of:=256+[.BK61]*2" office:value-type="float" office:value="454" calcext:value-type="float">
            <text:p>454</text:p>
          </table:table-cell>
          <table:table-cell table:formula="of:=256+[.BL61]*2" office:value-type="float" office:value="452" calcext:value-type="float">
            <text:p>452</text:p>
          </table:table-cell>
          <table:table-cell table:formula="of:=256+[.BM61]*2" office:value-type="float" office:value="452" calcext:value-type="float">
            <text:p>452</text:p>
          </table:table-cell>
          <table:table-cell table:formula="of:=256+[.BN61]*2" office:value-type="float" office:value="450" calcext:value-type="float">
            <text:p>450</text:p>
          </table:table-cell>
          <table:table-cell table:formula="of:=256+[.BO61]*2" office:value-type="float" office:value="450" calcext:value-type="float">
            <text:p>450</text:p>
          </table:table-cell>
          <table:table-cell table:formula="of:=256+[.BP61]*2" office:value-type="float" office:value="448" calcext:value-type="float">
            <text:p>448</text:p>
          </table:table-cell>
          <table:table-cell table:formula="of:=256+[.BQ61]*2" office:value-type="float" office:value="448" calcext:value-type="float">
            <text:p>448</text:p>
          </table:table-cell>
          <table:table-cell table:formula="of:=256+[.BR61]*2" office:value-type="float" office:value="446" calcext:value-type="float">
            <text:p>446</text:p>
          </table:table-cell>
          <table:table-cell table:formula="of:=256+[.BS61]*2" office:value-type="float" office:value="446" calcext:value-type="float">
            <text:p>446</text:p>
          </table:table-cell>
          <table:table-cell table:formula="of:=256+[.BT61]*2" office:value-type="float" office:value="444" calcext:value-type="float">
            <text:p>444</text:p>
          </table:table-cell>
          <table:table-cell table:formula="of:=256+[.BU61]*2" office:value-type="float" office:value="444" calcext:value-type="float">
            <text:p>444</text:p>
          </table:table-cell>
          <table:table-cell table:formula="of:=256+[.BV61]*2" office:value-type="float" office:value="442" calcext:value-type="float">
            <text:p>442</text:p>
          </table:table-cell>
          <table:table-cell table:formula="of:=256+[.BW61]*2" office:value-type="float" office:value="442" calcext:value-type="float">
            <text:p>442</text:p>
          </table:table-cell>
          <table:table-cell table:formula="of:=256+[.BX61]*2" office:value-type="float" office:value="440" calcext:value-type="float">
            <text:p>440</text:p>
          </table:table-cell>
          <table:table-cell table:formula="of:=256+[.BY61]*2" office:value-type="float" office:value="440" calcext:value-type="float">
            <text:p>440</text:p>
          </table:table-cell>
          <table:table-cell table:formula="of:=256+[.BZ61]*2" office:value-type="float" office:value="438" calcext:value-type="float">
            <text:p>438</text:p>
          </table:table-cell>
          <table:table-cell table:formula="of:=256+[.CA61]*2" office:value-type="float" office:value="438" calcext:value-type="float">
            <text:p>438</text:p>
          </table:table-cell>
          <table:table-cell table:formula="of:=256+[.CB61]*2" office:value-type="float" office:value="436" calcext:value-type="float">
            <text:p>436</text:p>
          </table:table-cell>
          <table:table-cell table:formula="of:=256+[.CC61]*2" office:value-type="float" office:value="436" calcext:value-type="float">
            <text:p>436</text:p>
          </table:table-cell>
          <table:table-cell table:formula="of:=256+[.CD61]*2" office:value-type="float" office:value="434" calcext:value-type="float">
            <text:p>434</text:p>
          </table:table-cell>
          <table:table-cell table:formula="of:=256+[.CE61]*2" office:value-type="float" office:value="434" calcext:value-type="float">
            <text:p>434</text:p>
          </table:table-cell>
          <table:table-cell table:formula="of:=256+[.CF61]*2" office:value-type="float" office:value="432" calcext:value-type="float">
            <text:p>432</text:p>
          </table:table-cell>
          <table:table-cell table:formula="of:=256+[.CG61]*2" office:value-type="float" office:value="432" calcext:value-type="float">
            <text:p>432</text:p>
          </table:table-cell>
          <table:table-cell table:formula="of:=256+[.CH61]*2" office:value-type="float" office:value="430" calcext:value-type="float">
            <text:p>430</text:p>
          </table:table-cell>
          <table:table-cell table:formula="of:=256+[.CI61]*2" office:value-type="float" office:value="430" calcext:value-type="float">
            <text:p>430</text:p>
          </table:table-cell>
          <table:table-cell table:formula="of:=256+[.CJ61]*2" office:value-type="float" office:value="428" calcext:value-type="float">
            <text:p>428</text:p>
          </table:table-cell>
          <table:table-cell table:formula="of:=256+[.CK61]*2" office:value-type="float" office:value="428" calcext:value-type="float">
            <text:p>428</text:p>
          </table:table-cell>
          <table:table-cell table:formula="of:=256+[.CL61]*2" office:value-type="float" office:value="426" calcext:value-type="float">
            <text:p>426</text:p>
          </table:table-cell>
          <table:table-cell table:formula="of:=256+[.CM61]*2" office:value-type="float" office:value="426" calcext:value-type="float">
            <text:p>426</text:p>
          </table:table-cell>
          <table:table-cell table:formula="of:=256+[.CN61]*2" office:value-type="float" office:value="424" calcext:value-type="float">
            <text:p>424</text:p>
          </table:table-cell>
          <table:table-cell table:formula="of:=256+[.CO61]*2" office:value-type="float" office:value="424" calcext:value-type="float">
            <text:p>424</text:p>
          </table:table-cell>
          <table:table-cell table:formula="of:=256+[.CP61]*2" office:value-type="float" office:value="422" calcext:value-type="float">
            <text:p>422</text:p>
          </table:table-cell>
          <table:table-cell table:formula="of:=256+[.CQ61]*2" office:value-type="float" office:value="422" calcext:value-type="float">
            <text:p>422</text:p>
          </table:table-cell>
          <table:table-cell table:formula="of:=256+[.CR61]*2" office:value-type="float" office:value="420" calcext:value-type="float">
            <text:p>420</text:p>
          </table:table-cell>
          <table:table-cell table:formula="of:=256+[.CS61]*2" office:value-type="float" office:value="420" calcext:value-type="float">
            <text:p>420</text:p>
          </table:table-cell>
          <table:table-cell table:formula="of:=256+[.CT61]*2" office:value-type="float" office:value="418" calcext:value-type="float">
            <text:p>418</text:p>
          </table:table-cell>
          <table:table-cell table:formula="of:=256+[.CU61]*2" office:value-type="float" office:value="418" calcext:value-type="float">
            <text:p>418</text:p>
          </table:table-cell>
          <table:table-cell table:formula="of:=256+[.CV61]*2" office:value-type="float" office:value="416" calcext:value-type="float">
            <text:p>416</text:p>
          </table:table-cell>
          <table:table-cell table:formula="of:=256+[.CW61]*2" office:value-type="float" office:value="416" calcext:value-type="float">
            <text:p>416</text:p>
          </table:table-cell>
          <table:table-cell table:formula="of:=256+[.CX61]*2" office:value-type="float" office:value="414" calcext:value-type="float">
            <text:p>414</text:p>
          </table:table-cell>
          <table:table-cell table:formula="of:=256+[.CY61]*2" office:value-type="float" office:value="414" calcext:value-type="float">
            <text:p>414</text:p>
          </table:table-cell>
          <table:table-cell table:formula="of:=256+[.CZ61]*2" office:value-type="float" office:value="412" calcext:value-type="float">
            <text:p>412</text:p>
          </table:table-cell>
          <table:table-cell table:formula="of:=256+[.DA61]*2" office:value-type="float" office:value="412" calcext:value-type="float">
            <text:p>412</text:p>
          </table:table-cell>
          <table:table-cell table:formula="of:=256+[.DB61]*2" office:value-type="float" office:value="410" calcext:value-type="float">
            <text:p>410</text:p>
          </table:table-cell>
          <table:table-cell table:formula="of:=256+[.DC61]*2" office:value-type="float" office:value="410" calcext:value-type="float">
            <text:p>410</text:p>
          </table:table-cell>
          <table:table-cell table:formula="of:=256+[.DD61]*2" office:value-type="float" office:value="408" calcext:value-type="float">
            <text:p>408</text:p>
          </table:table-cell>
          <table:table-cell table:formula="of:=256+[.DE61]*2" office:value-type="float" office:value="408" calcext:value-type="float">
            <text:p>408</text:p>
          </table:table-cell>
          <table:table-cell table:formula="of:=256+[.DF61]*2" office:value-type="float" office:value="406" calcext:value-type="float">
            <text:p>406</text:p>
          </table:table-cell>
          <table:table-cell table:formula="of:=256+[.DG61]*2" office:value-type="float" office:value="406" calcext:value-type="float">
            <text:p>406</text:p>
          </table:table-cell>
          <table:table-cell table:formula="of:=256+[.DH61]*2" office:value-type="float" office:value="404" calcext:value-type="float">
            <text:p>404</text:p>
          </table:table-cell>
          <table:table-cell table:formula="of:=256+[.DI61]*2" office:value-type="float" office:value="404" calcext:value-type="float">
            <text:p>404</text:p>
          </table:table-cell>
          <table:table-cell table:formula="of:=256+[.DJ61]*2" office:value-type="float" office:value="402" calcext:value-type="float">
            <text:p>402</text:p>
          </table:table-cell>
          <table:table-cell table:formula="of:=256+[.DK61]*2" office:value-type="float" office:value="402" calcext:value-type="float">
            <text:p>402</text:p>
          </table:table-cell>
          <table:table-cell table:formula="of:=256+[.DL61]*2" office:value-type="float" office:value="400" calcext:value-type="float">
            <text:p>400</text:p>
          </table:table-cell>
          <table:table-cell table:formula="of:=256+[.DM61]*2" office:value-type="float" office:value="400" calcext:value-type="float">
            <text:p>400</text:p>
          </table:table-cell>
          <table:table-cell table:formula="of:=256+[.DN61]*2" office:value-type="float" office:value="398" calcext:value-type="float">
            <text:p>398</text:p>
          </table:table-cell>
          <table:table-cell table:formula="of:=256+[.DO61]*2" office:value-type="float" office:value="398" calcext:value-type="float">
            <text:p>398</text:p>
          </table:table-cell>
          <table:table-cell table:formula="of:=256+[.DP61]*2" office:value-type="float" office:value="396" calcext:value-type="float">
            <text:p>396</text:p>
          </table:table-cell>
          <table:table-cell table:formula="of:=256+[.DQ61]*2" office:value-type="float" office:value="396" calcext:value-type="float">
            <text:p>396</text:p>
          </table:table-cell>
          <table:table-cell table:formula="of:=256+[.DR61]*2" office:value-type="float" office:value="394" calcext:value-type="float">
            <text:p>394</text:p>
          </table:table-cell>
          <table:table-cell table:formula="of:=256+[.DS61]*2" office:value-type="float" office:value="394" calcext:value-type="float">
            <text:p>394</text:p>
          </table:table-cell>
          <table:table-cell table:formula="of:=256+[.DT61]*2" office:value-type="float" office:value="392" calcext:value-type="float">
            <text:p>392</text:p>
          </table:table-cell>
          <table:table-cell table:formula="of:=256+[.DU61]*2" office:value-type="float" office:value="392" calcext:value-type="float">
            <text:p>392</text:p>
          </table:table-cell>
          <table:table-cell table:formula="of:=256+[.DV61]*2" office:value-type="float" office:value="390" calcext:value-type="float">
            <text:p>390</text:p>
          </table:table-cell>
          <table:table-cell table:formula="of:=256+[.DW61]*2" office:value-type="float" office:value="390" calcext:value-type="float">
            <text:p>390</text:p>
          </table:table-cell>
          <table:table-cell table:formula="of:=256+[.DX61]*2" office:value-type="float" office:value="388" calcext:value-type="float">
            <text:p>388</text:p>
          </table:table-cell>
          <table:table-cell table:formula="of:=256+[.DY61]*2" office:value-type="float" office:value="388" calcext:value-type="float">
            <text:p>388</text:p>
          </table:table-cell>
          <table:table-cell table:formula="of:=256+[.DZ61]*2" office:value-type="float" office:value="386" calcext:value-type="float">
            <text:p>386</text:p>
          </table:table-cell>
          <table:table-cell table:formula="of:=256+[.EA61]*2" office:value-type="float" office:value="386" calcext:value-type="float">
            <text:p>386</text:p>
          </table:table-cell>
          <table:table-cell table:formula="of:=256+[.EB61]*2" office:value-type="float" office:value="384" calcext:value-type="float">
            <text:p>384</text:p>
          </table:table-cell>
          <table:table-cell table:formula="of:=256+[.EC61]*2" office:value-type="float" office:value="384" calcext:value-type="float">
            <text:p>384</text:p>
          </table:table-cell>
          <table:table-cell table:formula="of:=256+[.ED61]*2" office:value-type="float" office:value="382" calcext:value-type="float">
            <text:p>382</text:p>
          </table:table-cell>
          <table:table-cell table:formula="of:=256+[.EE61]*2" office:value-type="float" office:value="382" calcext:value-type="float">
            <text:p>382</text:p>
          </table:table-cell>
          <table:table-cell table:formula="of:=256+[.EF61]*2" office:value-type="float" office:value="380" calcext:value-type="float">
            <text:p>380</text:p>
          </table:table-cell>
          <table:table-cell table:formula="of:=256+[.EG61]*2" office:value-type="float" office:value="380" calcext:value-type="float">
            <text:p>380</text:p>
          </table:table-cell>
          <table:table-cell table:formula="of:=256+[.EH61]*2" office:value-type="float" office:value="378" calcext:value-type="float">
            <text:p>378</text:p>
          </table:table-cell>
          <table:table-cell table:formula="of:=256+[.EI61]*2" office:value-type="float" office:value="378" calcext:value-type="float">
            <text:p>378</text:p>
          </table:table-cell>
          <table:table-cell table:formula="of:=256+[.EJ61]*2" office:value-type="float" office:value="376" calcext:value-type="float">
            <text:p>376</text:p>
          </table:table-cell>
          <table:table-cell table:formula="of:=256+[.EK61]*2" office:value-type="float" office:value="376" calcext:value-type="float">
            <text:p>376</text:p>
          </table:table-cell>
          <table:table-cell table:formula="of:=256+[.EL61]*2" office:value-type="float" office:value="374" calcext:value-type="float">
            <text:p>374</text:p>
          </table:table-cell>
          <table:table-cell table:formula="of:=256+[.EM61]*2" office:value-type="float" office:value="374" calcext:value-type="float">
            <text:p>374</text:p>
          </table:table-cell>
          <table:table-cell table:formula="of:=256+[.EN61]*2" office:value-type="float" office:value="372" calcext:value-type="float">
            <text:p>372</text:p>
          </table:table-cell>
          <table:table-cell table:formula="of:=256+[.EO61]*2" office:value-type="float" office:value="372" calcext:value-type="float">
            <text:p>372</text:p>
          </table:table-cell>
          <table:table-cell table:formula="of:=256+[.EP61]*2" office:value-type="float" office:value="370" calcext:value-type="float">
            <text:p>370</text:p>
          </table:table-cell>
          <table:table-cell table:formula="of:=256+[.EQ61]*2" office:value-type="float" office:value="370" calcext:value-type="float">
            <text:p>370</text:p>
          </table:table-cell>
          <table:table-cell table:formula="of:=256+[.ER61]*2" office:value-type="float" office:value="368" calcext:value-type="float">
            <text:p>368</text:p>
          </table:table-cell>
          <table:table-cell table:formula="of:=256+[.ES61]*2" office:value-type="float" office:value="368" calcext:value-type="float">
            <text:p>368</text:p>
          </table:table-cell>
          <table:table-cell table:formula="of:=256+[.ET61]*2" office:value-type="float" office:value="366" calcext:value-type="float">
            <text:p>366</text:p>
          </table:table-cell>
          <table:table-cell table:formula="of:=256+[.EU61]*2" office:value-type="float" office:value="366" calcext:value-type="float">
            <text:p>366</text:p>
          </table:table-cell>
          <table:table-cell table:formula="of:=256+[.EV61]*2" office:value-type="float" office:value="364" calcext:value-type="float">
            <text:p>364</text:p>
          </table:table-cell>
          <table:table-cell table:formula="of:=256+[.EW61]*2" office:value-type="float" office:value="364" calcext:value-type="float">
            <text:p>364</text:p>
          </table:table-cell>
          <table:table-cell table:formula="of:=256+[.EX61]*2" office:value-type="float" office:value="362" calcext:value-type="float">
            <text:p>362</text:p>
          </table:table-cell>
          <table:table-cell table:formula="of:=256+[.EY61]*2" office:value-type="float" office:value="362" calcext:value-type="float">
            <text:p>362</text:p>
          </table:table-cell>
          <table:table-cell table:formula="of:=256+[.EZ61]*2" office:value-type="float" office:value="360" calcext:value-type="float">
            <text:p>360</text:p>
          </table:table-cell>
          <table:table-cell table:formula="of:=256+[.FA61]*2" office:value-type="float" office:value="360" calcext:value-type="float">
            <text:p>360</text:p>
          </table:table-cell>
          <table:table-cell table:formula="of:=256+[.FB61]*2" office:value-type="float" office:value="358" calcext:value-type="float">
            <text:p>358</text:p>
          </table:table-cell>
          <table:table-cell table:formula="of:=256+[.FC61]*2" office:value-type="float" office:value="358" calcext:value-type="float">
            <text:p>358</text:p>
          </table:table-cell>
          <table:table-cell table:formula="of:=256+[.FD61]*2" office:value-type="float" office:value="356" calcext:value-type="float">
            <text:p>356</text:p>
          </table:table-cell>
          <table:table-cell table:formula="of:=256+[.FE61]*2" office:value-type="float" office:value="356" calcext:value-type="float">
            <text:p>356</text:p>
          </table:table-cell>
          <table:table-cell table:formula="of:=256+[.FF61]*2" office:value-type="float" office:value="354" calcext:value-type="float">
            <text:p>354</text:p>
          </table:table-cell>
          <table:table-cell table:formula="of:=256+[.FG61]*2" office:value-type="float" office:value="354" calcext:value-type="float">
            <text:p>354</text:p>
          </table:table-cell>
          <table:table-cell table:formula="of:=256+[.FH61]*2" office:value-type="float" office:value="352" calcext:value-type="float">
            <text:p>352</text:p>
          </table:table-cell>
          <table:table-cell table:formula="of:=256+[.FI61]*2" office:value-type="float" office:value="352" calcext:value-type="float">
            <text:p>352</text:p>
          </table:table-cell>
          <table:table-cell table:formula="of:=256+[.FJ61]*2" office:value-type="float" office:value="350" calcext:value-type="float">
            <text:p>350</text:p>
          </table:table-cell>
          <table:table-cell table:formula="of:=256+[.FK61]*2" office:value-type="float" office:value="350" calcext:value-type="float">
            <text:p>350</text:p>
          </table:table-cell>
          <table:table-cell table:formula="of:=256+[.FL61]*2" office:value-type="float" office:value="348" calcext:value-type="float">
            <text:p>348</text:p>
          </table:table-cell>
          <table:table-cell table:formula="of:=256+[.FM61]*2" office:value-type="float" office:value="348" calcext:value-type="float">
            <text:p>348</text:p>
          </table:table-cell>
          <table:table-cell table:formula="of:=256+[.FN61]*2" office:value-type="float" office:value="346" calcext:value-type="float">
            <text:p>346</text:p>
          </table:table-cell>
          <table:table-cell table:formula="of:=256+[.FO61]*2" office:value-type="float" office:value="346" calcext:value-type="float">
            <text:p>346</text:p>
          </table:table-cell>
          <table:table-cell table:formula="of:=256+[.FP61]*2" office:value-type="float" office:value="344" calcext:value-type="float">
            <text:p>344</text:p>
          </table:table-cell>
          <table:table-cell table:formula="of:=256+[.FQ61]*2" office:value-type="float" office:value="344" calcext:value-type="float">
            <text:p>344</text:p>
          </table:table-cell>
          <table:table-cell table:formula="of:=256+[.FR61]*2" office:value-type="float" office:value="342" calcext:value-type="float">
            <text:p>342</text:p>
          </table:table-cell>
          <table:table-cell table:formula="of:=256+[.FS61]*2" office:value-type="float" office:value="342" calcext:value-type="float">
            <text:p>342</text:p>
          </table:table-cell>
          <table:table-cell table:formula="of:=256+[.FT61]*2" office:value-type="float" office:value="340" calcext:value-type="float">
            <text:p>340</text:p>
          </table:table-cell>
          <table:table-cell table:formula="of:=256+[.FU61]*2" office:value-type="float" office:value="340" calcext:value-type="float">
            <text:p>340</text:p>
          </table:table-cell>
          <table:table-cell table:formula="of:=256+[.FV61]*2" office:value-type="float" office:value="338" calcext:value-type="float">
            <text:p>338</text:p>
          </table:table-cell>
          <table:table-cell table:formula="of:=256+[.FW61]*2" office:value-type="float" office:value="338" calcext:value-type="float">
            <text:p>338</text:p>
          </table:table-cell>
          <table:table-cell table:formula="of:=256+[.FX61]*2" office:value-type="float" office:value="336" calcext:value-type="float">
            <text:p>336</text:p>
          </table:table-cell>
          <table:table-cell table:formula="of:=256+[.FY61]*2" office:value-type="float" office:value="336" calcext:value-type="float">
            <text:p>336</text:p>
          </table:table-cell>
          <table:table-cell table:formula="of:=256+[.FZ61]*2" office:value-type="float" office:value="334" calcext:value-type="float">
            <text:p>334</text:p>
          </table:table-cell>
          <table:table-cell table:formula="of:=256+[.GA61]*2" office:value-type="float" office:value="334" calcext:value-type="float">
            <text:p>334</text:p>
          </table:table-cell>
          <table:table-cell table:formula="of:=256+[.GB61]*2" office:value-type="float" office:value="332" calcext:value-type="float">
            <text:p>332</text:p>
          </table:table-cell>
          <table:table-cell table:formula="of:=256+[.GC61]*2" office:value-type="float" office:value="332" calcext:value-type="float">
            <text:p>332</text:p>
          </table:table-cell>
          <table:table-cell table:formula="of:=256+[.GD61]*2" office:value-type="float" office:value="330" calcext:value-type="float">
            <text:p>330</text:p>
          </table:table-cell>
          <table:table-cell table:formula="of:=256+[.GE61]*2" office:value-type="float" office:value="330" calcext:value-type="float">
            <text:p>330</text:p>
          </table:table-cell>
          <table:table-cell table:formula="of:=256+[.GF61]*2" office:value-type="float" office:value="328" calcext:value-type="float">
            <text:p>328</text:p>
          </table:table-cell>
          <table:table-cell table:formula="of:=256+[.GG61]*2" office:value-type="float" office:value="328" calcext:value-type="float">
            <text:p>328</text:p>
          </table:table-cell>
          <table:table-cell table:formula="of:=256+[.GH61]*2" office:value-type="float" office:value="326" calcext:value-type="float">
            <text:p>326</text:p>
          </table:table-cell>
          <table:table-cell table:formula="of:=256+[.GI61]*2" office:value-type="float" office:value="326" calcext:value-type="float">
            <text:p>326</text:p>
          </table:table-cell>
          <table:table-cell table:formula="of:=256+[.GJ61]*2" office:value-type="float" office:value="324" calcext:value-type="float">
            <text:p>324</text:p>
          </table:table-cell>
          <table:table-cell table:formula="of:=256+[.GK61]*2" office:value-type="float" office:value="324" calcext:value-type="float">
            <text:p>324</text:p>
          </table:table-cell>
          <table:table-cell table:formula="of:=256+[.GL61]*2" office:value-type="float" office:value="322" calcext:value-type="float">
            <text:p>322</text:p>
          </table:table-cell>
          <table:table-cell table:formula="of:=256+[.GM61]*2" office:value-type="float" office:value="322" calcext:value-type="float">
            <text:p>322</text:p>
          </table:table-cell>
          <table:table-cell table:formula="of:=256+[.GN61]*2" office:value-type="float" office:value="320" calcext:value-type="float">
            <text:p>320</text:p>
          </table:table-cell>
          <table:table-cell table:formula="of:=256+[.GO61]*2" office:value-type="float" office:value="320" calcext:value-type="float">
            <text:p>320</text:p>
          </table:table-cell>
          <table:table-cell table:formula="of:=256+[.GP61]*2" office:value-type="float" office:value="318" calcext:value-type="float">
            <text:p>318</text:p>
          </table:table-cell>
          <table:table-cell table:formula="of:=256+[.GQ61]*2" office:value-type="float" office:value="318" calcext:value-type="float">
            <text:p>318</text:p>
          </table:table-cell>
          <table:table-cell table:formula="of:=256+[.GR61]*2" office:value-type="float" office:value="316" calcext:value-type="float">
            <text:p>316</text:p>
          </table:table-cell>
          <table:table-cell table:formula="of:=256+[.GS61]*2" office:value-type="float" office:value="316" calcext:value-type="float">
            <text:p>316</text:p>
          </table:table-cell>
          <table:table-cell table:formula="of:=256+[.GT61]*2" office:value-type="float" office:value="314" calcext:value-type="float">
            <text:p>314</text:p>
          </table:table-cell>
          <table:table-cell table:formula="of:=256+[.GU61]*2" office:value-type="float" office:value="314" calcext:value-type="float">
            <text:p>314</text:p>
          </table:table-cell>
          <table:table-cell table:formula="of:=256+[.GV61]*2" office:value-type="float" office:value="312" calcext:value-type="float">
            <text:p>312</text:p>
          </table:table-cell>
          <table:table-cell table:formula="of:=256+[.GW61]*2" office:value-type="float" office:value="312" calcext:value-type="float">
            <text:p>312</text:p>
          </table:table-cell>
          <table:table-cell table:formula="of:=256+[.GX61]*2" office:value-type="float" office:value="310" calcext:value-type="float">
            <text:p>310</text:p>
          </table:table-cell>
          <table:table-cell table:formula="of:=256+[.GY61]*2" office:value-type="float" office:value="310" calcext:value-type="float">
            <text:p>310</text:p>
          </table:table-cell>
          <table:table-cell table:formula="of:=256+[.GZ61]*2" office:value-type="float" office:value="308" calcext:value-type="float">
            <text:p>308</text:p>
          </table:table-cell>
          <table:table-cell table:formula="of:=256+[.HA61]*2" office:value-type="float" office:value="308" calcext:value-type="float">
            <text:p>308</text:p>
          </table:table-cell>
          <table:table-cell table:formula="of:=256+[.HB61]*2" office:value-type="float" office:value="306" calcext:value-type="float">
            <text:p>306</text:p>
          </table:table-cell>
          <table:table-cell table:formula="of:=256+[.HC61]*2" office:value-type="float" office:value="306" calcext:value-type="float">
            <text:p>306</text:p>
          </table:table-cell>
          <table:table-cell table:formula="of:=256+[.HD61]*2" office:value-type="float" office:value="304" calcext:value-type="float">
            <text:p>304</text:p>
          </table:table-cell>
          <table:table-cell table:formula="of:=256+[.HE61]*2" office:value-type="float" office:value="304" calcext:value-type="float">
            <text:p>304</text:p>
          </table:table-cell>
          <table:table-cell table:formula="of:=256+[.HF61]*2" office:value-type="float" office:value="302" calcext:value-type="float">
            <text:p>302</text:p>
          </table:table-cell>
          <table:table-cell table:formula="of:=256+[.HG61]*2" office:value-type="float" office:value="302" calcext:value-type="float">
            <text:p>302</text:p>
          </table:table-cell>
          <table:table-cell table:formula="of:=256+[.HH61]*2" office:value-type="float" office:value="300" calcext:value-type="float">
            <text:p>300</text:p>
          </table:table-cell>
          <table:table-cell table:formula="of:=256+[.HI61]*2" office:value-type="float" office:value="300" calcext:value-type="float">
            <text:p>300</text:p>
          </table:table-cell>
          <table:table-cell table:formula="of:=256+[.HJ61]*2" office:value-type="float" office:value="298" calcext:value-type="float">
            <text:p>298</text:p>
          </table:table-cell>
          <table:table-cell table:formula="of:=256+[.HK61]*2" office:value-type="float" office:value="298" calcext:value-type="float">
            <text:p>298</text:p>
          </table:table-cell>
          <table:table-cell table:formula="of:=256+[.HL61]*2" office:value-type="float" office:value="296" calcext:value-type="float">
            <text:p>296</text:p>
          </table:table-cell>
          <table:table-cell table:formula="of:=256+[.HM61]*2" office:value-type="float" office:value="296" calcext:value-type="float">
            <text:p>296</text:p>
          </table:table-cell>
          <table:table-cell table:formula="of:=256+[.HN61]*2" office:value-type="float" office:value="294" calcext:value-type="float">
            <text:p>294</text:p>
          </table:table-cell>
          <table:table-cell table:formula="of:=256+[.HO61]*2" office:value-type="float" office:value="294" calcext:value-type="float">
            <text:p>294</text:p>
          </table:table-cell>
          <table:table-cell table:formula="of:=256+[.HP61]*2" office:value-type="float" office:value="292" calcext:value-type="float">
            <text:p>292</text:p>
          </table:table-cell>
          <table:table-cell table:formula="of:=256+[.HQ61]*2" office:value-type="float" office:value="292" calcext:value-type="float">
            <text:p>292</text:p>
          </table:table-cell>
          <table:table-cell table:formula="of:=256+[.HR61]*2" office:value-type="float" office:value="290" calcext:value-type="float">
            <text:p>290</text:p>
          </table:table-cell>
          <table:table-cell table:formula="of:=256+[.HS61]*2" office:value-type="float" office:value="290" calcext:value-type="float">
            <text:p>290</text:p>
          </table:table-cell>
          <table:table-cell table:formula="of:=256+[.HT61]*2" office:value-type="float" office:value="288" calcext:value-type="float">
            <text:p>288</text:p>
          </table:table-cell>
          <table:table-cell table:formula="of:=256+[.HU61]*2" office:value-type="float" office:value="288" calcext:value-type="float">
            <text:p>288</text:p>
          </table:table-cell>
          <table:table-cell table:formula="of:=256+[.HV61]*2" office:value-type="float" office:value="286" calcext:value-type="float">
            <text:p>286</text:p>
          </table:table-cell>
          <table:table-cell table:formula="of:=256+[.HW61]*2" office:value-type="float" office:value="286" calcext:value-type="float">
            <text:p>286</text:p>
          </table:table-cell>
          <table:table-cell table:formula="of:=256+[.HX61]*2" office:value-type="float" office:value="284" calcext:value-type="float">
            <text:p>284</text:p>
          </table:table-cell>
          <table:table-cell table:formula="of:=256+[.HY61]*2" office:value-type="float" office:value="284" calcext:value-type="float">
            <text:p>284</text:p>
          </table:table-cell>
          <table:table-cell table:formula="of:=256+[.HZ61]*2" office:value-type="float" office:value="282" calcext:value-type="float">
            <text:p>282</text:p>
          </table:table-cell>
          <table:table-cell table:formula="of:=256+[.IA61]*2" office:value-type="float" office:value="282" calcext:value-type="float">
            <text:p>282</text:p>
          </table:table-cell>
          <table:table-cell table:formula="of:=256+[.IB61]*2" office:value-type="float" office:value="280" calcext:value-type="float">
            <text:p>280</text:p>
          </table:table-cell>
          <table:table-cell table:formula="of:=256+[.IC61]*2" office:value-type="float" office:value="280" calcext:value-type="float">
            <text:p>280</text:p>
          </table:table-cell>
          <table:table-cell table:formula="of:=256+[.ID61]*2" office:value-type="float" office:value="278" calcext:value-type="float">
            <text:p>278</text:p>
          </table:table-cell>
          <table:table-cell table:formula="of:=256+[.IE61]*2" office:value-type="float" office:value="278" calcext:value-type="float">
            <text:p>278</text:p>
          </table:table-cell>
          <table:table-cell table:formula="of:=256+[.IF61]*2" office:value-type="float" office:value="276" calcext:value-type="float">
            <text:p>276</text:p>
          </table:table-cell>
          <table:table-cell table:formula="of:=256+[.IG61]*2" office:value-type="float" office:value="276" calcext:value-type="float">
            <text:p>276</text:p>
          </table:table-cell>
          <table:table-cell table:formula="of:=256+[.IH61]*2" office:value-type="float" office:value="274" calcext:value-type="float">
            <text:p>274</text:p>
          </table:table-cell>
          <table:table-cell table:formula="of:=256+[.II61]*2" office:value-type="float" office:value="274" calcext:value-type="float">
            <text:p>274</text:p>
          </table:table-cell>
          <table:table-cell table:formula="of:=256+[.IJ61]*2" office:value-type="float" office:value="272" calcext:value-type="float">
            <text:p>272</text:p>
          </table:table-cell>
          <table:table-cell table:formula="of:=256+[.IK61]*2" office:value-type="float" office:value="272" calcext:value-type="float">
            <text:p>272</text:p>
          </table:table-cell>
          <table:table-cell table:formula="of:=256+[.IL61]*2" office:value-type="float" office:value="270" calcext:value-type="float">
            <text:p>270</text:p>
          </table:table-cell>
          <table:table-cell table:formula="of:=256+[.IM61]*2" office:value-type="float" office:value="270" calcext:value-type="float">
            <text:p>270</text:p>
          </table:table-cell>
          <table:table-cell table:formula="of:=256+[.IN61]*2" office:value-type="float" office:value="268" calcext:value-type="float">
            <text:p>268</text:p>
          </table:table-cell>
          <table:table-cell table:formula="of:=256+[.IO61]*2" office:value-type="float" office:value="268" calcext:value-type="float">
            <text:p>268</text:p>
          </table:table-cell>
          <table:table-cell table:formula="of:=256+[.IP61]*2" office:value-type="float" office:value="266" calcext:value-type="float">
            <text:p>266</text:p>
          </table:table-cell>
          <table:table-cell table:formula="of:=256+[.IQ61]*2" office:value-type="float" office:value="266" calcext:value-type="float">
            <text:p>266</text:p>
          </table:table-cell>
          <table:table-cell table:formula="of:=256+[.IR61]*2" office:value-type="float" office:value="264" calcext:value-type="float">
            <text:p>264</text:p>
          </table:table-cell>
          <table:table-cell table:formula="of:=256+[.IS61]*2" office:value-type="float" office:value="264" calcext:value-type="float">
            <text:p>264</text:p>
          </table:table-cell>
          <table:table-cell table:formula="of:=256+[.IT61]*2" office:value-type="float" office:value="262" calcext:value-type="float">
            <text:p>262</text:p>
          </table:table-cell>
          <table:table-cell table:formula="of:=256+[.IU61]*2" office:value-type="float" office:value="262" calcext:value-type="float">
            <text:p>262</text:p>
          </table:table-cell>
          <table:table-cell table:formula="of:=256+[.IV61]*2" office:value-type="float" office:value="260" calcext:value-type="float">
            <text:p>260</text:p>
          </table:table-cell>
          <table:table-cell table:formula="of:=256+[.IW61]*2" office:value-type="float" office:value="260" calcext:value-type="float">
            <text:p>260</text:p>
          </table:table-cell>
          <table:table-cell table:formula="of:=256+[.IX61]*2" office:value-type="float" office:value="258" calcext:value-type="float">
            <text:p>258</text:p>
          </table:table-cell>
          <table:table-cell table:formula="of:=256+[.IY61]*2" office:value-type="float" office:value="258" calcext:value-type="float">
            <text:p>258</text:p>
          </table:table-cell>
          <table:table-cell table:formula="of:=256+[.IZ61]*2" office:value-type="float" office:value="256" calcext:value-type="float">
            <text:p>256</text:p>
          </table:table-cell>
          <table:table-cell table:formula="of:=256+[.JA61]*2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formula="of:=[.JB64]" office:value-type="float" office:value="256" calcext:value-type="float">
            <text:p>256</text:p>
          </table:table-cell>
          <table:table-cell table:formula="of:=[.JC64]" office:value-type="float" office:value="256" calcext:value-type="float">
            <text:p>256</text:p>
          </table:table-cell>
          <table:table-cell table:formula="of:=[.JD64]" office:value-type="float" office:value="256" calcext:value-type="float">
            <text:p>256</text:p>
          </table:table-cell>
          <table:table-cell table:formula="of:=[.JE64]" office:value-type="float" office:value="256" calcext:value-type="float">
            <text:p>256</text:p>
          </table:table-cell>
          <table:table-cell table:formula="of:=[.JF64]" office:value-type="float" office:value="256" calcext:value-type="float">
            <text:p>256</text:p>
          </table:table-cell>
          <table:table-cell table:formula="of:=[.JG64]" office:value-type="float" office:value="256" calcext:value-type="float">
            <text:p>256</text:p>
          </table:table-cell>
          <table:table-cell table:formula="of:=[.JH64]" office:value-type="float" office:value="256" calcext:value-type="float">
            <text:p>256</text:p>
          </table:table-cell>
          <table:table-cell table:formula="of:=[.JI64]" office:value-type="float" office:value="256" calcext:value-type="float">
            <text:p>256</text:p>
          </table:table-cell>
          <table:table-cell table:formula="of:=[.JJ64]" office:value-type="float" office:value="256" calcext:value-type="float">
            <text:p>256</text:p>
          </table:table-cell>
          <table:table-cell table:formula="of:=[.JK64]" office:value-type="float" office:value="256" calcext:value-type="float">
            <text:p>256</text:p>
          </table:table-cell>
          <table:table-cell table:formula="of:=[.JL64]" office:value-type="float" office:value="256" calcext:value-type="float">
            <text:p>256</text:p>
          </table:table-cell>
          <table:table-cell table:formula="of:=[.JM64]" office:value-type="float" office:value="256" calcext:value-type="float">
            <text:p>256</text:p>
          </table:table-cell>
          <table:table-cell table:formula="of:=[.JN64]" office:value-type="float" office:value="256" calcext:value-type="float">
            <text:p>256</text:p>
          </table:table-cell>
          <table:table-cell table:formula="of:=[.JO64]" office:value-type="float" office:value="256" calcext:value-type="float">
            <text:p>256</text:p>
          </table:table-cell>
          <table:table-cell table:formula="of:=[.JP64]" office:value-type="float" office:value="256" calcext:value-type="float">
            <text:p>256</text:p>
          </table:table-cell>
          <table:table-cell table:formula="of:=[.JQ64]" office:value-type="float" office:value="256" calcext:value-type="float">
            <text:p>256</text:p>
          </table:table-cell>
          <table:table-cell table:formula="of:=[.JR64]" office:value-type="float" office:value="256" calcext:value-type="float">
            <text:p>256</text:p>
          </table:table-cell>
          <table:table-cell table:formula="of:=[.JS64]" office:value-type="float" office:value="256" calcext:value-type="float">
            <text:p>256</text:p>
          </table:table-cell>
          <table:table-cell table:formula="of:=[.JT64]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formula="of:=[.JW64]" office:value-type="float" office:value="256" calcext:value-type="float">
            <text:p>256</text:p>
          </table:table-cell>
          <table:table-cell table:formula="of:=[.JX64]" office:value-type="float" office:value="256" calcext:value-type="float">
            <text:p>256</text:p>
          </table:table-cell>
          <table:table-cell table:formula="of:=[.JY64]" office:value-type="float" office:value="256" calcext:value-type="float">
            <text:p>256</text:p>
          </table:table-cell>
          <table:table-cell table:formula="of:=[.JZ64]" office:value-type="float" office:value="256" calcext:value-type="float">
            <text:p>256</text:p>
          </table:table-cell>
          <table:table-cell table:formula="of:=[.KA64]" office:value-type="float" office:value="256" calcext:value-type="float">
            <text:p>256</text:p>
          </table:table-cell>
          <table:table-cell table:formula="of:=[.KB64]" office:value-type="float" office:value="256" calcext:value-type="float">
            <text:p>256</text:p>
          </table:table-cell>
          <table:table-cell table:formula="of:=[.KC64]" office:value-type="float" office:value="256" calcext:value-type="float">
            <text:p>256</text:p>
          </table:table-cell>
          <table:table-cell table:formula="of:=[.KD64]" office:value-type="float" office:value="256" calcext:value-type="float">
            <text:p>256</text:p>
          </table:table-cell>
          <table:table-cell table:formula="of:=[.KE64]" office:value-type="float" office:value="256" calcext:value-type="float">
            <text:p>256</text:p>
          </table:table-cell>
          <table:table-cell table:formula="of:=256+128" office:value-type="float" office:value="384" calcext:value-type="float">
            <text:p>384</text:p>
          </table:table-cell>
          <table:table-cell table:formula="of:=256+128" office:value-type="float" office:value="384" calcext:value-type="float">
            <text:p>384</text:p>
          </table:table-cell>
          <table:table-cell office:value-type="float" office:value="256" calcext:value-type="float">
            <text:p>256</text:p>
          </table:table-cell>
          <table:table-cell table:formula="of:=[.KI64]" office:value-type="float" office:value="256" calcext:value-type="float">
            <text:p>256</text:p>
          </table:table-cell>
          <table:table-cell table:formula="of:=[.KJ64]" office:value-type="float" office:value="256" calcext:value-type="float">
            <text:p>256</text:p>
          </table:table-cell>
          <table:table-cell table:formula="of:=[.KK64]" office:value-type="float" office:value="256" calcext:value-type="float">
            <text:p>256</text:p>
          </table:table-cell>
          <table:table-cell table:formula="of:=[.KL64]" office:value-type="float" office:value="256" calcext:value-type="float">
            <text:p>256</text:p>
          </table:table-cell>
          <table:table-cell table:formula="of:=[.KM64]" office:value-type="float" office:value="256" calcext:value-type="float">
            <text:p>256</text:p>
          </table:table-cell>
          <table:table-cell table:formula="of:=[.KN64]" office:value-type="float" office:value="256" calcext:value-type="float">
            <text:p>256</text:p>
          </table:table-cell>
          <table:table-cell table:formula="of:=[.KO64]" office:value-type="float" office:value="256" calcext:value-type="float">
            <text:p>256</text:p>
          </table:table-cell>
          <table:table-cell table:formula="of:=[.KP64]" office:value-type="float" office:value="256" calcext:value-type="float">
            <text:p>256</text:p>
          </table:table-cell>
          <table:table-cell table:formula="of:=[.KQ64]" office:value-type="float" office:value="256" calcext:value-type="float">
            <text:p>256</text:p>
          </table:table-cell>
          <table:table-cell table:formula="of:=256+64" office:value-type="float" office:value="320" calcext:value-type="float">
            <text:p>320</text:p>
          </table:table-cell>
          <table:table-cell table:formula="of:=256+64" office:value-type="float" office:value="320" calcext:value-type="float">
            <text:p>320</text:p>
          </table:table-cell>
          <table:table-cell table:formula="of:=256+64"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formula="of:=[.KV64]" office:value-type="float" office:value="256" calcext:value-type="float">
            <text:p>256</text:p>
          </table:table-cell>
          <table:table-cell table:formula="of:=[.KW64]" office:value-type="float" office:value="256" calcext:value-type="float">
            <text:p>256</text:p>
          </table:table-cell>
          <table:table-cell table:formula="of:=[.KX64]" office:value-type="float" office:value="256" calcext:value-type="float">
            <text:p>256</text:p>
          </table:table-cell>
          <table:table-cell table:formula="of:=[.KY64]" office:value-type="float" office:value="256" calcext:value-type="float">
            <text:p>256</text:p>
          </table:table-cell>
          <table:table-cell table:formula="of:=[.KZ64]" office:value-type="float" office:value="256" calcext:value-type="float">
            <text:p>256</text:p>
          </table:table-cell>
          <table:table-cell table:formula="of:=[.LA64]" office:value-type="float" office:value="256" calcext:value-type="float">
            <text:p>256</text:p>
          </table:table-cell>
          <table:table-cell table:formula="of:=[.LB64]" office:value-type="float" office:value="256" calcext:value-type="float">
            <text:p>256</text:p>
          </table:table-cell>
          <table:table-cell table:formula="of:=[.LC64]" office:value-type="float" office:value="256" calcext:value-type="float">
            <text:p>256</text:p>
          </table:table-cell>
          <table:table-cell table:formula="of:=[.LD64]"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8T11:01:32.989485665</dc:date>
    <meta:editing-duration>PT9M42S</meta:editing-duration>
    <meta:editing-cycles>1</meta:editing-cycles>
    <meta:document-statistic meta:table-count="1" meta:cell-count="13643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46cm" svg:height="12.373cm" xlink:href=".." xlink:type="simple" chart:class="chart:bar" chart:style-name="ch1">
        <chart:title svg:x="9.331cm" svg:y="0.383cm" chart:style-name="ch2">
          <text:p>Captured Data 2ADC2UDP</text:p>
        </chart:title>
        <chart:plot-area chart:style-name="ch3" table:cell-range-address="calibration.A48:calibration.IX48" svg:x="1.493cm" svg:y="1.409cm" svg:width="22.171cm" svg:height="9.736cm">
          <chartooo:coordinate-region svg:x="2.3cm" svg:y="1.53cm" svg:width="21.364cm" svg:height="8.613cm"/>
          <chart:axis chart:dimension="x" chart:name="primary-x" chart:style-name="ch4">
            <chart:title svg:x="12.111cm" svg:y="11.392cm" chart:style-name="ch5">
              <text:p>Buffer</text:p>
            </chart:title>
          </chart:axis>
          <chart:axis chart:dimension="y" chart:name="primary-y" chart:style-name="ch6">
            <chart:title svg:x="0.451cm" svg:y="7.115cm" chart:style-name="ch7">
              <text:p>Value read</text:p>
            </chart:title>
            <chart:grid chart:style-name="ch8" chart:class="major"/>
          </chart:axis>
          <chart:series chart:style-name="ch9" chart:values-cell-range-address="calibration.A48:calibration.IX48" chart:class="chart:bar">
            <chart:data-point chart:repeated="2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</table:table-row>
          </table:table-header-rows>
          <table:table-rows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ibration.A48:calibration.IX48</svg:desc>
                </draw:g>
              </table:table-cell>
              <table:table-cell office:value-type="float" office:value="23.5">
                <text:p>23.5</text:p>
              </table:table-cell>
              <table:table-cell office:value-type="float" office:value="289.95652173913">
                <text:p>289.95652173913</text:p>
              </table:table-cell>
              <table:table-cell office:value-type="float" office:value="304.434782608696">
                <text:p>304.434782608696</text:p>
              </table:table-cell>
              <table:table-cell office:value-type="float" office:value="501.673913043478">
                <text:p>501.673913043478</text:p>
              </table:table-cell>
              <table:table-cell office:value-type="float" office:value="494.891304347826">
                <text:p>494.891304347826</text:p>
              </table:table-cell>
              <table:table-cell office:value-type="float" office:value="513.45652173913">
                <text:p>513.45652173913</text:p>
              </table:table-cell>
              <table:table-cell office:value-type="float" office:value="509.086956521739">
                <text:p>509.086956521739</text:p>
              </table:table-cell>
              <table:table-cell office:value-type="float" office:value="512.239130434783">
                <text:p>512.239130434783</text:p>
              </table:table-cell>
              <table:table-cell office:value-type="float" office:value="507.456521739131">
                <text:p>507.456521739131</text:p>
              </table:table-cell>
              <table:table-cell office:value-type="float" office:value="510.565217391304">
                <text:p>510.565217391304</text:p>
              </table:table-cell>
              <table:table-cell office:value-type="float" office:value="505.152173913044">
                <text:p>505.152173913044</text:p>
              </table:table-cell>
              <table:table-cell office:value-type="float" office:value="507.608695652174">
                <text:p>507.608695652174</text:p>
              </table:table-cell>
              <table:table-cell office:value-type="float" office:value="502.369565217391">
                <text:p>502.369565217391</text:p>
              </table:table-cell>
              <table:table-cell office:value-type="float" office:value="504.695652173913">
                <text:p>504.695652173913</text:p>
              </table:table-cell>
              <table:table-cell office:value-type="float" office:value="500.04347826087">
                <text:p>500.04347826087</text:p>
              </table:table-cell>
              <table:table-cell office:value-type="float" office:value="503.456521739131">
                <text:p>503.456521739131</text:p>
              </table:table-cell>
              <table:table-cell office:value-type="float" office:value="498.673913043478">
                <text:p>498.673913043478</text:p>
              </table:table-cell>
              <table:table-cell office:value-type="float" office:value="501.108695652174">
                <text:p>501.108695652174</text:p>
              </table:table-cell>
              <table:table-cell office:value-type="float" office:value="496.217391304348">
                <text:p>496.217391304348</text:p>
              </table:table-cell>
              <table:table-cell office:value-type="float" office:value="498.152173913044">
                <text:p>498.152173913044</text:p>
              </table:table-cell>
              <table:table-cell office:value-type="float" office:value="493.326086956522">
                <text:p>493.326086956522</text:p>
              </table:table-cell>
              <table:table-cell office:value-type="float" office:value="495.608695652174">
                <text:p>495.608695652174</text:p>
              </table:table-cell>
              <table:table-cell office:value-type="float" office:value="490.739130434783">
                <text:p>490.739130434783</text:p>
              </table:table-cell>
              <table:table-cell office:value-type="float" office:value="493.086956521739">
                <text:p>493.086956521739</text:p>
              </table:table-cell>
              <table:table-cell office:value-type="float" office:value="488.282608695652">
                <text:p>488.282608695652</text:p>
              </table:table-cell>
              <table:table-cell office:value-type="float" office:value="490.956521739131">
                <text:p>490.956521739131</text:p>
              </table:table-cell>
              <table:table-cell office:value-type="float" office:value="486.021739130435">
                <text:p>486.021739130435</text:p>
              </table:table-cell>
              <table:table-cell office:value-type="float" office:value="487.95652173913">
                <text:p>487.95652173913</text:p>
              </table:table-cell>
              <table:table-cell office:value-type="float" office:value="483.04347826087">
                <text:p>483.04347826087</text:p>
              </table:table-cell>
              <table:table-cell office:value-type="float" office:value="485.173913043478">
                <text:p>485.173913043478</text:p>
              </table:table-cell>
              <table:table-cell office:value-type="float" office:value="480.304347826087">
                <text:p>480.304347826087</text:p>
              </table:table-cell>
              <table:table-cell office:value-type="float" office:value="483.108695652174">
                <text:p>483.108695652174</text:p>
              </table:table-cell>
              <table:table-cell office:value-type="float" office:value="478.326086956522">
                <text:p>478.326086956522</text:p>
              </table:table-cell>
              <table:table-cell office:value-type="float" office:value="480.934782608696">
                <text:p>480.934782608696</text:p>
              </table:table-cell>
              <table:table-cell office:value-type="float" office:value="475.95652173913">
                <text:p>475.95652173913</text:p>
              </table:table-cell>
              <table:table-cell office:value-type="float" office:value="477.717391304348">
                <text:p>477.717391304348</text:p>
              </table:table-cell>
              <table:table-cell office:value-type="float" office:value="472.826086956522">
                <text:p>472.826086956522</text:p>
              </table:table-cell>
              <table:table-cell office:value-type="float" office:value="475.152173913044">
                <text:p>475.152173913044</text:p>
              </table:table-cell>
              <table:table-cell office:value-type="float" office:value="470.586956521739">
                <text:p>470.586956521739</text:p>
              </table:table-cell>
              <table:table-cell office:value-type="float" office:value="472.673913043478">
                <text:p>472.673913043478</text:p>
              </table:table-cell>
              <table:table-cell office:value-type="float" office:value="468.217391304348">
                <text:p>468.217391304348</text:p>
              </table:table-cell>
              <table:table-cell office:value-type="float" office:value="470.565217391304">
                <text:p>470.565217391304</text:p>
              </table:table-cell>
              <table:table-cell office:value-type="float" office:value="465.934782608696">
                <text:p>465.934782608696</text:p>
              </table:table-cell>
              <table:table-cell office:value-type="float" office:value="467.739130434783">
                <text:p>467.739130434783</text:p>
              </table:table-cell>
              <table:table-cell office:value-type="float" office:value="462.869565217391">
                <text:p>462.869565217391</text:p>
              </table:table-cell>
              <table:table-cell office:value-type="float" office:value="465.04347826087">
                <text:p>465.04347826087</text:p>
              </table:table-cell>
              <table:table-cell office:value-type="float" office:value="460.434782608696">
                <text:p>460.434782608696</text:p>
              </table:table-cell>
              <table:table-cell office:value-type="float" office:value="462.739130434783">
                <text:p>462.739130434783</text:p>
              </table:table-cell>
              <table:table-cell office:value-type="float" office:value="458.282608695652">
                <text:p>458.282608695652</text:p>
              </table:table-cell>
              <table:table-cell office:value-type="float" office:value="460.760869565217">
                <text:p>460.760869565217</text:p>
              </table:table-cell>
              <table:table-cell office:value-type="float" office:value="455.847826086957">
                <text:p>455.847826086957</text:p>
              </table:table-cell>
              <table:table-cell office:value-type="float" office:value="457.521739130435">
                <text:p>457.521739130435</text:p>
              </table:table-cell>
              <table:table-cell office:value-type="float" office:value="452.804347826087">
                <text:p>452.804347826087</text:p>
              </table:table-cell>
              <table:table-cell office:value-type="float" office:value="454.782608695652">
                <text:p>454.782608695652</text:p>
              </table:table-cell>
              <table:table-cell office:value-type="float" office:value="450.239130434783">
                <text:p>450.239130434783</text:p>
              </table:table-cell>
              <table:table-cell office:value-type="float" office:value="452.369565217391">
                <text:p>452.369565217391</text:p>
              </table:table-cell>
              <table:table-cell office:value-type="float" office:value="447.804347826087">
                <text:p>447.804347826087</text:p>
              </table:table-cell>
              <table:table-cell office:value-type="float" office:value="450.391304347826">
                <text:p>450.391304347826</text:p>
              </table:table-cell>
              <table:table-cell office:value-type="float" office:value="445.673913043478">
                <text:p>445.673913043478</text:p>
              </table:table-cell>
              <table:table-cell office:value-type="float" office:value="447.304347826087">
                <text:p>447.304347826087</text:p>
              </table:table-cell>
              <table:table-cell office:value-type="float" office:value="442.652173913044">
                <text:p>442.652173913044</text:p>
              </table:table-cell>
              <table:table-cell office:value-type="float" office:value="444.630434782609">
                <text:p>444.630434782609</text:p>
              </table:table-cell>
              <table:table-cell office:value-type="float" office:value="439.934782608696">
                <text:p>439.934782608696</text:p>
              </table:table-cell>
              <table:table-cell office:value-type="float" office:value="442.260869565217">
                <text:p>442.260869565217</text:p>
              </table:table-cell>
              <table:table-cell office:value-type="float" office:value="437.891304347826">
                <text:p>437.891304347826</text:p>
              </table:table-cell>
              <table:table-cell office:value-type="float" office:value="440">
                <text:p>440</text:p>
              </table:table-cell>
              <table:table-cell office:value-type="float" office:value="435.586956521739">
                <text:p>435.586956521739</text:p>
              </table:table-cell>
              <table:table-cell office:value-type="float" office:value="436.608695652174">
                <text:p>436.608695652174</text:p>
              </table:table-cell>
              <table:table-cell office:value-type="float" office:value="432.086956521739">
                <text:p>432.086956521739</text:p>
              </table:table-cell>
              <table:table-cell office:value-type="float" office:value="434.217391304348">
                <text:p>434.217391304348</text:p>
              </table:table-cell>
              <table:table-cell office:value-type="float" office:value="429.913043478261">
                <text:p>429.913043478261</text:p>
              </table:table-cell>
              <table:table-cell office:value-type="float" office:value="432.021739130435">
                <text:p>432.021739130435</text:p>
              </table:table-cell>
              <table:table-cell office:value-type="float" office:value="427.695652173913">
                <text:p>427.695652173913</text:p>
              </table:table-cell>
              <table:table-cell office:value-type="float" office:value="429.804347826087">
                <text:p>429.804347826087</text:p>
              </table:table-cell>
              <table:table-cell office:value-type="float" office:value="425.217391304348">
                <text:p>425.217391304348</text:p>
              </table:table-cell>
              <table:table-cell office:value-type="float" office:value="426.782608695652">
                <text:p>426.782608695652</text:p>
              </table:table-cell>
              <table:table-cell office:value-type="float" office:value="422.434782608696">
                <text:p>422.434782608696</text:p>
              </table:table-cell>
              <table:table-cell office:value-type="float" office:value="424.108695652174">
                <text:p>424.108695652174</text:p>
              </table:table-cell>
              <table:table-cell office:value-type="float" office:value="419.913043478261">
                <text:p>419.913043478261</text:p>
              </table:table-cell>
              <table:table-cell office:value-type="float" office:value="421.630434782609">
                <text:p>421.630434782609</text:p>
              </table:table-cell>
              <table:table-cell office:value-type="float" office:value="417.434782608696">
                <text:p>417.434782608696</text:p>
              </table:table-cell>
              <table:table-cell office:value-type="float" office:value="419.565217391304">
                <text:p>419.565217391304</text:p>
              </table:table-cell>
              <table:table-cell office:value-type="float" office:value="415.239130434783">
                <text:p>415.239130434783</text:p>
              </table:table-cell>
              <table:table-cell office:value-type="float" office:value="416.717391304348">
                <text:p>416.717391304348</text:p>
              </table:table-cell>
              <table:table-cell office:value-type="float" office:value="412.326086956522">
                <text:p>412.326086956522</text:p>
              </table:table-cell>
              <table:table-cell office:value-type="float" office:value="414.04347826087">
                <text:p>414.04347826087</text:p>
              </table:table-cell>
              <table:table-cell office:value-type="float" office:value="409.717391304348">
                <text:p>409.717391304348</text:p>
              </table:table-cell>
              <table:table-cell office:value-type="float" office:value="411.652173913044">
                <text:p>411.652173913044</text:p>
              </table:table-cell>
              <table:table-cell office:value-type="float" office:value="407.565217391304">
                <text:p>407.565217391304</text:p>
              </table:table-cell>
              <table:table-cell office:value-type="float" office:value="409.45652173913">
                <text:p>409.45652173913</text:p>
              </table:table-cell>
              <table:table-cell office:value-type="float" office:value="405.108695652174">
                <text:p>405.108695652174</text:p>
              </table:table-cell>
              <table:table-cell office:value-type="float" office:value="406.413043478261">
                <text:p>406.413043478261</text:p>
              </table:table-cell>
              <table:table-cell office:value-type="float" office:value="402.04347826087">
                <text:p>402.04347826087</text:p>
              </table:table-cell>
              <table:table-cell office:value-type="float" office:value="403.54347826087">
                <text:p>403.54347826087</text:p>
              </table:table-cell>
              <table:table-cell office:value-type="float" office:value="399.565217391304">
                <text:p>399.565217391304</text:p>
              </table:table-cell>
              <table:table-cell office:value-type="float" office:value="401.304347826087">
                <text:p>401.304347826087</text:p>
              </table:table-cell>
              <table:table-cell office:value-type="float" office:value="397.413043478261">
                <text:p>397.413043478261</text:p>
              </table:table-cell>
              <table:table-cell office:value-type="float" office:value="399.173913043478">
                <text:p>399.173913043478</text:p>
              </table:table-cell>
              <table:table-cell office:value-type="float" office:value="395.04347826087">
                <text:p>395.04347826087</text:p>
              </table:table-cell>
              <table:table-cell office:value-type="float" office:value="396.260869565217">
                <text:p>396.260869565217</text:p>
              </table:table-cell>
              <table:table-cell office:value-type="float" office:value="392.021739130435">
                <text:p>392.021739130435</text:p>
              </table:table-cell>
              <table:table-cell office:value-type="float" office:value="393.5">
                <text:p>393.5</text:p>
              </table:table-cell>
              <table:table-cell office:value-type="float" office:value="389.521739130435">
                <text:p>389.521739130435</text:p>
              </table:table-cell>
              <table:table-cell office:value-type="float" office:value="391.217391304348">
                <text:p>391.217391304348</text:p>
              </table:table-cell>
              <table:table-cell office:value-type="float" office:value="387.369565217391">
                <text:p>387.369565217391</text:p>
              </table:table-cell>
              <table:table-cell office:value-type="float" office:value="388.717391304348">
                <text:p>388.717391304348</text:p>
              </table:table-cell>
              <table:table-cell office:value-type="float" office:value="384.217391304348">
                <text:p>384.217391304348</text:p>
              </table:table-cell>
              <table:table-cell office:value-type="float" office:value="386.130434782609">
                <text:p>386.130434782609</text:p>
              </table:table-cell>
              <table:table-cell office:value-type="float" office:value="382.04347826087">
                <text:p>382.04347826087</text:p>
              </table:table-cell>
              <table:table-cell office:value-type="float" office:value="383.695652173913">
                <text:p>383.695652173913</text:p>
              </table:table-cell>
              <table:table-cell office:value-type="float" office:value="379.739130434783">
                <text:p>379.739130434783</text:p>
              </table:table-cell>
              <table:table-cell office:value-type="float" office:value="381.369565217391">
                <text:p>381.369565217391</text:p>
              </table:table-cell>
              <table:table-cell office:value-type="float" office:value="377.260869565217">
                <text:p>377.260869565217</text:p>
              </table:table-cell>
              <table:table-cell office:value-type="float" office:value="379.173913043478">
                <text:p>379.173913043478</text:p>
              </table:table-cell>
              <table:table-cell office:value-type="float" office:value="374.804347826087">
                <text:p>374.804347826087</text:p>
              </table:table-cell>
              <table:table-cell office:value-type="float" office:value="376.326086956522">
                <text:p>376.326086956522</text:p>
              </table:table-cell>
              <table:table-cell office:value-type="float" office:value="372.152173913044">
                <text:p>372.152173913044</text:p>
              </table:table-cell>
              <table:table-cell office:value-type="float" office:value="373.54347826087">
                <text:p>373.54347826087</text:p>
              </table:table-cell>
              <table:table-cell office:value-type="float" office:value="369.45652173913">
                <text:p>369.45652173913</text:p>
              </table:table-cell>
              <table:table-cell office:value-type="float" office:value="371.130434782609">
                <text:p>371.130434782609</text:p>
              </table:table-cell>
              <table:table-cell office:value-type="float" office:value="367.021739130435">
                <text:p>367.021739130435</text:p>
              </table:table-cell>
              <table:table-cell office:value-type="float" office:value="369.065217391304">
                <text:p>369.065217391304</text:p>
              </table:table-cell>
              <table:table-cell office:value-type="float" office:value="364.826086956522">
                <text:p>364.826086956522</text:p>
              </table:table-cell>
              <table:table-cell office:value-type="float" office:value="366.217391304348">
                <text:p>366.217391304348</text:p>
              </table:table-cell>
              <table:table-cell office:value-type="float" office:value="361.826086956522">
                <text:p>361.826086956522</text:p>
              </table:table-cell>
              <table:table-cell office:value-type="float" office:value="363.45652173913">
                <text:p>363.45652173913</text:p>
              </table:table-cell>
              <table:table-cell office:value-type="float" office:value="359.282608695652">
                <text:p>359.282608695652</text:p>
              </table:table-cell>
              <table:table-cell office:value-type="float" office:value="361.195652173913">
                <text:p>361.195652173913</text:p>
              </table:table-cell>
              <table:table-cell office:value-type="float" office:value="357.108695652174">
                <text:p>357.108695652174</text:p>
              </table:table-cell>
              <table:table-cell office:value-type="float" office:value="358.826086956522">
                <text:p>358.826086956522</text:p>
              </table:table-cell>
              <table:table-cell office:value-type="float" office:value="354.630434782609">
                <text:p>354.630434782609</text:p>
              </table:table-cell>
              <table:table-cell office:value-type="float" office:value="355.586956521739">
                <text:p>355.586956521739</text:p>
              </table:table-cell>
              <table:table-cell office:value-type="float" office:value="350.782608695652">
                <text:p>350.782608695652</text:p>
              </table:table-cell>
              <table:table-cell office:value-type="float" office:value="353.45652173913">
                <text:p>353.45652173913</text:p>
              </table:table-cell>
              <table:table-cell office:value-type="float" office:value="349.217391304348">
                <text:p>349.217391304348</text:p>
              </table:table-cell>
              <table:table-cell office:value-type="float" office:value="351.021739130435">
                <text:p>351.021739130435</text:p>
              </table:table-cell>
              <table:table-cell office:value-type="float" office:value="347">
                <text:p>347</text:p>
              </table:table-cell>
              <table:table-cell office:value-type="float" office:value="349.021739130435">
                <text:p>349.021739130435</text:p>
              </table:table-cell>
              <table:table-cell office:value-type="float" office:value="344.739130434783">
                <text:p>344.739130434783</text:p>
              </table:table-cell>
              <table:table-cell office:value-type="float" office:value="345.978260869565">
                <text:p>345.978260869565</text:p>
              </table:table-cell>
              <table:table-cell office:value-type="float" office:value="341.673913043478">
                <text:p>341.673913043478</text:p>
              </table:table-cell>
              <table:table-cell office:value-type="float" office:value="343.173913043478">
                <text:p>343.173913043478</text:p>
              </table:table-cell>
              <table:table-cell office:value-type="float" office:value="339.086956521739">
                <text:p>339.086956521739</text:p>
              </table:table-cell>
              <table:table-cell office:value-type="float" office:value="341.021739130435">
                <text:p>341.021739130435</text:p>
              </table:table-cell>
              <table:table-cell office:value-type="float" office:value="336.826086956522">
                <text:p>336.826086956522</text:p>
              </table:table-cell>
              <table:table-cell office:value-type="float" office:value="338.760869565217">
                <text:p>338.760869565217</text:p>
              </table:table-cell>
              <table:table-cell office:value-type="float" office:value="334.565217391304">
                <text:p>334.565217391304</text:p>
              </table:table-cell>
              <table:table-cell office:value-type="float" office:value="335.869565217391">
                <text:p>335.869565217391</text:p>
              </table:table-cell>
              <table:table-cell office:value-type="float" office:value="331.782608695652">
                <text:p>331.782608695652</text:p>
              </table:table-cell>
              <table:table-cell office:value-type="float" office:value="333.239130434783">
                <text:p>333.239130434783</text:p>
              </table:table-cell>
              <table:table-cell office:value-type="float" office:value="329.282608695652">
                <text:p>329.282608695652</text:p>
              </table:table-cell>
              <table:table-cell office:value-type="float" office:value="330.869565217391">
                <text:p>330.869565217391</text:p>
              </table:table-cell>
              <table:table-cell office:value-type="float" office:value="326.739130434783">
                <text:p>326.739130434783</text:p>
              </table:table-cell>
              <table:table-cell office:value-type="float" office:value="328.5">
                <text:p>328.5</text:p>
              </table:table-cell>
              <table:table-cell office:value-type="float" office:value="324.565217391304">
                <text:p>324.565217391304</text:p>
              </table:table-cell>
              <table:table-cell office:value-type="float" office:value="325.782608695652">
                <text:p>325.782608695652</text:p>
              </table:table-cell>
              <table:table-cell office:value-type="float" office:value="321.521739130435">
                <text:p>321.521739130435</text:p>
              </table:table-cell>
              <table:table-cell office:value-type="float" office:value="322.891304347826">
                <text:p>322.891304347826</text:p>
              </table:table-cell>
              <table:table-cell office:value-type="float" office:value="318.652173913043">
                <text:p>318.652173913043</text:p>
              </table:table-cell>
              <table:table-cell office:value-type="float" office:value="320.565217391304">
                <text:p>320.565217391304</text:p>
              </table:table-cell>
              <table:table-cell office:value-type="float" office:value="316.934782608696">
                <text:p>316.934782608696</text:p>
              </table:table-cell>
              <table:table-cell office:value-type="float" office:value="318.717391304348">
                <text:p>318.717391304348</text:p>
              </table:table-cell>
              <table:table-cell office:value-type="float" office:value="314.608695652174">
                <text:p>314.608695652174</text:p>
              </table:table-cell>
              <table:table-cell office:value-type="float" office:value="315.760869565217">
                <text:p>315.760869565217</text:p>
              </table:table-cell>
              <table:table-cell office:value-type="float" office:value="311.586956521739">
                <text:p>311.586956521739</text:p>
              </table:table-cell>
              <table:table-cell office:value-type="float" office:value="313.065217391304">
                <text:p>313.065217391304</text:p>
              </table:table-cell>
              <table:table-cell office:value-type="float" office:value="309.152173913043">
                <text:p>309.152173913043</text:p>
              </table:table-cell>
              <table:table-cell office:value-type="float" office:value="310.891304347826">
                <text:p>310.891304347826</text:p>
              </table:table-cell>
              <table:table-cell office:value-type="float" office:value="306.913043478261">
                <text:p>306.913043478261</text:p>
              </table:table-cell>
              <table:table-cell office:value-type="float" office:value="308.673913043478">
                <text:p>308.673913043478</text:p>
              </table:table-cell>
              <table:table-cell office:value-type="float" office:value="304.630434782609">
                <text:p>304.630434782609</text:p>
              </table:table-cell>
              <table:table-cell office:value-type="float" office:value="306.326086956522">
                <text:p>306.326086956522</text:p>
              </table:table-cell>
              <table:table-cell office:value-type="float" office:value="302.369565217391">
                <text:p>302.369565217391</text:p>
              </table:table-cell>
              <table:table-cell office:value-type="float" office:value="304">
                <text:p>304</text:p>
              </table:table-cell>
              <table:table-cell office:value-type="float" office:value="300.326086956522">
                <text:p>300.326086956522</text:p>
              </table:table-cell>
              <table:table-cell office:value-type="float" office:value="302.065217391304">
                <text:p>302.065217391304</text:p>
              </table:table-cell>
              <table:table-cell office:value-type="float" office:value="297.934782608696">
                <text:p>297.934782608696</text:p>
              </table:table-cell>
              <table:table-cell office:value-type="float" office:value="299.065217391304">
                <text:p>299.065217391304</text:p>
              </table:table-cell>
              <table:table-cell office:value-type="float" office:value="295.217391304348">
                <text:p>295.217391304348</text:p>
              </table:table-cell>
              <table:table-cell office:value-type="float" office:value="296.326086956522">
                <text:p>296.326086956522</text:p>
              </table:table-cell>
              <table:table-cell office:value-type="float" office:value="292.521739130435">
                <text:p>292.521739130435</text:p>
              </table:table-cell>
              <table:table-cell office:value-type="float" office:value="293.782608695652">
                <text:p>293.782608695652</text:p>
              </table:table-cell>
              <table:table-cell office:value-type="float" office:value="290.173913043478">
                <text:p>290.173913043478</text:p>
              </table:table-cell>
              <table:table-cell office:value-type="float" office:value="291.782608695652">
                <text:p>291.782608695652</text:p>
              </table:table-cell>
              <table:table-cell office:value-type="float" office:value="288.391304347826">
                <text:p>288.391304347826</text:p>
              </table:table-cell>
              <table:table-cell office:value-type="float" office:value="291.782608695652">
                <text:p>291.782608695652</text:p>
              </table:table-cell>
              <table:table-cell office:value-type="float" office:value="287.717391304348">
                <text:p>287.717391304348</text:p>
              </table:table-cell>
              <table:table-cell office:value-type="float" office:value="287.521739130435">
                <text:p>287.521739130435</text:p>
              </table:table-cell>
              <table:table-cell office:value-type="float" office:value="284.130434782609">
                <text:p>284.130434782609</text:p>
              </table:table-cell>
              <table:table-cell office:value-type="float" office:value="285.369565217391">
                <text:p>285.369565217391</text:p>
              </table:table-cell>
              <table:table-cell office:value-type="float" office:value="281.5">
                <text:p>281.5</text:p>
              </table:table-cell>
              <table:table-cell office:value-type="float" office:value="282.717391304348">
                <text:p>282.717391304348</text:p>
              </table:table-cell>
              <table:table-cell office:value-type="float" office:value="278.978260869565">
                <text:p>278.978260869565</text:p>
              </table:table-cell>
              <table:table-cell office:value-type="float" office:value="280.95652173913">
                <text:p>280.95652173913</text:p>
              </table:table-cell>
              <table:table-cell office:value-type="float" office:value="277.369565217391">
                <text:p>277.369565217391</text:p>
              </table:table-cell>
              <table:table-cell office:value-type="float" office:value="278.347826086957">
                <text:p>278.347826086957</text:p>
              </table:table-cell>
              <table:table-cell office:value-type="float" office:value="274.673913043478">
                <text:p>274.673913043478</text:p>
              </table:table-cell>
              <table:table-cell office:value-type="float" office:value="277.108695652174">
                <text:p>277.108695652174</text:p>
              </table:table-cell>
              <table:table-cell office:value-type="float" office:value="273.369565217391">
                <text:p>273.369565217391</text:p>
              </table:table-cell>
              <table:table-cell office:value-type="float" office:value="277.086956521739">
                <text:p>277.086956521739</text:p>
              </table:table-cell>
              <table:table-cell office:value-type="float" office:value="273.586956521739">
                <text:p>273.586956521739</text:p>
              </table:table-cell>
              <table:table-cell office:value-type="float" office:value="273.608695652174">
                <text:p>273.608695652174</text:p>
              </table:table-cell>
              <table:table-cell office:value-type="float" office:value="269.717391304348">
                <text:p>269.717391304348</text:p>
              </table:table-cell>
              <table:table-cell office:value-type="float" office:value="270.478260869565">
                <text:p>270.478260869565</text:p>
              </table:table-cell>
              <table:table-cell office:value-type="float" office:value="266.869565217391">
                <text:p>266.869565217391</text:p>
              </table:table-cell>
              <table:table-cell office:value-type="float" office:value="268.021739130435">
                <text:p>268.021739130435</text:p>
              </table:table-cell>
              <table:table-cell office:value-type="float" office:value="264.739130434783">
                <text:p>264.739130434783</text:p>
              </table:table-cell>
              <table:table-cell office:value-type="float" office:value="266.304347826087">
                <text:p>266.304347826087</text:p>
              </table:table-cell>
              <table:table-cell office:value-type="float" office:value="263.04347826087">
                <text:p>263.04347826087</text:p>
              </table:table-cell>
              <table:table-cell office:value-type="float" office:value="266.95652173913">
                <text:p>266.95652173913</text:p>
              </table:table-cell>
              <table:table-cell office:value-type="float" office:value="263.978260869565">
                <text:p>263.978260869565</text:p>
              </table:table-cell>
              <table:table-cell office:value-type="float" office:value="269.5">
                <text:p>269.5</text:p>
              </table:table-cell>
              <table:table-cell office:value-type="float" office:value="265.478260869565">
                <text:p>265.478260869565</text:p>
              </table:table-cell>
              <table:table-cell office:value-type="float" office:value="269.717391304348">
                <text:p>269.717391304348</text:p>
              </table:table-cell>
              <table:table-cell office:value-type="float" office:value="268.065217391304">
                <text:p>268.065217391304</text:p>
              </table:table-cell>
              <table:table-cell office:value-type="float" office:value="268.782608695652">
                <text:p>268.782608695652</text:p>
              </table:table-cell>
              <table:table-cell office:value-type="float" office:value="264.369565217391">
                <text:p>264.369565217391</text:p>
              </table:table-cell>
              <table:table-cell office:value-type="float" office:value="265.630434782609">
                <text:p>265.630434782609</text:p>
              </table:table-cell>
              <table:table-cell office:value-type="float" office:value="262.239130434783">
                <text:p>262.239130434783</text:p>
              </table:table-cell>
              <table:table-cell office:value-type="float" office:value="265.130434782609">
                <text:p>265.130434782609</text:p>
              </table:table-cell>
              <table:table-cell office:value-type="float" office:value="261.760869565217">
                <text:p>261.760869565217</text:p>
              </table:table-cell>
              <table:table-cell office:value-type="float" office:value="266.630434782609">
                <text:p>266.630434782609</text:p>
              </table:table-cell>
              <table:table-cell office:value-type="float" office:value="263.54347826087">
                <text:p>263.54347826087</text:p>
              </table:table-cell>
              <table:table-cell office:value-type="float" office:value="267.760869565217">
                <text:p>267.760869565217</text:p>
              </table:table-cell>
              <table:table-cell office:value-type="float" office:value="264.804347826087">
                <text:p>264.804347826087</text:p>
              </table:table-cell>
              <table:table-cell office:value-type="float" office:value="272.673913043478">
                <text:p>272.673913043478</text:p>
              </table:table-cell>
              <table:table-cell office:value-type="float" office:value="267.913043478261">
                <text:p>267.913043478261</text:p>
              </table:table-cell>
              <table:table-cell office:value-type="float" office:value="293.891304347826">
                <text:p>293.891304347826</text:p>
              </table:table-cell>
              <table:table-cell office:value-type="float" office:value="287.217391304348">
                <text:p>287.217391304348</text:p>
              </table:table-cell>
              <table:table-cell office:value-type="float" office:value="267.521739130435">
                <text:p>267.521739130435</text:p>
              </table:table-cell>
              <table:table-cell office:value-type="float" office:value="263.54347826087">
                <text:p>263.54347826087</text:p>
              </table:table-cell>
              <table:table-cell office:value-type="float" office:value="265.369565217391">
                <text:p>265.369565217391</text:p>
              </table:table-cell>
              <table:table-cell office:value-type="float" office:value="262.021739130435">
                <text:p>262.021739130435</text:p>
              </table:table-cell>
              <table:table-cell office:value-type="float" office:value="265.826086956522">
                <text:p>265.826086956522</text:p>
              </table:table-cell>
              <table:table-cell office:value-type="float" office:value="262.717391304348">
                <text:p>262.717391304348</text:p>
              </table:table-cell>
              <table:table-cell office:value-type="float" office:value="268.065217391304">
                <text:p>268.065217391304</text:p>
              </table:table-cell>
              <table:table-cell office:value-type="float" office:value="265.739130434783">
                <text:p>265.739130434783</text:p>
              </table:table-cell>
              <table:table-cell office:value-type="float" office:value="348.108695652174">
                <text:p>348.108695652174</text:p>
              </table:table-cell>
              <table:table-cell office:value-type="float" office:value="343.739130434783">
                <text:p>343.739130434783</text:p>
              </table:table-cell>
              <table:table-cell office:value-type="float" office:value="271.478260869565">
                <text:p>271.478260869565</text:p>
              </table:table-cell>
              <table:table-cell office:value-type="float" office:value="270.260869565217">
                <text:p>270.260869565217</text:p>
              </table:table-cell>
              <table:table-cell office:value-type="float" office:value="266.260869565217">
                <text:p>266.260869565217</text:p>
              </table:table-cell>
              <table:table-cell office:value-type="float" office:value="262.695652173913">
                <text:p>262.695652173913</text:p>
              </table:table-cell>
              <table:table-cell office:value-type="float" office:value="265.108695652174">
                <text:p>265.108695652174</text:p>
              </table:table-cell>
              <table:table-cell office:value-type="float" office:value="261.869565217391">
                <text:p>261.869565217391</text:p>
              </table:table-cell>
              <table:table-cell office:value-type="float" office:value="265.152173913043">
                <text:p>265.152173913043</text:p>
              </table:table-cell>
              <table:table-cell office:value-type="float" office:value="261.760869565217">
                <text:p>261.760869565217</text:p>
              </table:table-cell>
              <table:table-cell office:value-type="float" office:value="265.847826086957">
                <text:p>265.847826086957</text:p>
              </table:table-cell>
              <table:table-cell office:value-type="float" office:value="263.673913043478">
                <text:p>263.673913043478</text:p>
              </table:table-cell>
              <table:table-cell office:value-type="float" office:value="307.195652173913">
                <text:p>307.195652173913</text:p>
              </table:table-cell>
              <table:table-cell office:value-type="float" office:value="304.173913043478">
                <text:p>304.173913043478</text:p>
              </table:table-cell>
              <table:table-cell office:value-type="float" office:value="270.260869565217">
                <text:p>270.260869565217</text:p>
              </table:table-cell>
              <table:table-cell office:value-type="float" office:value="265.369565217391">
                <text:p>265.369565217391</text:p>
              </table:table-cell>
              <table:table-cell office:value-type="float" office:value="265.326086956522">
                <text:p>265.326086956522</text:p>
              </table:table-cell>
              <table:table-cell office:value-type="float" office:value="262">
                <text:p>262</text:p>
              </table:table-cell>
              <table:table-cell office:value-type="float" office:value="265.086956521739">
                <text:p>265.086956521739</text:p>
              </table:table-cell>
              <table:table-cell office:value-type="float" office:value="261.804347826087">
                <text:p>261.80434782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38cm" svg:height="13.623cm" xlink:href=".." xlink:type="simple" chart:class="chart:line" chart:style-name="ch1">
        <chart:title svg:x="9.448cm" svg:y="0.408cm" chart:style-name="ch2">
          <text:p>DAC output</text:p>
        </chart:title>
        <chart:subtitle svg:x="9.342cm" svg:y="1.459cm" chart:style-name="ch3">
          <text:p>In DAC values</text:p>
        </chart:subtitle>
        <chart:legend chart:legend-position="end" svg:x="18.856cm" svg:y="6.512cm" style:legend-expansion="high" chart:style-name="ch4"/>
        <chart:plot-area chart:style-name="ch5" table:cell-range-address="calibration.C63:calibration.LE64" chart:data-source-has-labels="row" svg:x="1.437cm" svg:y="2.414cm" svg:width="16.993cm" svg:height="9.956cm">
          <chartooo:coordinate-region svg:x="2.244cm" svg:y="2.414cm" svg:width="16.186cm" svg:height="8.626cm"/>
          <chart:axis chart:dimension="x" chart:name="primary-x" chart:style-name="ch6" chartooo:axis-type="auto">
            <chartooo:date-scale/>
            <chart:title svg:x="9.082cm" svg:y="12.642cm" chart:style-name="ch7">
              <text:p>time (in µs)</text:p>
            </chart:title>
            <chart:categories table:cell-range-address="calibration.C63:calibration.LE63"/>
          </chart:axis>
          <chart:axis chart:dimension="y" chart:name="primary-y" chart:style-name="ch6">
            <chart:title svg:x="0.451cm" svg:y="7.859cm" chart:style-name="ch8">
              <text:p>Value</text:p>
            </chart:title>
            <chart:grid chart:style-name="ch9" chart:class="major"/>
          </chart:axis>
          <chart:series chart:style-name="ch10" chart:values-cell-range-address="calibration.C64:calibration.LE64" chart:class="chart:line">
            <chart:data-point chart:repeated="3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alibration.C63:calibration.LE6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  <table:table-cell office:value-type="float" office:value="14.5">
                <text:p>14.5</text:p>
              </table:table-cell>
              <table:table-cell office:value-type="float" office:value="15">
                <text:p>15</text:p>
              </table:table-cell>
              <table:table-cell office:value-type="float" office:value="15.5">
                <text:p>15.5</text:p>
              </table:table-cell>
              <table:table-cell office:value-type="float" office:value="16">
                <text:p>16</text:p>
              </table:table-cell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  <table:table-cell office:value-type="float" office:value="19.5">
                <text:p>19.5</text:p>
              </table:table-cell>
              <table:table-cell office:value-type="float" office:value="20">
                <text:p>20</text:p>
              </table:table-cell>
              <table:table-cell office:value-type="float" office:value="20.5">
                <text:p>20.5</text:p>
              </table:table-cell>
              <table:table-cell office:value-type="float" office:value="21">
                <text:p>21</text:p>
              </table:table-cell>
              <table:table-cell office:value-type="float" office:value="21.5">
                <text:p>21.5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4">
                <text:p>24</text:p>
              </table:table-cell>
              <table:table-cell office:value-type="float" office:value="24.5">
                <text:p>24.5</text:p>
              </table:table-cell>
              <table:table-cell office:value-type="float" office:value="25">
                <text:p>25</text:p>
              </table:table-cell>
              <table:table-cell office:value-type="float" office:value="25.5">
                <text:p>25.5</text:p>
              </table:table-cell>
              <table:table-cell office:value-type="float" office:value="26">
                <text:p>26</text:p>
              </table:table-cell>
              <table:table-cell office:value-type="float" office:value="26.5">
                <text:p>26.5</text:p>
              </table:table-cell>
              <table:table-cell office:value-type="float" office:value="27">
                <text:p>27</text:p>
              </table:table-cell>
              <table:table-cell office:value-type="float" office:value="27.5">
                <text:p>27.5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  <table:table-cell office:value-type="float" office:value="29">
                <text:p>29</text:p>
              </table:table-cell>
              <table:table-cell office:value-type="float" office:value="29.5">
                <text:p>29.5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  <table:table-cell office:value-type="float" office:value="32">
                <text:p>32</text:p>
              </table:table-cell>
              <table:table-cell office:value-type="float" office:value="32.5">
                <text:p>32.5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34">
                <text:p>34</text:p>
              </table:table-cell>
              <table:table-cell office:value-type="float" office:value="34.5">
                <text:p>34.5</text:p>
              </table:table-cell>
              <table:table-cell office:value-type="float" office:value="35">
                <text:p>35</text:p>
              </table:table-cell>
              <table:table-cell office:value-type="float" office:value="35.5">
                <text:p>35.5</text:p>
              </table:table-cell>
              <table:table-cell office:value-type="float" office:value="36">
                <text:p>36</text:p>
              </table:table-cell>
              <table:table-cell office:value-type="float" office:value="36.5">
                <text:p>36.5</text:p>
              </table:table-cell>
              <table:table-cell office:value-type="float" office:value="37">
                <text:p>37</text:p>
              </table:table-cell>
              <table:table-cell office:value-type="float" office:value="37.5">
                <text:p>37.5</text:p>
              </table:table-cell>
              <table:table-cell office:value-type="float" office:value="38">
                <text:p>38</text:p>
              </table:table-cell>
              <table:table-cell office:value-type="float" office:value="38.5">
                <text:p>38.5</text:p>
              </table:table-cell>
              <table:table-cell office:value-type="float" office:value="39">
                <text:p>39</text:p>
              </table:table-cell>
              <table:table-cell office:value-type="float" office:value="39.5">
                <text:p>39.5</text:p>
              </table:table-cell>
              <table:table-cell office:value-type="float" office:value="40">
                <text:p>40</text:p>
              </table:table-cell>
              <table:table-cell office:value-type="float" office:value="40.5">
                <text:p>40.5</text:p>
              </table:table-cell>
              <table:table-cell office:value-type="float" office:value="41">
                <text:p>41</text:p>
              </table:table-cell>
              <table:table-cell office:value-type="float" office:value="41.5">
                <text:p>41.5</text:p>
              </table:table-cell>
              <table:table-cell office:value-type="float" office:value="42">
                <text:p>42</text:p>
              </table:table-cell>
              <table:table-cell office:value-type="float" office:value="42.5">
                <text:p>42.5</text:p>
              </table:table-cell>
              <table:table-cell office:value-type="float" office:value="43">
                <text:p>43</text:p>
              </table:table-cell>
              <table:table-cell office:value-type="float" office:value="43.5">
                <text:p>43.5</text:p>
              </table:table-cell>
              <table:table-cell office:value-type="float" office:value="44">
                <text:p>44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45.5">
                <text:p>45.5</text:p>
              </table:table-cell>
              <table:table-cell office:value-type="float" office:value="46">
                <text:p>46</text:p>
              </table:table-cell>
              <table:table-cell office:value-type="float" office:value="46.5">
                <text:p>46.5</text:p>
              </table:table-cell>
              <table:table-cell office:value-type="float" office:value="47">
                <text:p>47</text:p>
              </table:table-cell>
              <table:table-cell office:value-type="float" office:value="47.5">
                <text:p>47.5</text:p>
              </table:table-cell>
              <table:table-cell office:value-type="float" office:value="48">
                <text:p>48</text:p>
              </table:table-cell>
              <table:table-cell office:value-type="float" office:value="48.5">
                <text:p>48.5</text:p>
              </table:table-cell>
              <table:table-cell office:value-type="float" office:value="49">
                <text:p>49</text:p>
              </table:table-cell>
              <table:table-cell office:value-type="float" office:value="49.5">
                <text:p>49.5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51">
                <text:p>51</text:p>
              </table:table-cell>
              <table:table-cell office:value-type="float" office:value="51.5">
                <text:p>51.5</text:p>
              </table:table-cell>
              <table:table-cell office:value-type="float" office:value="52">
                <text:p>52</text:p>
              </table:table-cell>
              <table:table-cell office:value-type="float" office:value="52.5">
                <text:p>52.5</text:p>
              </table:table-cell>
              <table:table-cell office:value-type="float" office:value="53">
                <text:p>53</text:p>
              </table:table-cell>
              <table:table-cell office:value-type="float" office:value="53.5">
                <text:p>53.5</text:p>
              </table:table-cell>
              <table:table-cell office:value-type="float" office:value="54">
                <text:p>54</text:p>
              </table:table-cell>
              <table:table-cell office:value-type="float" office:value="54.5">
                <text:p>54.5</text:p>
              </table:table-cell>
              <table:table-cell office:value-type="float" office:value="55">
                <text:p>55</text:p>
              </table:table-cell>
              <table:table-cell office:value-type="float" office:value="55.5">
                <text:p>55.5</text:p>
              </table:table-cell>
              <table:table-cell office:value-type="float" office:value="56">
                <text:p>56</text:p>
              </table:table-cell>
              <table:table-cell office:value-type="float" office:value="56.5">
                <text:p>56.5</text:p>
              </table:table-cell>
              <table:table-cell office:value-type="float" office:value="57">
                <text:p>57</text:p>
              </table:table-cell>
              <table:table-cell office:value-type="float" office:value="57.5">
                <text:p>57.5</text:p>
              </table:table-cell>
              <table:table-cell office:value-type="float" office:value="58">
                <text:p>58</text:p>
              </table:table-cell>
              <table:table-cell office:value-type="float" office:value="58.5">
                <text:p>58.5</text:p>
              </table:table-cell>
              <table:table-cell office:value-type="float" office:value="59">
                <text:p>59</text:p>
              </table:table-cell>
              <table:table-cell office:value-type="float" office:value="59.5">
                <text:p>59.5</text:p>
              </table:table-cell>
              <table:table-cell office:value-type="float" office:value="60">
                <text:p>60</text:p>
              </table:table-cell>
              <table:table-cell office:value-type="float" office:value="60.5">
                <text:p>60.5</text:p>
              </table:table-cell>
              <table:table-cell office:value-type="float" office:value="61">
                <text:p>61</text:p>
              </table:table-cell>
              <table:table-cell office:value-type="float" office:value="61.5">
                <text:p>61.5</text:p>
              </table:table-cell>
              <table:table-cell office:value-type="float" office:value="62">
                <text:p>62</text:p>
              </table:table-cell>
              <table:table-cell office:value-type="float" office:value="62.5">
                <text:p>62.5</text:p>
              </table:table-cell>
              <table:table-cell office:value-type="float" office:value="63">
                <text:p>63</text:p>
              </table:table-cell>
              <table:table-cell office:value-type="float" office:value="63.5">
                <text:p>63.5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5">
                <text:p>65</text:p>
              </table:table-cell>
              <table:table-cell office:value-type="float" office:value="65.5">
                <text:p>65.5</text:p>
              </table:table-cell>
              <table:table-cell office:value-type="float" office:value="66">
                <text:p>66</text:p>
              </table:table-cell>
              <table:table-cell office:value-type="float" office:value="66.5">
                <text:p>66.5</text:p>
              </table:table-cell>
              <table:table-cell office:value-type="float" office:value="67">
                <text:p>67</text:p>
              </table:table-cell>
              <table:table-cell office:value-type="float" office:value="67.5">
                <text:p>67.5</text:p>
              </table:table-cell>
              <table:table-cell office:value-type="float" office:value="68">
                <text:p>68</text:p>
              </table:table-cell>
              <table:table-cell office:value-type="float" office:value="68.5">
                <text:p>68.5</text:p>
              </table:table-cell>
              <table:table-cell office:value-type="float" office:value="69">
                <text:p>69</text:p>
              </table:table-cell>
              <table:table-cell office:value-type="float" office:value="69.5">
                <text:p>69.5</text:p>
              </table:table-cell>
              <table:table-cell office:value-type="float" office:value="70">
                <text:p>70</text:p>
              </table:table-cell>
              <table:table-cell office:value-type="float" office:value="70.5">
                <text:p>70.5</text:p>
              </table:table-cell>
              <table:table-cell office:value-type="float" office:value="71">
                <text:p>7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  <table:table-cell office:value-type="float" office:value="72.5">
                <text:p>72.5</text:p>
              </table:table-cell>
              <table:table-cell office:value-type="float" office:value="73">
                <text:p>73</text:p>
              </table:table-cell>
              <table:table-cell office:value-type="float" office:value="73.5">
                <text:p>73.5</text:p>
              </table:table-cell>
              <table:table-cell office:value-type="float" office:value="74">
                <text:p>74</text:p>
              </table:table-cell>
              <table:table-cell office:value-type="float" office:value="74.5">
                <text:p>74.5</text:p>
              </table:table-cell>
              <table:table-cell office:value-type="float" office:value="75">
                <text:p>75</text:p>
              </table:table-cell>
              <table:table-cell office:value-type="float" office:value="75.5">
                <text:p>75.5</text:p>
              </table:table-cell>
              <table:table-cell office:value-type="float" office:value="76">
                <text:p>76</text:p>
              </table:table-cell>
              <table:table-cell office:value-type="float" office:value="76.5">
                <text:p>76.5</text:p>
              </table:table-cell>
              <table:table-cell office:value-type="float" office:value="77">
                <text:p>77</text:p>
              </table:table-cell>
              <table:table-cell office:value-type="float" office:value="77.5">
                <text:p>77.5</text:p>
              </table:table-cell>
              <table:table-cell office:value-type="float" office:value="78">
                <text:p>78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80.5">
                <text:p>80.5</text:p>
              </table:table-cell>
              <table:table-cell office:value-type="float" office:value="81">
                <text:p>81</text:p>
              </table:table-cell>
              <table:table-cell office:value-type="float" office:value="81.5">
                <text:p>81.5</text:p>
              </table:table-cell>
              <table:table-cell office:value-type="float" office:value="82">
                <text:p>82</text:p>
              </table:table-cell>
              <table:table-cell office:value-type="float" office:value="82.5">
                <text:p>82.5</text:p>
              </table:table-cell>
              <table:table-cell office:value-type="float" office:value="83">
                <text:p>83</text:p>
              </table:table-cell>
              <table:table-cell office:value-type="float" office:value="83.5">
                <text:p>83.5</text:p>
              </table:table-cell>
              <table:table-cell office:value-type="float" office:value="84">
                <text:p>84</text:p>
              </table:table-cell>
              <table:table-cell office:value-type="float" office:value="84.5">
                <text:p>84.5</text:p>
              </table:table-cell>
              <table:table-cell office:value-type="float" office:value="85">
                <text:p>85</text:p>
              </table:table-cell>
              <table:table-cell office:value-type="float" office:value="85.5">
                <text:p>85.5</text:p>
              </table:table-cell>
              <table:table-cell office:value-type="float" office:value="86">
                <text:p>86</text:p>
              </table:table-cell>
              <table:table-cell office:value-type="float" office:value="86.5">
                <text:p>86.5</text:p>
              </table:table-cell>
              <table:table-cell office:value-type="float" office:value="87">
                <text:p>87</text:p>
              </table:table-cell>
              <table:table-cell office:value-type="float" office:value="87.5">
                <text:p>87.5</text:p>
              </table:table-cell>
              <table:table-cell office:value-type="float" office:value="88">
                <text:p>88</text:p>
              </table:table-cell>
              <table:table-cell office:value-type="float" office:value="88.5">
                <text:p>88.5</text:p>
              </table:table-cell>
              <table:table-cell office:value-type="float" office:value="89">
                <text:p>89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90.5">
                <text:p>90.5</text:p>
              </table:table-cell>
              <table:table-cell office:value-type="float" office:value="91">
                <text:p>91</text:p>
              </table:table-cell>
              <table:table-cell office:value-type="float" office:value="91.5">
                <text:p>91.5</text:p>
              </table:table-cell>
              <table:table-cell office:value-type="float" office:value="92">
                <text:p>92</text:p>
              </table:table-cell>
              <table:table-cell office:value-type="float" office:value="92.5">
                <text:p>92.5</text:p>
              </table:table-cell>
              <table:table-cell office:value-type="float" office:value="93">
                <text:p>93</text:p>
              </table:table-cell>
              <table:table-cell office:value-type="float" office:value="93.5">
                <text:p>93.5</text:p>
              </table:table-cell>
              <table:table-cell office:value-type="float" office:value="94">
                <text:p>94</text:p>
              </table:table-cell>
              <table:table-cell office:value-type="float" office:value="94.5">
                <text:p>94.5</text:p>
              </table:table-cell>
              <table:table-cell office:value-type="float" office:value="95">
                <text:p>95</text:p>
              </table:table-cell>
              <table:table-cell office:value-type="float" office:value="95.5">
                <text:p>95.5</text:p>
              </table:table-cell>
              <table:table-cell office:value-type="float" office:value="96">
                <text:p>96</text:p>
              </table:table-cell>
              <table:table-cell office:value-type="float" office:value="96.5">
                <text:p>96.5</text:p>
              </table:table-cell>
              <table:table-cell office:value-type="float" office:value="97">
                <text:p>97</text:p>
              </table:table-cell>
              <table:table-cell office:value-type="float" office:value="97.5">
                <text:p>97.5</text:p>
              </table:table-cell>
              <table:table-cell office:value-type="float" office:value="98">
                <text:p>98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  <table:table-cell office:value-type="float" office:value="99.5">
                <text:p>99.5</text:p>
              </table:table-cell>
              <table:table-cell office:value-type="float" office:value="100">
                <text:p>100</text:p>
              </table:table-cell>
              <table:table-cell office:value-type="float" office:value="100.5">
                <text:p>100.5</text:p>
              </table:table-cell>
              <table:table-cell office:value-type="float" office:value="101">
                <text:p>101</text:p>
              </table:table-cell>
              <table:table-cell office:value-type="float" office:value="101.5">
                <text:p>101.5</text:p>
              </table:table-cell>
              <table:table-cell office:value-type="float" office:value="102">
                <text:p>102</text:p>
              </table:table-cell>
              <table:table-cell office:value-type="float" office:value="102.5">
                <text:p>102.5</text:p>
              </table:table-cell>
              <table:table-cell office:value-type="float" office:value="103">
                <text:p>103</text:p>
              </table:table-cell>
              <table:table-cell office:value-type="float" office:value="103.5">
                <text:p>103.5</text:p>
              </table:table-cell>
              <table:table-cell office:value-type="float" office:value="104">
                <text:p>104</text:p>
              </table:table-cell>
              <table:table-cell office:value-type="float" office:value="104.5">
                <text:p>104.5</text:p>
              </table:table-cell>
              <table:table-cell office:value-type="float" office:value="105">
                <text:p>105</text:p>
              </table:table-cell>
              <table:table-cell office:value-type="float" office:value="105.5">
                <text:p>105.5</text:p>
              </table:table-cell>
              <table:table-cell office:value-type="float" office:value="106">
                <text:p>106</text:p>
              </table:table-cell>
              <table:table-cell office:value-type="float" office:value="106.5">
                <text:p>106.5</text:p>
              </table:table-cell>
              <table:table-cell office:value-type="float" office:value="107">
                <text:p>107</text:p>
              </table:table-cell>
              <table:table-cell office:value-type="float" office:value="107.5">
                <text:p>107.5</text:p>
              </table:table-cell>
              <table:table-cell office:value-type="float" office:value="108">
                <text:p>108</text:p>
              </table:table-cell>
              <table:table-cell office:value-type="float" office:value="108.5">
                <text:p>108.5</text:p>
              </table:table-cell>
              <table:table-cell office:value-type="float" office:value="109">
                <text:p>109</text:p>
              </table:table-cell>
              <table:table-cell office:value-type="float" office:value="109.5">
                <text:p>109.5</text:p>
              </table:table-cell>
              <table:table-cell office:value-type="float" office:value="110">
                <text:p>110</text:p>
              </table:table-cell>
              <table:table-cell office:value-type="float" office:value="110.5">
                <text:p>110.5</text:p>
              </table:table-cell>
              <table:table-cell office:value-type="float" office:value="111">
                <text:p>111</text:p>
              </table:table-cell>
              <table:table-cell office:value-type="float" office:value="111.5">
                <text:p>111.5</text:p>
              </table:table-cell>
              <table:table-cell office:value-type="float" office:value="112">
                <text:p>112</text:p>
              </table:table-cell>
              <table:table-cell office:value-type="float" office:value="112.5">
                <text:p>112.5</text:p>
              </table:table-cell>
              <table:table-cell office:value-type="float" office:value="113">
                <text:p>113</text:p>
              </table:table-cell>
              <table:table-cell office:value-type="float" office:value="113.5">
                <text:p>113.5</text:p>
              </table:table-cell>
              <table:table-cell office:value-type="float" office:value="114">
                <text:p>114</text:p>
              </table:table-cell>
              <table:table-cell office:value-type="float" office:value="114.5">
                <text:p>114.5</text:p>
              </table:table-cell>
              <table:table-cell office:value-type="float" office:value="115">
                <text:p>115</text:p>
              </table:table-cell>
              <table:table-cell office:value-type="float" office:value="115.5">
                <text:p>115.5</text:p>
              </table:table-cell>
              <table:table-cell office:value-type="float" office:value="116">
                <text:p>116</text:p>
              </table:table-cell>
              <table:table-cell office:value-type="float" office:value="116.5">
                <text:p>116.5</text:p>
              </table:table-cell>
              <table:table-cell office:value-type="float" office:value="117">
                <text:p>117</text:p>
              </table:table-cell>
              <table:table-cell office:value-type="float" office:value="117.5">
                <text:p>117.5</text:p>
              </table:table-cell>
              <table:table-cell office:value-type="float" office:value="118">
                <text:p>118</text:p>
              </table:table-cell>
              <table:table-cell office:value-type="float" office:value="118.5">
                <text:p>118.5</text:p>
              </table:table-cell>
              <table:table-cell office:value-type="float" office:value="119">
                <text:p>119</text:p>
              </table:table-cell>
              <table:table-cell office:value-type="float" office:value="119.5">
                <text:p>119.5</text:p>
              </table:table-cell>
              <table:table-cell office:value-type="float" office:value="120">
                <text:p>120</text:p>
              </table:table-cell>
              <table:table-cell office:value-type="float" office:value="120.5">
                <text:p>120.5</text:p>
              </table:table-cell>
              <table:table-cell office:value-type="float" office:value="121">
                <text:p>121</text:p>
              </table:table-cell>
              <table:table-cell office:value-type="float" office:value="121.5">
                <text:p>121.5</text:p>
              </table:table-cell>
              <table:table-cell office:value-type="float" office:value="122">
                <text:p>122</text:p>
              </table:table-cell>
              <table:table-cell office:value-type="float" office:value="122.5">
                <text:p>122.5</text:p>
              </table:table-cell>
              <table:table-cell office:value-type="float" office:value="123">
                <text:p>123</text:p>
              </table:table-cell>
              <table:table-cell office:value-type="float" office:value="123.5">
                <text:p>123.5</text:p>
              </table:table-cell>
              <table:table-cell office:value-type="float" office:value="124">
                <text:p>124</text:p>
              </table:table-cell>
              <table:table-cell office:value-type="float" office:value="124.5">
                <text:p>124.5</text:p>
              </table:table-cell>
              <table:table-cell office:value-type="float" office:value="125">
                <text:p>125</text:p>
              </table:table-cell>
              <table:table-cell office:value-type="float" office:value="125.5">
                <text:p>125.5</text:p>
              </table:table-cell>
              <table:table-cell office:value-type="float" office:value="126">
                <text:p>126</text:p>
              </table:table-cell>
              <table:table-cell office:value-type="float" office:value="126.5">
                <text:p>126.5</text:p>
              </table:table-cell>
              <table:table-cell office:value-type="float" office:value="127">
                <text:p>127</text:p>
              </table:table-cell>
              <table:table-cell office:value-type="float" office:value="127.5">
                <text:p>127.5</text:p>
              </table:table-cell>
              <table:table-cell office:value-type="float" office:value="128">
                <text:p>128</text:p>
              </table:table-cell>
              <table:table-cell office:value-type="float" office:value="128.5">
                <text:p>128.5</text:p>
              </table:table-cell>
              <table:table-cell office:value-type="float" office:value="129">
                <text:p>129</text:p>
              </table:table-cell>
              <table:table-cell office:value-type="float" office:value="129.5">
                <text:p>129.5</text:p>
              </table:table-cell>
              <table:table-cell office:value-type="float" office:value="130">
                <text:p>130</text:p>
              </table:table-cell>
              <table:table-cell office:value-type="float" office:value="130.5">
                <text:p>130.5</text:p>
              </table:table-cell>
              <table:table-cell office:value-type="float" office:value="131">
                <text:p>131</text:p>
              </table:table-cell>
              <table:table-cell office:value-type="float" office:value="131.5">
                <text:p>131.5</text:p>
              </table:table-cell>
              <table:table-cell office:value-type="float" office:value="132">
                <text:p>132</text:p>
              </table:table-cell>
              <table:table-cell office:value-type="float" office:value="132.5">
                <text:p>132.5</text:p>
              </table:table-cell>
              <table:table-cell office:value-type="float" office:value="133">
                <text:p>133</text:p>
              </table:table-cell>
              <table:table-cell office:value-type="float" office:value="133.5">
                <text:p>133.5</text:p>
              </table:table-cell>
              <table:table-cell office:value-type="float" office:value="134">
                <text:p>134</text:p>
              </table:table-cell>
              <table:table-cell office:value-type="float" office:value="134.5">
                <text:p>134.5</text:p>
              </table:table-cell>
              <table:table-cell office:value-type="float" office:value="135">
                <text:p>135</text:p>
              </table:table-cell>
              <table:table-cell office:value-type="float" office:value="135.5">
                <text:p>135.5</text:p>
              </table:table-cell>
              <table:table-cell office:value-type="float" office:value="136">
                <text:p>136</text:p>
              </table:table-cell>
              <table:table-cell office:value-type="float" office:value="136.5">
                <text:p>136.5</text:p>
              </table:table-cell>
              <table:table-cell office:value-type="float" office:value="137">
                <text:p>137</text:p>
              </table:table-cell>
              <table:table-cell office:value-type="float" office:value="137.5">
                <text:p>137.5</text:p>
              </table:table-cell>
              <table:table-cell office:value-type="float" office:value="138">
                <text:p>138</text:p>
              </table:table-cell>
              <table:table-cell office:value-type="float" office:value="138.5">
                <text:p>138.5</text:p>
              </table:table-cell>
              <table:table-cell office:value-type="float" office:value="139">
                <text:p>139</text:p>
              </table:table-cell>
              <table:table-cell office:value-type="float" office:value="139.5">
                <text:p>139.5</text:p>
              </table:table-cell>
              <table:table-cell office:value-type="float" office:value="140">
                <text:p>140</text:p>
              </table:table-cell>
              <table:table-cell office:value-type="float" office:value="140.5">
                <text:p>140.5</text:p>
              </table:table-cell>
              <table:table-cell office:value-type="float" office:value="141">
                <text:p>141</text:p>
              </table:table-cell>
              <table:table-cell office:value-type="float" office:value="141.5">
                <text:p>141.5</text:p>
              </table:table-cell>
              <table:table-cell office:value-type="float" office:value="142">
                <text:p>142</text:p>
              </table:table-cell>
              <table:table-cell office:value-type="float" office:value="142.5">
                <text:p>142.5</text:p>
              </table:table-cell>
              <table:table-cell office:value-type="float" office:value="143">
                <text:p>143</text:p>
              </table:table-cell>
              <table:table-cell office:value-type="float" office:value="143.5">
                <text:p>143.5</text:p>
              </table:table-cell>
              <table:table-cell office:value-type="float" office:value="144">
                <text:p>144</text:p>
              </table:table-cell>
              <table:table-cell office:value-type="float" office:value="144.5">
                <text:p>144.5</text:p>
              </table:table-cell>
              <table:table-cell office:value-type="float" office:value="145">
                <text:p>145</text:p>
              </table:table-cell>
              <table:table-cell office:value-type="float" office:value="145.5">
                <text:p>145.5</text:p>
              </table:table-cell>
              <table:table-cell office:value-type="float" office:value="146">
                <text:p>146</text:p>
              </table:table-cell>
              <table:table-cell office:value-type="float" office:value="146.5">
                <text:p>146.5</text:p>
              </table:table-cell>
              <table:table-cell office:value-type="float" office:value="147">
                <text:p>147</text:p>
              </table:table-cell>
              <table:table-cell office:value-type="float" office:value="147.5">
                <text:p>147.5</text:p>
              </table:table-cell>
              <table:table-cell office:value-type="float" office:value="148">
                <text:p>148</text:p>
              </table:table-cell>
              <table:table-cell office:value-type="float" office:value="148.5">
                <text:p>148.5</text:p>
              </table:table-cell>
              <table:table-cell office:value-type="float" office:value="149">
                <text:p>149</text:p>
              </table:table-cell>
              <table:table-cell office:value-type="float" office:value="149.5">
                <text:p>149.5</text:p>
              </table:table-cell>
              <table:table-cell office:value-type="float" office:value="150">
                <text:p>150</text:p>
              </table:table-cell>
              <table:table-cell office:value-type="float" office:value="150.5">
                <text:p>150.5</text:p>
              </table:table-cell>
              <table:table-cell office:value-type="float" office:value="151">
                <text:p>151</text:p>
              </table:table-cell>
              <table:table-cell office:value-type="float" office:value="151.5">
                <text:p>151.5</text:p>
              </table:table-cell>
              <table:table-cell office:value-type="float" office:value="152">
                <text:p>152</text:p>
              </table:table-cell>
              <table:table-cell office:value-type="float" office:value="152.5">
                <text:p>152.5</text:p>
              </table:table-cell>
              <table:table-cell office:value-type="float" office:value="153">
                <text:p>153</text:p>
              </table:table-cell>
              <table:table-cell office:value-type="float" office:value="153.5">
                <text:p>153.5</text:p>
              </table:table-cell>
              <table:table-cell office:value-type="float" office:value="154">
                <text:p>154</text:p>
              </table:table-cell>
              <table:table-cell office:value-type="float" office:value="154.5">
                <text:p>154.5</text:p>
              </table:table-cell>
              <table:table-cell office:value-type="float" office:value="155">
                <text:p>155</text:p>
              </table:table-cell>
              <table:table-cell office:value-type="float" office:value="155.5">
                <text:p>155.5</text:p>
              </table:table-cell>
              <table:table-cell office:value-type="float" office:value="156">
                <text:p>156</text:p>
              </table:table-cell>
              <table:table-cell office:value-type="float" office:value="156.5">
                <text:p>156.5</text:p>
              </table:table-cell>
              <table:table-cell office:value-type="float" office:value="157">
                <text:p>157</text:p>
              </table:table-cell>
            </table:table-row>
          </table:table-header-rows>
          <table:table-rows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256">
                <text:p>256</text:p>
                <draw:g>
                  <svg:desc>calibration.C64:calibration.LE64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94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86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82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74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44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4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16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